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94.76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5.3pt"/>
    </style:style>
    <style:style style:name="co12" style:family="table-column">
      <style:table-column-properties fo:break-before="auto" style:column-width="2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sm303" table:style-name="ta1">
        <table:shapes>
          <draw:frame draw:z-index="0" draw:style-name="gr1" draw:text-style-name="P1" svg:width="439.54pt" svg:height="397.93pt" svg:x="1168.41pt" svg:y="4.17pt">
            <draw:object draw:notify-on-update-of-ranges="lsm303.R1:lsm303.R1 lsm303.R2:lsm303.R295 lsm303.S1:lsm303.S1 lsm303.S2:lsm303.S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Q$3]*([.J2]+[.$Q$2])" office:value-type="float" office:value="23.1" calcext:value-type="float">
            <text:p>23.1</text:p>
          </table:table-cell>
          <table:table-cell table:formula="of:=[.$Q$5]*([.K2]+[.$Q$4])" office:value-type="float" office:value="-31.34250105" calcext:value-type="float">
            <text:p>-31.34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275067.124286" calcext:value-type="float">
            <text:p>162275067.124286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Q$3]*([.J3]+[.$Q$2])" office:value-type="float" office:value="23.1" calcext:value-type="float">
            <text:p>23.1</text:p>
          </table:table-cell>
          <table:table-cell table:formula="of:=[.$Q$5]*([.K3]+[.$Q$4])" office:value-type="float" office:value="-31.34250105" calcext:value-type="float">
            <text:p>-31.34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6" calcext:value-type="float">
            <text:p>-96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0.805725" calcext:value-type="float">
            <text:p>380.805725</text:p>
          </table:table-cell>
          <table:table-cell/>
          <table:table-cell office:value-type="string" calcext:value-type="string">
            <text:p>Y Offset</text:p>
          </table:table-cell>
          <table:table-cell office:value-type="float" office:value="-15" calcext:value-type="float">
            <text:p>-15</text:p>
          </table:table-cell>
          <table:table-cell table:formula="of:=[.$Q$3]*([.J4]+[.$Q$2])" office:value-type="float" office:value="23.1" calcext:value-type="float">
            <text:p>23.1</text:p>
          </table:table-cell>
          <table:table-cell table:formula="of:=[.$Q$5]*([.K4]+[.$Q$4])" office:value-type="float" office:value="-30.87000105" calcext:value-type="float">
            <text:p>-30.870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904806.362469" calcext:value-type="float">
            <text:p>164904806.362469</text:p>
          </table:table-cell>
          <table:table-cell office:value-type="float" office:value="382.954305" calcext:value-type="float">
            <text:p>382.954305</text:p>
          </table:table-cell>
          <table:table-cell/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Q$3]*([.J5]+[.$Q$2])" office:value-type="float" office:value="23.1" calcext:value-type="float">
            <text:p>23.1</text:p>
          </table:table-cell>
          <table:table-cell table:formula="of:=[.$Q$5]*([.K5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35642.487375" calcext:value-type="float">
            <text:p>164235642.487375</text:p>
          </table:table-cell>
          <table:table-cell office:value-type="float" office:value="382.954305" calcext:value-type="float">
            <text:p>382.954305</text:p>
          </table:table-cell>
          <table:table-cell table:number-columns-repeated="3"/>
          <table:table-cell table:formula="of:=[.$Q$3]*([.J6]+[.$Q$2])" office:value-type="float" office:value="23.1" calcext:value-type="float">
            <text:p>23.1</text:p>
          </table:table-cell>
          <table:table-cell table:formula="of:=[.$Q$5]*([.K6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5" calcext:value-type="float">
            <text:p>-9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211556.44047" calcext:value-type="float">
            <text:p>162211556.44047</text:p>
          </table:table-cell>
          <table:table-cell office:value-type="float" office:value="382.452611" calcext:value-type="float">
            <text:p>382.452611</text:p>
          </table:table-cell>
          <table:table-cell table:number-columns-repeated="3"/>
          <table:table-cell table:formula="of:=[.$Q$3]*([.J7]+[.$Q$2])" office:value-type="float" office:value="23.1" calcext:value-type="float">
            <text:p>23.1</text:p>
          </table:table-cell>
          <table:table-cell table:formula="of:=[.$Q$5]*([.K7]+[.$Q$4])" office:value-type="float" office:value="-30.71250105" calcext:value-type="float">
            <text:p>-30.71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-95" calcext:value-type="float">
            <text:p>-95</text:p>
          </table:table-cell>
          <table:table-cell office:value-type="float" office:value="-362" calcext:value-type="float">
            <text:p>-36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0.65" calcext:value-type="float">
            <text:p>10.6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4131042.123937" calcext:value-type="float">
            <text:p>164131042.123937</text:p>
          </table:table-cell>
          <table:table-cell office:value-type="float" office:value="380.933065" calcext:value-type="float">
            <text:p>380.933065</text:p>
          </table:table-cell>
          <table:table-cell table:number-columns-repeated="3"/>
          <table:table-cell table:formula="of:=[.$Q$3]*([.J8]+[.$Q$2])" office:value-type="float" office:value="22.65" calcext:value-type="float">
            <text:p>22.65</text:p>
          </table:table-cell>
          <table:table-cell table:formula="of:=[.$Q$5]*([.K8]+[.$Q$4])" office:value-type="float" office:value="-30.71250105" calcext:value-type="float">
            <text:p>-30.71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73" calcext:value-type="float">
            <text:p>73</text:p>
          </table:table-cell>
          <table:table-cell office:value-type="float" office:value="-96" calcext:value-type="float">
            <text:p>-96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0.95" calcext:value-type="float">
            <text:p>10.9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948346.175917" calcext:value-type="float">
            <text:p>162948346.175917</text:p>
          </table:table-cell>
          <table:table-cell office:value-type="float" office:value="382.510131" calcext:value-type="float">
            <text:p>382.510131</text:p>
          </table:table-cell>
          <table:table-cell table:number-columns-repeated="3"/>
          <table:table-cell table:formula="of:=[.$Q$3]*([.J9]+[.$Q$2])" office:value-type="float" office:value="22.95" calcext:value-type="float">
            <text:p>22.95</text:p>
          </table:table-cell>
          <table:table-cell table:formula="of:=[.$Q$5]*([.K9]+[.$Q$4])" office:value-type="float" office:value="-30.87000105" calcext:value-type="float">
            <text:p>-30.87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4" calcext:value-type="float">
            <text:p>44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-97" calcext:value-type="float">
            <text:p>-97</text:p>
          </table:table-cell>
          <table:table-cell office:value-type="float" office:value="-365" calcext:value-type="float">
            <text:p>-36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4" calcext:value-type="float">
            <text:p>11.4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195674.881751" calcext:value-type="float">
            <text:p>162195674.881751</text:p>
          </table:table-cell>
          <table:table-cell office:value-type="float" office:value="385.240185" calcext:value-type="float">
            <text:p>385.240185</text:p>
          </table:table-cell>
          <table:table-cell table:number-columns-repeated="3"/>
          <table:table-cell table:formula="of:=[.$Q$3]*([.J10]+[.$Q$2])" office:value-type="float" office:value="23.4" calcext:value-type="float">
            <text:p>23.4</text:p>
          </table:table-cell>
          <table:table-cell table:formula="of:=[.$Q$5]*([.K10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8" calcext:value-type="float">
            <text:p>1008</text:p>
          </table:table-cell>
          <table:table-cell office:value-type="float" office:value="77" calcext:value-type="float">
            <text:p>77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1.55" calcext:value-type="float">
            <text:p>11.55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5558315.760589" calcext:value-type="float">
            <text:p>165558315.760589</text:p>
          </table:table-cell>
          <table:table-cell office:value-type="float" office:value="383.545304" calcext:value-type="float">
            <text:p>383.545304</text:p>
          </table:table-cell>
          <table:table-cell table:number-columns-repeated="3"/>
          <table:table-cell table:formula="of:=[.$Q$3]*([.J11]+[.$Q$2])" office:value-type="float" office:value="23.55" calcext:value-type="float">
            <text:p>23.55</text:p>
          </table:table-cell>
          <table:table-cell table:formula="of:=[.$Q$5]*([.K11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8" calcext:value-type="float">
            <text:p>48</text:p>
          </table:table-cell>
          <table:table-cell office:value-type="float" office:value="988" calcext:value-type="float">
            <text:p>988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85" calcext:value-type="float">
            <text:p>11.8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333263.405621" calcext:value-type="float">
            <text:p>162333263.405621</text:p>
          </table:table-cell>
          <table:table-cell office:value-type="float" office:value="381.558646" calcext:value-type="float">
            <text:p>381.558646</text:p>
          </table:table-cell>
          <table:table-cell table:number-columns-repeated="3"/>
          <table:table-cell table:formula="of:=[.$Q$3]*([.J12]+[.$Q$2])" office:value-type="float" office:value="23.85" calcext:value-type="float">
            <text:p>23.85</text:p>
          </table:table-cell>
          <table:table-cell table:formula="of:=[.$Q$5]*([.K12]+[.$Q$4])" office:value-type="float" office:value="-30.71250105" calcext:value-type="float">
            <text:p>-30.71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2.3" calcext:value-type="float">
            <text:p>12.3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968092.024613" calcext:value-type="float">
            <text:p>160968092.024613</text:p>
          </table:table-cell>
          <table:table-cell office:value-type="float" office:value="382.180586" calcext:value-type="float">
            <text:p>382.180586</text:p>
          </table:table-cell>
          <table:table-cell table:number-columns-repeated="3"/>
          <table:table-cell table:formula="of:=[.$Q$3]*([.J13]+[.$Q$2])" office:value-type="float" office:value="24.3" calcext:value-type="float">
            <text:p>24.3</text:p>
          </table:table-cell>
          <table:table-cell table:formula="of:=[.$Q$5]*([.K13]+[.$Q$4])" office:value-type="float" office:value="-29.45250105" calcext:value-type="float">
            <text:p>-29.4525010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94" calcext:value-type="float">
            <text:p>94</text:p>
          </table:table-cell>
          <table:table-cell office:value-type="float" office:value="-84" calcext:value-type="float">
            <text:p>-84</text:p>
          </table:table-cell>
          <table:table-cell office:value-type="float" office:value="-360" calcext:value-type="float">
            <text:p>-360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4.100001" calcext:value-type="float">
            <text:p>14.100001</text:p>
          </table:table-cell>
          <table:table-cell office:value-type="float" office:value="-12.600001" calcext:value-type="float">
            <text:p>-12.60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08207.82401" calcext:value-type="float">
            <text:p>161908207.82401</text:p>
          </table:table-cell>
          <table:table-cell office:value-type="float" office:value="381.434136" calcext:value-type="float">
            <text:p>381.434136</text:p>
          </table:table-cell>
          <table:table-cell table:number-columns-repeated="3"/>
          <table:table-cell table:formula="of:=[.$Q$3]*([.J14]+[.$Q$2])" office:value-type="float" office:value="26.100001" calcext:value-type="float">
            <text:p>26.100001</text:p>
          </table:table-cell>
          <table:table-cell table:formula="of:=[.$Q$5]*([.K14]+[.$Q$4])" office:value-type="float" office:value="-28.98000105" calcext:value-type="float">
            <text:p>-28.98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103" calcext:value-type="float">
            <text:p>103</text:p>
          </table:table-cell>
          <table:table-cell office:value-type="float" office:value="-75" calcext:value-type="float">
            <text:p>-75</text:p>
          </table:table-cell>
          <table:table-cell office:value-type="float" office:value="-356" calcext:value-type="float">
            <text:p>-356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55602865.321684" calcext:value-type="float">
            <text:p>155602865.321684</text:p>
          </table:table-cell>
          <table:table-cell office:value-type="float" office:value="378.11374" calcext:value-type="float">
            <text:p>378.11374</text:p>
          </table:table-cell>
          <table:table-cell table:number-columns-repeated="3"/>
          <table:table-cell table:formula="of:=[.$Q$3]*([.J15]+[.$Q$2])" office:value-type="float" office:value="27.450001" calcext:value-type="float">
            <text:p>27.450001</text:p>
          </table:table-cell>
          <table:table-cell table:formula="of:=[.$Q$5]*([.K15]+[.$Q$4])" office:value-type="float" office:value="-27.5625" calcext:value-type="float">
            <text:p>-27.562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14" calcext:value-type="float">
            <text:p>114</text:p>
          </table:table-cell>
          <table:table-cell office:value-type="float" office:value="-66" calcext:value-type="float">
            <text:p>-66</text:p>
          </table:table-cell>
          <table:table-cell office:value-type="float" office:value="-356" calcext:value-type="float">
            <text:p>-35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7.100001" calcext:value-type="float">
            <text:p>17.1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3536160.970182" calcext:value-type="float">
            <text:p>163536160.970182</text:p>
          </table:table-cell>
          <table:table-cell office:value-type="float" office:value="379.589252" calcext:value-type="float">
            <text:p>379.589252</text:p>
          </table:table-cell>
          <table:table-cell table:number-columns-repeated="3"/>
          <table:table-cell table:formula="of:=[.$Q$3]*([.J16]+[.$Q$2])" office:value-type="float" office:value="29.100001" calcext:value-type="float">
            <text:p>29.100001</text:p>
          </table:table-cell>
          <table:table-cell table:formula="of:=[.$Q$5]*([.K16]+[.$Q$4])" office:value-type="float" office:value="-26.145" calcext:value-type="float">
            <text:p>-26.14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office:value-type="float" office:value="123" calcext:value-type="float">
            <text:p>123</text:p>
          </table:table-cell>
          <table:table-cell office:value-type="float" office:value="-53" calcext:value-type="float">
            <text:p>-53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7.95" calcext:value-type="float">
            <text:p>-7.9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70991566.88244" calcext:value-type="float">
            <text:p>170991566.88244</text:p>
          </table:table-cell>
          <table:table-cell office:value-type="float" office:value="377.55397" calcext:value-type="float">
            <text:p>377.55397</text:p>
          </table:table-cell>
          <table:table-cell table:number-columns-repeated="3"/>
          <table:table-cell table:formula="of:=[.$Q$3]*([.J17]+[.$Q$2])" office:value-type="float" office:value="30.450001" calcext:value-type="float">
            <text:p>30.450001</text:p>
          </table:table-cell>
          <table:table-cell table:formula="of:=[.$Q$5]*([.K17]+[.$Q$4])" office:value-type="float" office:value="-24.0975" calcext:value-type="float">
            <text:p>-24.0975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-46" calcext:value-type="float">
            <text:p>-46</text:p>
          </table:table-cell>
          <table:table-cell office:value-type="float" office:value="-351" calcext:value-type="float">
            <text:p>-351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6.9" calcext:value-type="float">
            <text:p>-6.9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5454553.876358" calcext:value-type="float">
            <text:p>165454553.876358</text:p>
          </table:table-cell>
          <table:table-cell office:value-type="float" office:value="378.514201" calcext:value-type="float">
            <text:p>378.514201</text:p>
          </table:table-cell>
          <table:table-cell table:number-columns-repeated="3"/>
          <table:table-cell table:formula="of:=[.$Q$3]*([.J18]+[.$Q$2])" office:value-type="float" office:value="32.100001" calcext:value-type="float">
            <text:p>32.100001</text:p>
          </table:table-cell>
          <table:table-cell table:formula="of:=[.$Q$5]*([.K18]+[.$Q$4])" office:value-type="float" office:value="-22.995" calcext:value-type="float">
            <text:p>-22.99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8" calcext:value-type="float">
            <text:p>48</text:p>
          </table:table-cell>
          <table:table-cell office:value-type="float" office:value="1028" calcext:value-type="float">
            <text:p>1028</text:p>
          </table:table-cell>
          <table:table-cell office:value-type="float" office:value="145" calcext:value-type="float">
            <text:p>145</text:p>
          </table:table-cell>
          <table:table-cell office:value-type="float" office:value="-35" calcext:value-type="float">
            <text:p>-35</text:p>
          </table:table-cell>
          <table:table-cell office:value-type="float" office:value="-343" calcext:value-type="float">
            <text:p>-34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5.25" calcext:value-type="float">
            <text:p>-5.2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8992523.728633" calcext:value-type="float">
            <text:p>168992523.728633</text:p>
          </table:table-cell>
          <table:table-cell office:value-type="float" office:value="374.030747" calcext:value-type="float">
            <text:p>374.030747</text:p>
          </table:table-cell>
          <table:table-cell table:number-columns-repeated="3"/>
          <table:table-cell table:formula="of:=[.$Q$3]*([.J19]+[.$Q$2])" office:value-type="float" office:value="33.750001" calcext:value-type="float">
            <text:p>33.750001</text:p>
          </table:table-cell>
          <table:table-cell table:formula="of:=[.$Q$5]*([.K19]+[.$Q$4])" office:value-type="float" office:value="-21.2625" calcext:value-type="float">
            <text:p>-21.26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155" calcext:value-type="float">
            <text:p>155</text:p>
          </table:table-cell>
          <table:table-cell office:value-type="float" office:value="-7" calcext:value-type="float">
            <text:p>-7</text:p>
          </table:table-cell>
          <table:table-cell office:value-type="float" office:value="-345" calcext:value-type="float">
            <text:p>-345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5645168.279967" calcext:value-type="float">
            <text:p>165645168.279967</text:p>
          </table:table-cell>
          <table:table-cell office:value-type="float" office:value="378.284285" calcext:value-type="float">
            <text:p>378.284285</text:p>
          </table:table-cell>
          <table:table-cell table:number-columns-repeated="3"/>
          <table:table-cell table:formula="of:=[.$Q$3]*([.J20]+[.$Q$2])" office:value-type="float" office:value="35.250001" calcext:value-type="float">
            <text:p>35.250001</text:p>
          </table:table-cell>
          <table:table-cell table:formula="of:=[.$Q$5]*([.K20]+[.$Q$4])" office:value-type="float" office:value="-16.8525" calcext:value-type="float">
            <text:p>-16.852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-351" calcext:value-type="float">
            <text:p>-351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4.35" calcext:value-type="float">
            <text:p>4.3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058971.395437" calcext:value-type="float">
            <text:p>163058971.395437</text:p>
          </table:table-cell>
          <table:table-cell office:value-type="float" office:value="387.667383" calcext:value-type="float">
            <text:p>387.667383</text:p>
          </table:table-cell>
          <table:table-cell table:number-columns-repeated="3"/>
          <table:table-cell table:formula="of:=[.$Q$3]*([.J21]+[.$Q$2])" office:value-type="float" office:value="36.300001" calcext:value-type="float">
            <text:p>36.300001</text:p>
          </table:table-cell>
          <table:table-cell table:formula="of:=[.$Q$5]*([.K21]+[.$Q$4])" office:value-type="float" office:value="-11.1825" calcext:value-type="float">
            <text:p>-11.18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9" calcext:value-type="float">
            <text:p>9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678468.919334" calcext:value-type="float">
            <text:p>168678468.919334</text:p>
          </table:table-cell>
          <table:table-cell office:value-type="float" office:value="398.615103" calcext:value-type="float">
            <text:p>398.615103</text:p>
          </table:table-cell>
          <table:table-cell table:number-columns-repeated="3"/>
          <table:table-cell table:formula="of:=[.$Q$3]*([.J22]+[.$Q$2])" office:value-type="float" office:value="37.950001" calcext:value-type="float">
            <text:p>37.950001</text:p>
          </table:table-cell>
          <table:table-cell table:formula="of:=[.$Q$5]*([.K22]+[.$Q$4])" office:value-type="float" office:value="-5.355" calcext:value-type="float">
            <text:p>-5.35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828" calcext:value-type="float">
            <text:p>82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-362" calcext:value-type="float">
            <text:p>-362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0345237.608447" calcext:value-type="float">
            <text:p>20345237.608447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35751981.879358" calcext:value-type="float">
            <text:p>135751981.879358</text:p>
          </table:table-cell>
          <table:table-cell office:value-type="float" office:value="413.169457" calcext:value-type="float">
            <text:p>413.169457</text:p>
          </table:table-cell>
          <table:table-cell table:number-columns-repeated="3"/>
          <table:table-cell table:formula="of:=[.$Q$3]*([.J23]+[.$Q$2])" office:value-type="float" office:value="36.600001" calcext:value-type="float">
            <text:p>36.600001</text:p>
          </table:table-cell>
          <table:table-cell table:formula="of:=[.$Q$5]*([.K23]+[.$Q$4])" office:value-type="float" office:value="2.04750105" calcext:value-type="float">
            <text:p>2.0475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-363" calcext:value-type="float">
            <text:p>-36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67009.575249" calcext:value-type="float">
            <text:p>164267009.575249</text:p>
          </table:table-cell>
          <table:table-cell office:value-type="float" office:value="421.441574" calcext:value-type="float">
            <text:p>421.441574</text:p>
          </table:table-cell>
          <table:table-cell table:number-columns-repeated="3"/>
          <table:table-cell table:formula="of:=[.$Q$3]*([.J24]+[.$Q$2])" office:value-type="float" office:value="36.300001" calcext:value-type="float">
            <text:p>36.300001</text:p>
          </table:table-cell>
          <table:table-cell table:formula="of:=[.$Q$5]*([.K24]+[.$Q$4])" office:value-type="float" office:value="6.30000105" calcext:value-type="float">
            <text:p>6.300001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864" calcext:value-type="float">
            <text:p>86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-366" calcext:value-type="float">
            <text:p>-366</text:p>
          </table:table-cell>
          <table:table-cell office:value-type="float" office:value="6978318.277293" calcext:value-type="float">
            <text:p>6978318.277293</text:p>
          </table:table-cell>
          <table:table-cell office:value-type="float" office:value="14546353.77802" calcext:value-type="float">
            <text:p>14546353.77802</text:p>
          </table:table-cell>
          <table:table-cell office:value-type="float" office:value="21229812.843597" calcext:value-type="float">
            <text:p>21229812.843597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77763667.21435" calcext:value-type="float">
            <text:p>177763667.21435</text:p>
          </table:table-cell>
          <table:table-cell office:value-type="float" office:value="428.119142" calcext:value-type="float">
            <text:p>428.119142</text:p>
          </table:table-cell>
          <table:table-cell table:number-columns-repeated="3"/>
          <table:table-cell table:formula="of:=[.$Q$3]*([.J25]+[.$Q$2])" office:value-type="float" office:value="34.950001" calcext:value-type="float">
            <text:p>34.950001</text:p>
          </table:table-cell>
          <table:table-cell table:formula="of:=[.$Q$5]*([.K25]+[.$Q$4])" office:value-type="float" office:value="9.60750105" calcext:value-type="float">
            <text:p>9.607501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-371" calcext:value-type="float">
            <text:p>-37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854838.339142" calcext:value-type="float">
            <text:p>163854838.339142</text:p>
          </table:table-cell>
          <table:table-cell office:value-type="float" office:value="436.780265" calcext:value-type="float">
            <text:p>436.780265</text:p>
          </table:table-cell>
          <table:table-cell table:number-columns-repeated="3"/>
          <table:table-cell table:formula="of:=[.$Q$3]*([.J26]+[.$Q$2])" office:value-type="float" office:value="33.600001" calcext:value-type="float">
            <text:p>33.600001</text:p>
          </table:table-cell>
          <table:table-cell table:formula="of:=[.$Q$5]*([.K26]+[.$Q$4])" office:value-type="float" office:value="12.60000105" calcext:value-type="float">
            <text:p>12.60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27" calcext:value-type="float">
            <text:p>127</text:p>
          </table:table-cell>
          <table:table-cell office:value-type="float" office:value="208" calcext:value-type="float">
            <text:p>208</text:p>
          </table:table-cell>
          <table:table-cell office:value-type="float" office:value="-378" calcext:value-type="float">
            <text:p>-378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449.752154" calcext:value-type="float">
            <text:p>449.752154</text:p>
          </table:table-cell>
          <table:table-cell table:number-columns-repeated="3"/>
          <table:table-cell table:formula="of:=[.$Q$3]*([.J27]+[.$Q$2])" office:value-type="float" office:value="31.050001" calcext:value-type="float">
            <text:p>31.050001</text:p>
          </table:table-cell>
          <table:table-cell table:formula="of:=[.$Q$5]*([.K27]+[.$Q$4])" office:value-type="float" office:value="17.01000105" calcext:value-type="float">
            <text:p>17.01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-380" calcext:value-type="float">
            <text:p>-38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62986546.703591" calcext:value-type="float">
            <text:p>162986546.703591</text:p>
          </table:table-cell>
          <table:table-cell office:value-type="float" office:value="456.824912" calcext:value-type="float">
            <text:p>456.824912</text:p>
          </table:table-cell>
          <table:table-cell table:number-columns-repeated="3"/>
          <table:table-cell table:formula="of:=[.$Q$3]*([.J28]+[.$Q$2])" office:value-type="float" office:value="27.000001" calcext:value-type="float">
            <text:p>27.000001</text:p>
          </table:table-cell>
          <table:table-cell table:formula="of:=[.$Q$5]*([.K28]+[.$Q$4])" office:value-type="float" office:value="20.94750105" calcext:value-type="float">
            <text:p>20.947501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float" office:value="1024" calcext:value-type="float">
            <text:p>1024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-381" calcext:value-type="float">
            <text:p>-38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5700597.826521" calcext:value-type="float">
            <text:p>5700597.826521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0.8" calcext:value-type="float">
            <text:p>10.8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72273595.842285" calcext:value-type="float">
            <text:p>172273595.842285</text:p>
          </table:table-cell>
          <table:table-cell office:value-type="float" office:value="468.523212" calcext:value-type="float">
            <text:p>468.523212</text:p>
          </table:table-cell>
          <table:table-cell table:number-columns-repeated="3"/>
          <table:table-cell table:formula="of:=[.$Q$3]*([.J29]+[.$Q$2])" office:value-type="float" office:value="22.8" calcext:value-type="float">
            <text:p>22.8</text:p>
          </table:table-cell>
          <table:table-cell table:formula="of:=[.$Q$5]*([.K29]+[.$Q$4])" office:value-type="float" office:value="25.6725021" calcext:value-type="float">
            <text:p>25.67250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-383" calcext:value-type="float">
            <text:p>-3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8" calcext:value-type="float">
            <text:p>7.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1734424.548783" calcext:value-type="float">
            <text:p>161734424.548783</text:p>
          </table:table-cell>
          <table:table-cell office:value-type="float" office:value="477.863997" calcext:value-type="float">
            <text:p>477.863997</text:p>
          </table:table-cell>
          <table:table-cell table:number-columns-repeated="3"/>
          <table:table-cell table:formula="of:=[.$Q$3]*([.J30]+[.$Q$2])" office:value-type="float" office:value="19.8" calcext:value-type="float">
            <text:p>19.8</text:p>
          </table:table-cell>
          <table:table-cell table:formula="of:=[.$Q$5]*([.K30]+[.$Q$4])" office:value-type="float" office:value="28.5075021" calcext:value-type="float">
            <text:p>28.5075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-385" calcext:value-type="float">
            <text:p>-38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4.05" calcext:value-type="float">
            <text:p>4.0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5963660.509311" calcext:value-type="float">
            <text:p>165963660.509311</text:p>
          </table:table-cell>
          <table:table-cell office:value-type="float" office:value="486.384621" calcext:value-type="float">
            <text:p>486.384621</text:p>
          </table:table-cell>
          <table:table-cell table:number-columns-repeated="3"/>
          <table:table-cell table:formula="of:=[.$Q$3]*([.J31]+[.$Q$2])" office:value-type="float" office:value="16.05" calcext:value-type="float">
            <text:p>16.05</text:p>
          </table:table-cell>
          <table:table-cell table:formula="of:=[.$Q$5]*([.K31]+[.$Q$4])" office:value-type="float" office:value="30.8700021" calcext:value-type="float">
            <text:p>30.870002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-382" calcext:value-type="float">
            <text:p>-382</text:p>
          </table:table-cell>
          <table:table-cell table:number-columns-repeated="2"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0.15" calcext:value-type="float">
            <text:p>0.15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64489013.024106" calcext:value-type="float">
            <text:p>164489013.024106</text:p>
          </table:table-cell>
          <table:table-cell office:value-type="float" office:value="487.579737" calcext:value-type="float">
            <text:p>487.579737</text:p>
          </table:table-cell>
          <table:table-cell table:number-columns-repeated="3"/>
          <table:table-cell table:formula="of:=[.$Q$3]*([.J32]+[.$Q$2])" office:value-type="float" office:value="12.15" calcext:value-type="float">
            <text:p>12.15</text:p>
          </table:table-cell>
          <table:table-cell table:formula="of:=[.$Q$5]*([.K32]+[.$Q$4])" office:value-type="float" office:value="31.9725021" calcext:value-type="float">
            <text:p>31.9725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office:value-type="float" office:value="-380" calcext:value-type="float">
            <text:p>-380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.45" calcext:value-type="float">
            <text:p>-3.4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7346577.549502" calcext:value-type="float">
            <text:p>157346577.549502</text:p>
          </table:table-cell>
          <table:table-cell office:value-type="float" office:value="492.212353" calcext:value-type="float">
            <text:p>492.212353</text:p>
          </table:table-cell>
          <table:table-cell table:number-columns-repeated="3"/>
          <table:table-cell table:formula="of:=[.$Q$3]*([.J33]+[.$Q$2])" office:value-type="float" office:value="8.55" calcext:value-type="float">
            <text:p>8.55</text:p>
          </table:table-cell>
          <table:table-cell table:formula="of:=[.$Q$5]*([.K33]+[.$Q$4])" office:value-type="float" office:value="33.3900021" calcext:value-type="float">
            <text:p>33.390002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2" calcext:value-type="float">
            <text:p>52</text:p>
          </table:table-cell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318" calcext:value-type="float">
            <text:p>318</text:p>
          </table:table-cell>
          <table:table-cell office:value-type="float" office:value="-380" calcext:value-type="float">
            <text:p>-380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5.7" calcext:value-type="float">
            <text:p>-5.7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73792139.215173" calcext:value-type="float">
            <text:p>173792139.215173</text:p>
          </table:table-cell>
          <table:table-cell office:value-type="float" office:value="496.958751" calcext:value-type="float">
            <text:p>496.958751</text:p>
          </table:table-cell>
          <table:table-cell table:number-columns-repeated="3"/>
          <table:table-cell table:formula="of:=[.$Q$3]*([.J34]+[.$Q$2])" office:value-type="float" office:value="6.3" calcext:value-type="float">
            <text:p>6.3</text:p>
          </table:table-cell>
          <table:table-cell table:formula="of:=[.$Q$5]*([.K34]+[.$Q$4])" office:value-type="float" office:value="34.3350021" calcext:value-type="float">
            <text:p>34.3350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1040" calcext:value-type="float">
            <text:p>1040</text:p>
          </table:table-cell>
          <table:table-cell office:value-type="float" office:value="-62" calcext:value-type="float">
            <text:p>-62</text:p>
          </table:table-cell>
          <table:table-cell office:value-type="float" office:value="321" calcext:value-type="float">
            <text:p>321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-9.3" calcext:value-type="float">
            <text:p>-9.3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70735264.038476" calcext:value-type="float">
            <text:p>170735264.038476</text:p>
          </table:table-cell>
          <table:table-cell office:value-type="float" office:value="497.503769" calcext:value-type="float">
            <text:p>497.503769</text:p>
          </table:table-cell>
          <table:table-cell table:number-columns-repeated="3"/>
          <table:table-cell table:formula="of:=[.$Q$3]*([.J35]+[.$Q$2])" office:value-type="float" office:value="2.7" calcext:value-type="float">
            <text:p>2.7</text:p>
          </table:table-cell>
          <table:table-cell table:formula="of:=[.$Q$5]*([.K35]+[.$Q$4])" office:value-type="float" office:value="34.8075021" calcext:value-type="float">
            <text:p>34.80750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88" calcext:value-type="float">
            <text:p>-88</text:p>
          </table:table-cell>
          <table:table-cell office:value-type="float" office:value="325" calcext:value-type="float">
            <text:p>325</text:p>
          </table:table-cell>
          <table:table-cell office:value-type="float" office:value="-371" calcext:value-type="float">
            <text:p>-371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0536754.431221" calcext:value-type="float">
            <text:p>160536754.431221</text:p>
          </table:table-cell>
          <table:table-cell office:value-type="float" office:value="501.008982" calcext:value-type="float">
            <text:p>501.008982</text:p>
          </table:table-cell>
          <table:table-cell table:number-columns-repeated="3"/>
          <table:table-cell table:formula="of:=[.$Q$3]*([.J36]+[.$Q$2])" office:value-type="float" office:value="-1.200001" calcext:value-type="float">
            <text:p>-1.200001</text:p>
          </table:table-cell>
          <table:table-cell table:formula="of:=[.$Q$5]*([.K36]+[.$Q$4])" office:value-type="float" office:value="35.4375021" calcext:value-type="float">
            <text:p>35.43750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-129" calcext:value-type="float">
            <text:p>-129</text:p>
          </table:table-cell>
          <table:table-cell office:value-type="float" office:value="324" calcext:value-type="float">
            <text:p>324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1622959.259219" calcext:value-type="float">
            <text:p>21622959.259219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44307848.069092" calcext:value-type="float">
            <text:p>144307848.069092</text:p>
          </table:table-cell>
          <table:table-cell office:value-type="float" office:value="506.266728" calcext:value-type="float">
            <text:p>506.266728</text:p>
          </table:table-cell>
          <table:table-cell table:number-columns-repeated="3"/>
          <table:table-cell table:formula="of:=[.$Q$3]*([.J37]+[.$Q$2])" office:value-type="float" office:value="-7.350001" calcext:value-type="float">
            <text:p>-7.350001</text:p>
          </table:table-cell>
          <table:table-cell table:formula="of:=[.$Q$5]*([.K37]+[.$Q$4])" office:value-type="float" office:value="35.2800021" calcext:value-type="float">
            <text:p>35.280002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-154" calcext:value-type="float">
            <text:p>-154</text:p>
          </table:table-cell>
          <table:table-cell office:value-type="float" office:value="317" calcext:value-type="float">
            <text:p>317</text:p>
          </table:table-cell>
          <table:table-cell office:value-type="float" office:value="-365" calcext:value-type="float">
            <text:p>-365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3.100001" calcext:value-type="float">
            <text:p>-23.10000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1547166.55942" calcext:value-type="float">
            <text:p>161547166.55942</text:p>
          </table:table-cell>
          <table:table-cell office:value-type="float" office:value="507.375601" calcext:value-type="float">
            <text:p>507.375601</text:p>
          </table:table-cell>
          <table:table-cell table:number-columns-repeated="3"/>
          <table:table-cell table:formula="of:=[.$Q$3]*([.J38]+[.$Q$2])" office:value-type="float" office:value="-11.100001" calcext:value-type="float">
            <text:p>-11.100001</text:p>
          </table:table-cell>
          <table:table-cell table:formula="of:=[.$Q$5]*([.K38]+[.$Q$4])" office:value-type="float" office:value="34.1775021" calcext:value-type="float">
            <text:p>34.177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-176" calcext:value-type="float">
            <text:p>-176</text:p>
          </table:table-cell>
          <table:table-cell office:value-type="float" office:value="312" calcext:value-type="float">
            <text:p>312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9661174.383624" calcext:value-type="float">
            <text:p>159661174.383624</text:p>
          </table:table-cell>
          <table:table-cell office:value-type="float" office:value="509.27792" calcext:value-type="float">
            <text:p>509.27792</text:p>
          </table:table-cell>
          <table:table-cell table:number-columns-repeated="3"/>
          <table:table-cell table:formula="of:=[.$Q$3]*([.J39]+[.$Q$2])" office:value-type="float" office:value="-14.400001" calcext:value-type="float">
            <text:p>-14.400001</text:p>
          </table:table-cell>
          <table:table-cell table:formula="of:=[.$Q$5]*([.K39]+[.$Q$4])" office:value-type="float" office:value="33.3900021" calcext:value-type="float">
            <text:p>33.3900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20" calcext:value-type="float">
            <text:p>920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-364" calcext:value-type="float">
            <text:p>-36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29.850001" calcext:value-type="float">
            <text:p>-29.850001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11.9541" calcext:value-type="float">
            <text:p>511.9541</text:p>
          </table:table-cell>
          <table:table-cell table:number-columns-repeated="3"/>
          <table:table-cell table:formula="of:=[.$Q$3]*([.J40]+[.$Q$2])" office:value-type="float" office:value="-17.850001" calcext:value-type="float">
            <text:p>-17.850001</text:p>
          </table:table-cell>
          <table:table-cell table:formula="of:=[.$Q$5]*([.K40]+[.$Q$4])" office:value-type="float" office:value="31.5000021" calcext:value-type="float">
            <text:p>31.50000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float" office:value="940" calcext:value-type="float">
            <text:p>940</text:p>
          </table:table-cell>
          <table:table-cell office:value-type="float" office:value="-224" calcext:value-type="float">
            <text:p>-224</text:p>
          </table:table-cell>
          <table:table-cell office:value-type="float" office:value="289" calcext:value-type="float">
            <text:p>289</text:p>
          </table:table-cell>
          <table:table-cell office:value-type="float" office:value="-363" calcext:value-type="float">
            <text:p>-363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097250.517802" calcext:value-type="float">
            <text:p>23097250.517802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54218484.018677" calcext:value-type="float">
            <text:p>154218484.018677</text:p>
          </table:table-cell>
          <table:table-cell office:value-type="float" office:value="515.233927" calcext:value-type="float">
            <text:p>515.233927</text:p>
          </table:table-cell>
          <table:table-cell table:number-columns-repeated="3"/>
          <table:table-cell table:formula="of:=[.$Q$3]*([.J41]+[.$Q$2])" office:value-type="float" office:value="-21.600001" calcext:value-type="float">
            <text:p>-21.600001</text:p>
          </table:table-cell>
          <table:table-cell table:formula="of:=[.$Q$5]*([.K41]+[.$Q$4])" office:value-type="float" office:value="29.7675021" calcext:value-type="float">
            <text:p>29.7675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-249" calcext:value-type="float">
            <text:p>-249</text:p>
          </table:table-cell>
          <table:table-cell office:value-type="float" office:value="275" calcext:value-type="float">
            <text:p>275</text:p>
          </table:table-cell>
          <table:table-cell office:value-type="float" office:value="-362" calcext:value-type="float">
            <text:p>-362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1295820.087145" calcext:value-type="float">
            <text:p>161295820.087145</text:p>
          </table:table-cell>
          <table:table-cell office:value-type="float" office:value="518.333869" calcext:value-type="float">
            <text:p>518.333869</text:p>
          </table:table-cell>
          <table:table-cell table:number-columns-repeated="3"/>
          <table:table-cell table:formula="of:=[.$Q$3]*([.J42]+[.$Q$2])" office:value-type="float" office:value="-25.350001" calcext:value-type="float">
            <text:p>-25.350001</text:p>
          </table:table-cell>
          <table:table-cell table:formula="of:=[.$Q$5]*([.K42]+[.$Q$4])" office:value-type="float" office:value="27.5625021" calcext:value-type="float">
            <text:p>27.5625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-263" calcext:value-type="float">
            <text:p>-263</text:p>
          </table:table-cell>
          <table:table-cell office:value-type="float" office:value="259" calcext:value-type="float">
            <text:p>259</text:p>
          </table:table-cell>
          <table:table-cell office:value-type="float" office:value="-363" calcext:value-type="float">
            <text:p>-363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567507.188546" calcext:value-type="float">
            <text:p>160567507.188546</text:p>
          </table:table-cell>
          <table:table-cell office:value-type="float" office:value="517.705515" calcext:value-type="float">
            <text:p>517.705515</text:p>
          </table:table-cell>
          <table:table-cell table:number-columns-repeated="3"/>
          <table:table-cell table:formula="of:=[.$Q$3]*([.J43]+[.$Q$2])" office:value-type="float" office:value="-27.450002" calcext:value-type="float">
            <text:p>-27.450002</text:p>
          </table:table-cell>
          <table:table-cell table:formula="of:=[.$Q$5]*([.K43]+[.$Q$4])" office:value-type="float" office:value="25.0425021" calcext:value-type="float">
            <text:p>25.04250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290" calcext:value-type="float">
            <text:p>-290</text:p>
          </table:table-cell>
          <table:table-cell office:value-type="float" office:value="231" calcext:value-type="float">
            <text:p>231</text:p>
          </table:table-cell>
          <table:table-cell office:value-type="float" office:value="-359" calcext:value-type="float">
            <text:p>-35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1415557.690092" calcext:value-type="float">
            <text:p>161415557.690092</text:p>
          </table:table-cell>
          <table:table-cell office:value-type="float" office:value="516.083327" calcext:value-type="float">
            <text:p>516.083327</text:p>
          </table:table-cell>
          <table:table-cell table:number-columns-repeated="3"/>
          <table:table-cell table:formula="of:=[.$Q$3]*([.J44]+[.$Q$2])" office:value-type="float" office:value="-31.500002" calcext:value-type="float">
            <text:p>-31.500002</text:p>
          </table:table-cell>
          <table:table-cell table:formula="of:=[.$Q$5]*([.K44]+[.$Q$4])" office:value-type="float" office:value="20.63250105" calcext:value-type="float">
            <text:p>20.632501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307" calcext:value-type="float">
            <text:p>-307</text:p>
          </table:table-cell>
          <table:table-cell office:value-type="float" office:value="209" calcext:value-type="float">
            <text:p>209</text:p>
          </table:table-cell>
          <table:table-cell office:value-type="float" office:value="-354" calcext:value-type="float">
            <text:p>-35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1.350001" calcext:value-type="float">
            <text:p>31.3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513.075043" calcext:value-type="float">
            <text:p>513.075043</text:p>
          </table:table-cell>
          <table:table-cell table:number-columns-repeated="3"/>
          <table:table-cell table:formula="of:=[.$Q$3]*([.J45]+[.$Q$2])" office:value-type="float" office:value="-34.050002" calcext:value-type="float">
            <text:p>-34.050002</text:p>
          </table:table-cell>
          <table:table-cell table:formula="of:=[.$Q$5]*([.K45]+[.$Q$4])" office:value-type="float" office:value="17.16750105" calcext:value-type="float">
            <text:p>17.1675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8" calcext:value-type="float">
            <text:p>88</text:p>
          </table:table-cell>
          <table:table-cell office:value-type="float" office:value="1020" calcext:value-type="float">
            <text:p>1020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53" calcext:value-type="float">
            <text:p>-35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121398.45908" calcext:value-type="float">
            <text:p>168121398.45908</text:p>
          </table:table-cell>
          <table:table-cell office:value-type="float" office:value="510.210741" calcext:value-type="float">
            <text:p>510.210741</text:p>
          </table:table-cell>
          <table:table-cell table:number-columns-repeated="3"/>
          <table:table-cell table:formula="of:=[.$Q$3]*([.J46]+[.$Q$2])" office:value-type="float" office:value="-35.250002" calcext:value-type="float">
            <text:p>-35.250002</text:p>
          </table:table-cell>
          <table:table-cell table:formula="of:=[.$Q$5]*([.K46]+[.$Q$4])" office:value-type="float" office:value="14.33250105" calcext:value-type="float">
            <text:p>14.3325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13" calcext:value-type="float">
            <text:p>-313</text:p>
          </table:table-cell>
          <table:table-cell office:value-type="float" office:value="193" calcext:value-type="float">
            <text:p>193</text:p>
          </table:table-cell>
          <table:table-cell office:value-type="float" office:value="-358" calcext:value-type="float">
            <text:p>-358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3445561.054523" calcext:value-type="float">
            <text:p>163445561.054523</text:p>
          </table:table-cell>
          <table:table-cell office:value-type="float" office:value="513.20756" calcext:value-type="float">
            <text:p>513.20756</text:p>
          </table:table-cell>
          <table:table-cell table:number-columns-repeated="3"/>
          <table:table-cell table:formula="of:=[.$Q$3]*([.J47]+[.$Q$2])" office:value-type="float" office:value="-34.950002" calcext:value-type="float">
            <text:p>-34.950002</text:p>
          </table:table-cell>
          <table:table-cell table:formula="of:=[.$Q$5]*([.K47]+[.$Q$4])" office:value-type="float" office:value="14.64750105" calcext:value-type="float">
            <text:p>14.647501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314" calcext:value-type="float">
            <text:p>-314</text:p>
          </table:table-cell>
          <table:table-cell office:value-type="float" office:value="189" calcext:value-type="float">
            <text:p>189</text:p>
          </table:table-cell>
          <table:table-cell office:value-type="float" office:value="-357" calcext:value-type="float">
            <text:p>-35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1.630726" calcext:value-type="float">
            <text:p>511.630726</text:p>
          </table:table-cell>
          <table:table-cell table:number-columns-repeated="3"/>
          <table:table-cell table:formula="of:=[.$Q$3]*([.J48]+[.$Q$2])" office:value-type="float" office:value="-35.100002" calcext:value-type="float">
            <text:p>-35.100002</text:p>
          </table:table-cell>
          <table:table-cell table:formula="of:=[.$Q$5]*([.K48]+[.$Q$4])" office:value-type="float" office:value="14.01750105" calcext:value-type="float">
            <text:p>14.017501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312" calcext:value-type="float">
            <text:p>-312</text:p>
          </table:table-cell>
          <table:table-cell office:value-type="float" office:value="190" calcext:value-type="float">
            <text:p>190</text:p>
          </table:table-cell>
          <table:table-cell office:value-type="float" office:value="-355" calcext:value-type="float">
            <text:p>-35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1583041.272084" calcext:value-type="float">
            <text:p>161583041.272084</text:p>
          </table:table-cell>
          <table:table-cell office:value-type="float" office:value="509.380997" calcext:value-type="float">
            <text:p>509.380997</text:p>
          </table:table-cell>
          <table:table-cell table:number-columns-repeated="3"/>
          <table:table-cell table:formula="of:=[.$Q$3]*([.J49]+[.$Q$2])" office:value-type="float" office:value="-34.800002" calcext:value-type="float">
            <text:p>-34.800002</text:p>
          </table:table-cell>
          <table:table-cell table:formula="of:=[.$Q$5]*([.K49]+[.$Q$4])" office:value-type="float" office:value="14.17500105" calcext:value-type="float">
            <text:p>14.175001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313" calcext:value-type="float">
            <text:p>-313</text:p>
          </table:table-cell>
          <table:table-cell office:value-type="float" office:value="191" calcext:value-type="float">
            <text:p>191</text:p>
          </table:table-cell>
          <table:table-cell office:value-type="float" office:value="-355" calcext:value-type="float">
            <text:p>-35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4210805.919661" calcext:value-type="float">
            <text:p>164210805.919661</text:p>
          </table:table-cell>
          <table:table-cell office:value-type="float" office:value="510.367515" calcext:value-type="float">
            <text:p>510.367515</text:p>
          </table:table-cell>
          <table:table-cell table:number-columns-repeated="3"/>
          <table:table-cell table:formula="of:=[.$Q$3]*([.J50]+[.$Q$2])" office:value-type="float" office:value="-34.950002" calcext:value-type="float">
            <text:p>-34.950002</text:p>
          </table:table-cell>
          <table:table-cell table:formula="of:=[.$Q$5]*([.K50]+[.$Q$4])" office:value-type="float" office:value="14.33250105" calcext:value-type="float">
            <text:p>14.332501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984" calcext:value-type="float">
            <text:p>984</text:p>
          </table:table-cell>
          <table:table-cell office:value-type="float" office:value="-316" calcext:value-type="float">
            <text:p>-316</text:p>
          </table:table-cell>
          <table:table-cell office:value-type="float" office:value="179" calcext:value-type="float">
            <text:p>179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2317386.842533" calcext:value-type="float">
            <text:p>162317386.842533</text:p>
          </table:table-cell>
          <table:table-cell office:value-type="float" office:value="507.16171" calcext:value-type="float">
            <text:p>507.16171</text:p>
          </table:table-cell>
          <table:table-cell table:number-columns-repeated="3"/>
          <table:table-cell table:formula="of:=[.$Q$3]*([.J51]+[.$Q$2])" office:value-type="float" office:value="-35.400002" calcext:value-type="float">
            <text:p>-35.400002</text:p>
          </table:table-cell>
          <table:table-cell table:formula="of:=[.$Q$5]*([.K51]+[.$Q$4])" office:value-type="float" office:value="12.44250105" calcext:value-type="float">
            <text:p>12.4425010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324" calcext:value-type="float">
            <text:p>-324</text:p>
          </table:table-cell>
          <table:table-cell office:value-type="float" office:value="155" calcext:value-type="float">
            <text:p>155</text:p>
          </table:table-cell>
          <table:table-cell office:value-type="float" office:value="-351" calcext:value-type="float">
            <text:p>-35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0924076.488134" calcext:value-type="float">
            <text:p>160924076.488134</text:p>
          </table:table-cell>
          <table:table-cell office:value-type="float" office:value="502.197172" calcext:value-type="float">
            <text:p>502.197172</text:p>
          </table:table-cell>
          <table:table-cell table:number-columns-repeated="3"/>
          <table:table-cell table:formula="of:=[.$Q$3]*([.J52]+[.$Q$2])" office:value-type="float" office:value="-36.600002" calcext:value-type="float">
            <text:p>-36.600002</text:p>
          </table:table-cell>
          <table:table-cell table:formula="of:=[.$Q$5]*([.K52]+[.$Q$4])" office:value-type="float" office:value="8.66250105" calcext:value-type="float">
            <text:p>8.66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-326" calcext:value-type="float">
            <text:p>-326</text:p>
          </table:table-cell>
          <table:table-cell office:value-type="float" office:value="123" calcext:value-type="float">
            <text:p>123</text:p>
          </table:table-cell>
          <table:table-cell office:value-type="float" office:value="-346" calcext:value-type="float">
            <text:p>-346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4826680.819935" calcext:value-type="float">
            <text:p>164826680.819935</text:p>
          </table:table-cell>
          <table:table-cell office:value-type="float" office:value="491.040732" calcext:value-type="float">
            <text:p>491.040732</text:p>
          </table:table-cell>
          <table:table-cell table:number-columns-repeated="3"/>
          <table:table-cell table:formula="of:=[.$Q$3]*([.J53]+[.$Q$2])" office:value-type="float" office:value="-36.900002" calcext:value-type="float">
            <text:p>-36.900002</text:p>
          </table:table-cell>
          <table:table-cell table:formula="of:=[.$Q$5]*([.K53]+[.$Q$4])" office:value-type="float" office:value="3.62250105" calcext:value-type="float">
            <text:p>3.62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2" calcext:value-type="float">
            <text:p>112</text:p>
          </table:table-cell>
          <table:table-cell office:value-type="float" office:value="984" calcext:value-type="float">
            <text:p>984</text:p>
          </table:table-cell>
          <table:table-cell office:value-type="float" office:value="-328" calcext:value-type="float">
            <text:p>-328</text:p>
          </table:table-cell>
          <table:table-cell office:value-type="float" office:value="87" calcext:value-type="float">
            <text:p>87</text:p>
          </table:table-cell>
          <table:table-cell office:value-type="float" office:value="-341" calcext:value-type="float">
            <text:p>-34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752012.909355" calcext:value-type="float">
            <text:p>2752012.9093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2527534.049205" calcext:value-type="float">
            <text:p>162527534.049205</text:p>
          </table:table-cell>
          <table:table-cell office:value-type="float" office:value="481.075878" calcext:value-type="float">
            <text:p>481.075878</text:p>
          </table:table-cell>
          <table:table-cell table:number-columns-repeated="3"/>
          <table:table-cell table:formula="of:=[.$Q$3]*([.J54]+[.$Q$2])" office:value-type="float" office:value="-37.200002" calcext:value-type="float">
            <text:p>-37.200002</text:p>
          </table:table-cell>
          <table:table-cell table:formula="of:=[.$Q$5]*([.K54]+[.$Q$4])" office:value-type="float" office:value="-2.04749895" calcext:value-type="float">
            <text:p>-2.0474989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office:value-type="float" office:value="-326" calcext:value-type="float">
            <text:p>-326</text:p>
          </table:table-cell>
          <table:table-cell office:value-type="float" office:value="71" calcext:value-type="float">
            <text:p>71</text:p>
          </table:table-cell>
          <table:table-cell office:value-type="float" office:value="-338" calcext:value-type="float">
            <text:p>-33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0.65" calcext:value-type="float">
            <text:p>10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727699.967999" calcext:value-type="float">
            <text:p>163727699.967999</text:p>
          </table:table-cell>
          <table:table-cell office:value-type="float" office:value="474.932627" calcext:value-type="float">
            <text:p>474.932627</text:p>
          </table:table-cell>
          <table:table-cell table:number-columns-repeated="3"/>
          <table:table-cell table:formula="of:=[.$Q$3]*([.J55]+[.$Q$2])" office:value-type="float" office:value="-36.900002" calcext:value-type="float">
            <text:p>-36.900002</text:p>
          </table:table-cell>
          <table:table-cell table:formula="of:=[.$Q$5]*([.K55]+[.$Q$4])" office:value-type="float" office:value="-4.5675" calcext:value-type="float">
            <text:p>-4.56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-324" calcext:value-type="float">
            <text:p>-324</text:p>
          </table:table-cell>
          <table:table-cell office:value-type="float" office:value="48" calcext:value-type="float">
            <text:p>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7.2" calcext:value-type="float">
            <text:p>7.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064324.588368" calcext:value-type="float">
            <text:p>164064324.588368</text:p>
          </table:table-cell>
          <table:table-cell office:value-type="float" office:value="467.799102" calcext:value-type="float">
            <text:p>467.799102</text:p>
          </table:table-cell>
          <table:table-cell table:number-columns-repeated="3"/>
          <table:table-cell table:formula="of:=[.$Q$3]*([.J56]+[.$Q$2])" office:value-type="float" office:value="-36.600002" calcext:value-type="float">
            <text:p>-36.600002</text:p>
          </table:table-cell>
          <table:table-cell table:formula="of:=[.$Q$5]*([.K56]+[.$Q$4])" office:value-type="float" office:value="-8.19" calcext:value-type="float">
            <text:p>-8.1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76" calcext:value-type="float">
            <text:p>976</text:p>
          </table:table-cell>
          <table:table-cell office:value-type="float" office:value="-316" calcext:value-type="float">
            <text:p>-316</text:p>
          </table:table-cell>
          <table:table-cell office:value-type="float" office:value="25" calcext:value-type="float">
            <text:p>25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.75" calcext:value-type="float">
            <text:p>3.75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137365.989759" calcext:value-type="float">
            <text:p>161137365.989759</text:p>
          </table:table-cell>
          <table:table-cell office:value-type="float" office:value="459.026143" calcext:value-type="float">
            <text:p>459.026143</text:p>
          </table:table-cell>
          <table:table-cell table:number-columns-repeated="3"/>
          <table:table-cell table:formula="of:=[.$Q$3]*([.J57]+[.$Q$2])" office:value-type="float" office:value="-35.400002" calcext:value-type="float">
            <text:p>-35.400002</text:p>
          </table:table-cell>
          <table:table-cell table:formula="of:=[.$Q$5]*([.K57]+[.$Q$4])" office:value-type="float" office:value="-11.8125" calcext:value-type="float">
            <text:p>-11.812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-307" calcext:value-type="float">
            <text:p>-307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0.3" calcext:value-type="float">
            <text:p>0.3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6045129.678149" calcext:value-type="float">
            <text:p>166045129.678149</text:p>
          </table:table-cell>
          <table:table-cell office:value-type="float" office:value="451.457639" calcext:value-type="float">
            <text:p>451.457639</text:p>
          </table:table-cell>
          <table:table-cell table:number-columns-repeated="3"/>
          <table:table-cell table:formula="of:=[.$Q$3]*([.J58]+[.$Q$2])" office:value-type="float" office:value="-34.050002" calcext:value-type="float">
            <text:p>-34.050002</text:p>
          </table:table-cell>
          <table:table-cell table:formula="of:=[.$Q$5]*([.K58]+[.$Q$4])" office:value-type="float" office:value="-15.435" calcext:value-type="float">
            <text:p>-15.43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93" calcext:value-type="float">
            <text:p>-293</text:p>
          </table:table-cell>
          <table:table-cell office:value-type="float" office:value="-17" calcext:value-type="float">
            <text:p>-17</text:p>
          </table:table-cell>
          <table:table-cell office:value-type="float" office:value="-333" calcext:value-type="float">
            <text:p>-33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4025066.287898" calcext:value-type="float">
            <text:p>164025066.287898</text:p>
          </table:table-cell>
          <table:table-cell office:value-type="float" office:value="443.877235" calcext:value-type="float">
            <text:p>443.877235</text:p>
          </table:table-cell>
          <table:table-cell table:number-columns-repeated="3"/>
          <table:table-cell table:formula="of:=[.$Q$3]*([.J59]+[.$Q$2])" office:value-type="float" office:value="-31.950002" calcext:value-type="float">
            <text:p>-31.950002</text:p>
          </table:table-cell>
          <table:table-cell table:formula="of:=[.$Q$5]*([.K59]+[.$Q$4])" office:value-type="float" office:value="-18.4275" calcext:value-type="float">
            <text:p>-18.42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-284" calcext:value-type="float">
            <text:p>-284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4.05" calcext:value-type="float">
            <text:p>-4.05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3185308.417485" calcext:value-type="float">
            <text:p>163185308.417485</text:p>
          </table:table-cell>
          <table:table-cell office:value-type="float" office:value="436.973683" calcext:value-type="float">
            <text:p>436.973683</text:p>
          </table:table-cell>
          <table:table-cell table:number-columns-repeated="3"/>
          <table:table-cell table:formula="of:=[.$Q$3]*([.J60]+[.$Q$2])" office:value-type="float" office:value="-30.600002" calcext:value-type="float">
            <text:p>-30.600002</text:p>
          </table:table-cell>
          <table:table-cell table:formula="of:=[.$Q$5]*([.K60]+[.$Q$4])" office:value-type="float" office:value="-20.0025" calcext:value-type="float">
            <text:p>-20.00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69" calcext:value-type="float">
            <text:p>-269</text:p>
          </table:table-cell>
          <table:table-cell office:value-type="float" office:value="-45" calcext:value-type="float">
            <text:p>-45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4627301.966098" calcext:value-type="float">
            <text:p>164627301.966098</text:p>
          </table:table-cell>
          <table:table-cell office:value-type="float" office:value="427.348804" calcext:value-type="float">
            <text:p>427.348804</text:p>
          </table:table-cell>
          <table:table-cell table:number-columns-repeated="3"/>
          <table:table-cell table:formula="of:=[.$Q$3]*([.J61]+[.$Q$2])" office:value-type="float" office:value="-28.350002" calcext:value-type="float">
            <text:p>-28.350002</text:p>
          </table:table-cell>
          <table:table-cell table:formula="of:=[.$Q$5]*([.K61]+[.$Q$4])" office:value-type="float" office:value="-22.8375" calcext:value-type="float">
            <text:p>-22.83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7.950002" calcext:value-type="float">
            <text:p>-37.950002</text:p>
          </table:table-cell>
          <table:table-cell office:value-type="float" office:value="-9.75" calcext:value-type="float">
            <text:p>-9.75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0811982.623434" calcext:value-type="float">
            <text:p>160811982.623434</text:p>
          </table:table-cell>
          <table:table-cell office:value-type="float" office:value="420.872902" calcext:value-type="float">
            <text:p>420.872902</text:p>
          </table:table-cell>
          <table:table-cell table:number-columns-repeated="3"/>
          <table:table-cell table:formula="of:=[.$Q$3]*([.J62]+[.$Q$2])" office:value-type="float" office:value="-25.950002" calcext:value-type="float">
            <text:p>-25.950002</text:p>
          </table:table-cell>
          <table:table-cell table:formula="of:=[.$Q$5]*([.K62]+[.$Q$4])" office:value-type="float" office:value="-25.9875" calcext:value-type="float">
            <text:p>-25.98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office:value-type="float" office:value="-232" calcext:value-type="float">
            <text:p>-232</text:p>
          </table:table-cell>
          <table:table-cell office:value-type="float" office:value="-86" calcext:value-type="float">
            <text:p>-86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3756542.549639" calcext:value-type="float">
            <text:p>163756542.549639</text:p>
          </table:table-cell>
          <table:table-cell office:value-type="float" office:value="414.057967" calcext:value-type="float">
            <text:p>414.057967</text:p>
          </table:table-cell>
          <table:table-cell table:number-columns-repeated="3"/>
          <table:table-cell table:formula="of:=[.$Q$3]*([.J63]+[.$Q$2])" office:value-type="float" office:value="-22.800001" calcext:value-type="float">
            <text:p>-22.800001</text:p>
          </table:table-cell>
          <table:table-cell table:formula="of:=[.$Q$5]*([.K63]+[.$Q$4])" office:value-type="float" office:value="-29.29500105" calcext:value-type="float">
            <text:p>-29.2950010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96" calcext:value-type="float">
            <text:p>96</text:p>
          </table:table-cell>
          <table:table-cell office:value-type="float" office:value="892" calcext:value-type="float">
            <text:p>892</text:p>
          </table:table-cell>
          <table:table-cell office:value-type="float" office:value="-212" calcext:value-type="float">
            <text:p>-212</text:p>
          </table:table-cell>
          <table:table-cell office:value-type="float" office:value="-103" calcext:value-type="float">
            <text:p>-103</text:p>
          </table:table-cell>
          <table:table-cell office:value-type="float" office:value="-331" calcext:value-type="float">
            <text:p>-33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1917816.070936" calcext:value-type="float">
            <text:p>21917816.070936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47015138.7176" calcext:value-type="float">
            <text:p>147015138.7176</text:p>
          </table:table-cell>
          <table:table-cell office:value-type="float" office:value="406.34222" calcext:value-type="float">
            <text:p>406.34222</text:p>
          </table:table-cell>
          <table:table-cell table:number-columns-repeated="3"/>
          <table:table-cell table:formula="of:=[.$Q$3]*([.J64]+[.$Q$2])" office:value-type="float" office:value="-19.800001" calcext:value-type="float">
            <text:p>-19.800001</text:p>
          </table:table-cell>
          <table:table-cell table:formula="of:=[.$Q$5]*([.K64]+[.$Q$4])" office:value-type="float" office:value="-31.97250105" calcext:value-type="float">
            <text:p>-31.9725010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194" calcext:value-type="float">
            <text:p>-194</text:p>
          </table:table-cell>
          <table:table-cell office:value-type="float" office:value="-112" calcext:value-type="float">
            <text:p>-112</text:p>
          </table:table-cell>
          <table:table-cell office:value-type="float" office:value="-327" calcext:value-type="float">
            <text:p>-327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9.100001" calcext:value-type="float">
            <text:p>-29.1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6484125.390457" calcext:value-type="float">
            <text:p>166484125.390457</text:p>
          </table:table-cell>
          <table:table-cell office:value-type="float" office:value="396.369777" calcext:value-type="float">
            <text:p>396.369777</text:p>
          </table:table-cell>
          <table:table-cell table:number-columns-repeated="3"/>
          <table:table-cell table:formula="of:=[.$Q$3]*([.J65]+[.$Q$2])" office:value-type="float" office:value="-17.100001" calcext:value-type="float">
            <text:p>-17.100001</text:p>
          </table:table-cell>
          <table:table-cell table:formula="of:=[.$Q$5]*([.K65]+[.$Q$4])" office:value-type="float" office:value="-33.39000105" calcext:value-type="float">
            <text:p>-33.3900010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29" calcext:value-type="float">
            <text:p>-129</text:p>
          </table:table-cell>
          <table:table-cell office:value-type="float" office:value="-328" calcext:value-type="float">
            <text:p>-32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5284490.264737" calcext:value-type="float">
            <text:p>165284490.264737</text:p>
          </table:table-cell>
          <table:table-cell office:value-type="float" office:value="386.249919" calcext:value-type="float">
            <text:p>386.249919</text:p>
          </table:table-cell>
          <table:table-cell table:number-columns-repeated="3"/>
          <table:table-cell table:formula="of:=[.$Q$3]*([.J66]+[.$Q$2])" office:value-type="float" office:value="-11.700001" calcext:value-type="float">
            <text:p>-11.700001</text:p>
          </table:table-cell>
          <table:table-cell table:formula="of:=[.$Q$5]*([.K66]+[.$Q$4])" office:value-type="float" office:value="-36.06750105" calcext:value-type="float">
            <text:p>-36.067501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1004" calcext:value-type="float">
            <text:p>1004</text:p>
          </table:table-cell>
          <table:table-cell office:value-type="float" office:value="-141" calcext:value-type="float">
            <text:p>-141</text:p>
          </table:table-cell>
          <table:table-cell office:value-type="float" office:value="-140" calcext:value-type="float">
            <text:p>-140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1.150001" calcext:value-type="float">
            <text:p>-21.150001</text:p>
          </table:table-cell>
          <table:table-cell office:value-type="float" office:value="-21.000001" calcext:value-type="float">
            <text:p>-21.0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5362399.538902" calcext:value-type="float">
            <text:p>165362399.538902</text:p>
          </table:table-cell>
          <table:table-cell office:value-type="float" office:value="384.346198" calcext:value-type="float">
            <text:p>384.346198</text:p>
          </table:table-cell>
          <table:table-cell table:number-columns-repeated="3"/>
          <table:table-cell table:formula="of:=[.$Q$3]*([.J67]+[.$Q$2])" office:value-type="float" office:value="-9.150001" calcext:value-type="float">
            <text:p>-9.150001</text:p>
          </table:table-cell>
          <table:table-cell table:formula="of:=[.$Q$5]*([.K67]+[.$Q$4])" office:value-type="float" office:value="-37.80000105" calcext:value-type="float">
            <text:p>-37.800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-128" calcext:value-type="float">
            <text:p>-128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5499956.426043" calcext:value-type="float">
            <text:p>165499956.426043</text:p>
          </table:table-cell>
          <table:table-cell office:value-type="float" office:value="382.503595" calcext:value-type="float">
            <text:p>382.503595</text:p>
          </table:table-cell>
          <table:table-cell table:number-columns-repeated="3"/>
          <table:table-cell table:formula="of:=[.$Q$3]*([.J68]+[.$Q$2])" office:value-type="float" office:value="-7.200001" calcext:value-type="float">
            <text:p>-7.200001</text:p>
          </table:table-cell>
          <table:table-cell table:formula="of:=[.$Q$5]*([.K68]+[.$Q$4])" office:value-type="float" office:value="-38.58750105" calcext:value-type="float">
            <text:p>-38.587501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-117" calcext:value-type="float">
            <text:p>-117</text:p>
          </table:table-cell>
          <table:table-cell office:value-type="float" office:value="-143" calcext:value-type="float">
            <text:p>-143</text:p>
          </table:table-cell>
          <table:table-cell office:value-type="float" office:value="-327" calcext:value-type="float">
            <text:p>-32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4589482.251272" calcext:value-type="float">
            <text:p>164589482.251272</text:p>
          </table:table-cell>
          <table:table-cell office:value-type="float" office:value="375.588871" calcext:value-type="float">
            <text:p>375.588871</text:p>
          </table:table-cell>
          <table:table-cell table:number-columns-repeated="3"/>
          <table:table-cell table:formula="of:=[.$Q$3]*([.J69]+[.$Q$2])" office:value-type="float" office:value="-5.550001" calcext:value-type="float">
            <text:p>-5.550001</text:p>
          </table:table-cell>
          <table:table-cell table:formula="of:=[.$Q$5]*([.K69]+[.$Q$4])" office:value-type="float" office:value="-38.27250105" calcext:value-type="float">
            <text:p>-38.27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4" calcext:value-type="float">
            <text:p>964</text:p>
          </table:table-cell>
          <table:table-cell office:value-type="float" office:value="-108" calcext:value-type="float">
            <text:p>-108</text:p>
          </table:table-cell>
          <table:table-cell office:value-type="float" office:value="-146" calcext:value-type="float">
            <text:p>-146</text:p>
          </table:table-cell>
          <table:table-cell office:value-type="float" office:value="-327" calcext:value-type="float">
            <text:p>-32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58374648.822228" calcext:value-type="float">
            <text:p>158374648.822228</text:p>
          </table:table-cell>
          <table:table-cell office:value-type="float" office:value="374.044115" calcext:value-type="float">
            <text:p>374.044115</text:p>
          </table:table-cell>
          <table:table-cell table:number-columns-repeated="3"/>
          <table:table-cell table:formula="of:=[.$Q$3]*([.J70]+[.$Q$2])" office:value-type="float" office:value="-4.200001" calcext:value-type="float">
            <text:p>-4.200001</text:p>
          </table:table-cell>
          <table:table-cell table:formula="of:=[.$Q$5]*([.K70]+[.$Q$4])" office:value-type="float" office:value="-38.74500105" calcext:value-type="float">
            <text:p>-38.745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office:value-type="float" office:value="964" calcext:value-type="float">
            <text:p>964</text:p>
          </table:table-cell>
          <table:table-cell office:value-type="float" office:value="-91" calcext:value-type="float">
            <text:p>-91</text:p>
          </table:table-cell>
          <table:table-cell office:value-type="float" office:value="-147" calcext:value-type="float">
            <text:p>-147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142695.330651" calcext:value-type="float">
            <text:p>158142695.330651</text:p>
          </table:table-cell>
          <table:table-cell office:value-type="float" office:value="373.431386" calcext:value-type="float">
            <text:p>373.431386</text:p>
          </table:table-cell>
          <table:table-cell table:number-columns-repeated="3"/>
          <table:table-cell table:formula="of:=[.$Q$3]*([.J71]+[.$Q$2])" office:value-type="float" office:value="-1.650001" calcext:value-type="float">
            <text:p>-1.650001</text:p>
          </table:table-cell>
          <table:table-cell table:formula="of:=[.$Q$5]*([.K71]+[.$Q$4])" office:value-type="float" office:value="-38.90250105" calcext:value-type="float">
            <text:p>-38.90250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  <table:table-cell office:value-type="float" office:value="976" calcext:value-type="float">
            <text:p>976</text:p>
          </table:table-cell>
          <table:table-cell office:value-type="float" office:value="-70" calcext:value-type="float">
            <text:p>-70</text:p>
          </table:table-cell>
          <table:table-cell office:value-type="float" office:value="-150" calcext:value-type="float">
            <text:p>-150</text:p>
          </table:table-cell>
          <table:table-cell office:value-type="float" office:value="-332" calcext:value-type="float">
            <text:p>-332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0.5" calcext:value-type="float">
            <text:p>-10.5</text:p>
          </table:table-cell>
          <table:table-cell office:value-type="float" office:value="-22.500001" calcext:value-type="float">
            <text:p>-22.5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0448467.843417" calcext:value-type="float">
            <text:p>160448467.843417</text:p>
          </table:table-cell>
          <table:table-cell office:value-type="float" office:value="370.977088" calcext:value-type="float">
            <text:p>370.977088</text:p>
          </table:table-cell>
          <table:table-cell table:number-columns-repeated="3"/>
          <table:table-cell table:formula="of:=[.$Q$3]*([.J72]+[.$Q$2])" office:value-type="float" office:value="1.5" calcext:value-type="float">
            <text:p>1.5</text:p>
          </table:table-cell>
          <table:table-cell table:formula="of:=[.$Q$5]*([.K72]+[.$Q$4])" office:value-type="float" office:value="-39.37500105" calcext:value-type="float">
            <text:p>-39.3750010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-37" calcext:value-type="float">
            <text:p>-37</text:p>
          </table:table-cell>
          <table:table-cell office:value-type="float" office:value="-156" calcext:value-type="float">
            <text:p>-156</text:p>
          </table:table-cell>
          <table:table-cell office:value-type="float" office:value="-337" calcext:value-type="float">
            <text:p>-337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.55" calcext:value-type="float">
            <text:p>-5.55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319274.82082" calcext:value-type="float">
            <text:p>164319274.82082</text:p>
          </table:table-cell>
          <table:table-cell office:value-type="float" office:value="373.194319" calcext:value-type="float">
            <text:p>373.194319</text:p>
          </table:table-cell>
          <table:table-cell table:number-columns-repeated="3"/>
          <table:table-cell table:formula="of:=[.$Q$3]*([.J73]+[.$Q$2])" office:value-type="float" office:value="6.45" calcext:value-type="float">
            <text:p>6.45</text:p>
          </table:table-cell>
          <table:table-cell table:formula="of:=[.$Q$5]*([.K73]+[.$Q$4])" office:value-type="float" office:value="-40.32000105" calcext:value-type="float">
            <text:p>-40.320001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office:value-type="float" office:value="-3" calcext:value-type="float">
            <text:p>-3</text:p>
          </table:table-cell>
          <table:table-cell office:value-type="float" office:value="-147" calcext:value-type="float">
            <text:p>-147</text:p>
          </table:table-cell>
          <table:table-cell office:value-type="float" office:value="-337" calcext:value-type="float">
            <text:p>-337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45" calcext:value-type="float">
            <text:p>-0.45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367.677848" calcext:value-type="float">
            <text:p>367.677848</text:p>
          </table:table-cell>
          <table:table-cell table:number-columns-repeated="3"/>
          <table:table-cell table:formula="of:=[.$Q$3]*([.J74]+[.$Q$2])" office:value-type="float" office:value="11.55" calcext:value-type="float">
            <text:p>11.55</text:p>
          </table:table-cell>
          <table:table-cell table:formula="of:=[.$Q$5]*([.K74]+[.$Q$4])" office:value-type="float" office:value="-38.90250105" calcext:value-type="float">
            <text:p>-38.9025010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-146" calcext:value-type="float">
            <text:p>-146</text:p>
          </table:table-cell>
          <table:table-cell office:value-type="float" office:value="-341" calcext:value-type="float">
            <text:p>-34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3.3" calcext:value-type="float">
            <text:p>3.3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1265215.342089" calcext:value-type="float">
            <text:p>161265215.342089</text:p>
          </table:table-cell>
          <table:table-cell office:value-type="float" office:value="371.592519" calcext:value-type="float">
            <text:p>371.592519</text:p>
          </table:table-cell>
          <table:table-cell table:number-columns-repeated="3"/>
          <table:table-cell table:formula="of:=[.$Q$3]*([.J75]+[.$Q$2])" office:value-type="float" office:value="15.3" calcext:value-type="float">
            <text:p>15.3</text:p>
          </table:table-cell>
          <table:table-cell table:formula="of:=[.$Q$5]*([.K75]+[.$Q$4])" office:value-type="float" office:value="-38.74500105" calcext:value-type="float">
            <text:p>-38.7450010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6" calcext:value-type="float">
            <text:p>16</text:p>
          </table:table-cell>
          <table:table-cell office:value-type="float" office:value="964" calcext:value-type="float">
            <text:p>964</text:p>
          </table:table-cell>
          <table:table-cell office:value-type="float" office:value="33" calcext:value-type="float">
            <text:p>33</text:p>
          </table:table-cell>
          <table:table-cell office:value-type="float" office:value="-132" calcext:value-type="float">
            <text:p>-132</text:p>
          </table:table-cell>
          <table:table-cell office:value-type="float" office:value="-342" calcext:value-type="float">
            <text:p>-342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4.95" calcext:value-type="float">
            <text:p>4.9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58591374.107445" calcext:value-type="float">
            <text:p>158591374.107445</text:p>
          </table:table-cell>
          <table:table-cell office:value-type="float" office:value="368.072004" calcext:value-type="float">
            <text:p>368.072004</text:p>
          </table:table-cell>
          <table:table-cell table:number-columns-repeated="3"/>
          <table:table-cell table:formula="of:=[.$Q$3]*([.J76]+[.$Q$2])" office:value-type="float" office:value="16.95" calcext:value-type="float">
            <text:p>16.95</text:p>
          </table:table-cell>
          <table:table-cell table:formula="of:=[.$Q$5]*([.K76]+[.$Q$4])" office:value-type="float" office:value="-36.54000105" calcext:value-type="float">
            <text:p>-36.5400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56" calcext:value-type="float">
            <text:p>956</text:p>
          </table:table-cell>
          <table:table-cell office:value-type="float" office:value="50" calcext:value-type="float">
            <text:p>50</text:p>
          </table:table-cell>
          <table:table-cell office:value-type="float" office:value="-120" calcext:value-type="float">
            <text:p>-120</text:p>
          </table:table-cell>
          <table:table-cell office:value-type="float" office:value="-344" calcext:value-type="float">
            <text:p>-34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7.5" calcext:value-type="float">
            <text:p>7.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56970935.411715" calcext:value-type="float">
            <text:p>156970935.411715</text:p>
          </table:table-cell>
          <table:table-cell office:value-type="float" office:value="367.744477" calcext:value-type="float">
            <text:p>367.744477</text:p>
          </table:table-cell>
          <table:table-cell table:number-columns-repeated="3"/>
          <table:table-cell table:formula="of:=[.$Q$3]*([.J77]+[.$Q$2])" office:value-type="float" office:value="19.5" calcext:value-type="float">
            <text:p>19.5</text:p>
          </table:table-cell>
          <table:table-cell table:formula="of:=[.$Q$5]*([.K77]+[.$Q$4])" office:value-type="float" office:value="-34.65000105" calcext:value-type="float">
            <text:p>-34.6500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63" calcext:value-type="float">
            <text:p>63</text:p>
          </table:table-cell>
          <table:table-cell office:value-type="float" office:value="-112" calcext:value-type="float">
            <text:p>-112</text:p>
          </table:table-cell>
          <table:table-cell office:value-type="float" office:value="-349" calcext:value-type="float">
            <text:p>-349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9.45" calcext:value-type="float">
            <text:p>9.4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8120112.527112" calcext:value-type="float">
            <text:p>168120112.527112</text:p>
          </table:table-cell>
          <table:table-cell office:value-type="float" office:value="371.905902" calcext:value-type="float">
            <text:p>371.905902</text:p>
          </table:table-cell>
          <table:table-cell table:number-columns-repeated="3"/>
          <table:table-cell table:formula="of:=[.$Q$3]*([.J78]+[.$Q$2])" office:value-type="float" office:value="21.45" calcext:value-type="float">
            <text:p>21.45</text:p>
          </table:table-cell>
          <table:table-cell table:formula="of:=[.$Q$5]*([.K78]+[.$Q$4])" office:value-type="float" office:value="-33.39000105" calcext:value-type="float">
            <text:p>-33.390001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83" calcext:value-type="float">
            <text:p>83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2.45" calcext:value-type="float">
            <text:p>12.4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1768930.769919" calcext:value-type="float">
            <text:p>161768930.769919</text:p>
          </table:table-cell>
          <table:table-cell office:value-type="float" office:value="373.784697" calcext:value-type="float">
            <text:p>373.784697</text:p>
          </table:table-cell>
          <table:table-cell table:number-columns-repeated="3"/>
          <table:table-cell table:formula="of:=[.$Q$3]*([.J79]+[.$Q$2])" office:value-type="float" office:value="24.45" calcext:value-type="float">
            <text:p>24.45</text:p>
          </table:table-cell>
          <table:table-cell table:formula="of:=[.$Q$5]*([.K79]+[.$Q$4])" office:value-type="float" office:value="-32.28750105" calcext:value-type="float">
            <text:p>-32.287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93" calcext:value-type="float">
            <text:p>93</text:p>
          </table:table-cell>
          <table:table-cell office:value-type="float" office:value="-97" calcext:value-type="float">
            <text:p>-97</text:p>
          </table:table-cell>
          <table:table-cell office:value-type="float" office:value="-353" calcext:value-type="float">
            <text:p>-35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9753920.555869" calcext:value-type="float">
            <text:p>159753920.555869</text:p>
          </table:table-cell>
          <table:table-cell office:value-type="float" office:value="377.712854" calcext:value-type="float">
            <text:p>377.712854</text:p>
          </table:table-cell>
          <table:table-cell table:number-columns-repeated="3"/>
          <table:table-cell table:formula="of:=[.$Q$3]*([.J80]+[.$Q$2])" office:value-type="float" office:value="25.950001" calcext:value-type="float">
            <text:p>25.950001</text:p>
          </table:table-cell>
          <table:table-cell table:formula="of:=[.$Q$5]*([.K80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111" calcext:value-type="float">
            <text:p>111</text:p>
          </table:table-cell>
          <table:table-cell office:value-type="float" office:value="-73" calcext:value-type="float">
            <text:p>-73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6928385.623682" calcext:value-type="float">
            <text:p>166928385.623682</text:p>
          </table:table-cell>
          <table:table-cell office:value-type="float" office:value="379.044852" calcext:value-type="float">
            <text:p>379.044852</text:p>
          </table:table-cell>
          <table:table-cell table:number-columns-repeated="3"/>
          <table:table-cell table:formula="of:=[.$Q$3]*([.J81]+[.$Q$2])" office:value-type="float" office:value="28.650001" calcext:value-type="float">
            <text:p>28.650001</text:p>
          </table:table-cell>
          <table:table-cell table:formula="of:=[.$Q$5]*([.K81]+[.$Q$4])" office:value-type="float" office:value="-27.2475" calcext:value-type="float">
            <text:p>-27.247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128" calcext:value-type="float">
            <text:p>128</text:p>
          </table:table-cell>
          <table:table-cell office:value-type="float" office:value="-47" calcext:value-type="float">
            <text:p>-4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3538786.315399" calcext:value-type="float">
            <text:p>163538786.315399</text:p>
          </table:table-cell>
          <table:table-cell office:value-type="float" office:value="387.765393" calcext:value-type="float">
            <text:p>387.765393</text:p>
          </table:table-cell>
          <table:table-cell table:number-columns-repeated="3"/>
          <table:table-cell table:formula="of:=[.$Q$3]*([.J82]+[.$Q$2])" office:value-type="float" office:value="31.200001" calcext:value-type="float">
            <text:p>31.200001</text:p>
          </table:table-cell>
          <table:table-cell table:formula="of:=[.$Q$5]*([.K82]+[.$Q$4])" office:value-type="float" office:value="-23.1525" calcext:value-type="float">
            <text:p>-23.152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6" calcext:value-type="float">
            <text:p>56</text:p>
          </table:table-cell>
          <table:table-cell office:value-type="float" office:value="972" calcext:value-type="float">
            <text:p>972</text:p>
          </table:table-cell>
          <table:table-cell office:value-type="float" office:value="143" calcext:value-type="float">
            <text:p>143</text:p>
          </table:table-cell>
          <table:table-cell office:value-type="float" office:value="-19" calcext:value-type="float">
            <text:p>-19</text:p>
          </table:table-cell>
          <table:table-cell office:value-type="float" office:value="-368" calcext:value-type="float">
            <text:p>-36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831839.452474" calcext:value-type="float">
            <text:p>159831839.452474</text:p>
          </table:table-cell>
          <table:table-cell office:value-type="float" office:value="395.264468" calcext:value-type="float">
            <text:p>395.264468</text:p>
          </table:table-cell>
          <table:table-cell table:number-columns-repeated="3"/>
          <table:table-cell table:formula="of:=[.$Q$3]*([.J83]+[.$Q$2])" office:value-type="float" office:value="33.450001" calcext:value-type="float">
            <text:p>33.450001</text:p>
          </table:table-cell>
          <table:table-cell table:formula="of:=[.$Q$5]*([.K83]+[.$Q$4])" office:value-type="float" office:value="-18.7425" calcext:value-type="float">
            <text:p>-18.742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-373" calcext:value-type="float">
            <text:p>-37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207586.199091" calcext:value-type="float">
            <text:p>162207586.199091</text:p>
          </table:table-cell>
          <table:table-cell office:value-type="float" office:value="401.290419" calcext:value-type="float">
            <text:p>401.290419</text:p>
          </table:table-cell>
          <table:table-cell table:number-columns-repeated="3"/>
          <table:table-cell table:formula="of:=[.$Q$3]*([.J84]+[.$Q$2])" office:value-type="float" office:value="34.200001" calcext:value-type="float">
            <text:p>34.200001</text:p>
          </table:table-cell>
          <table:table-cell table:formula="of:=[.$Q$5]*([.K84]+[.$Q$4])" office:value-type="float" office:value="-15.5925" calcext:value-type="float">
            <text:p>-15.592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2.55" calcext:value-type="float">
            <text:p>2.55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3609654.495372" calcext:value-type="float">
            <text:p>163609654.495372</text:p>
          </table:table-cell>
          <table:table-cell office:value-type="float" office:value="408.590259" calcext:value-type="float">
            <text:p>408.590259</text:p>
          </table:table-cell>
          <table:table-cell table:number-columns-repeated="3"/>
          <table:table-cell table:formula="of:=[.$Q$3]*([.J85]+[.$Q$2])" office:value-type="float" office:value="35.850001" calcext:value-type="float">
            <text:p>35.850001</text:p>
          </table:table-cell>
          <table:table-cell table:formula="of:=[.$Q$5]*([.K85]+[.$Q$4])" office:value-type="float" office:value="-13.0725" calcext:value-type="float">
            <text:p>-13.072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-379" calcext:value-type="float">
            <text:p>-37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5.85" calcext:value-type="float">
            <text:p>5.8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7195058.651376" calcext:value-type="float">
            <text:p>157195058.651376</text:p>
          </table:table-cell>
          <table:table-cell office:value-type="float" office:value="412.847429" calcext:value-type="float">
            <text:p>412.847429</text:p>
          </table:table-cell>
          <table:table-cell table:number-columns-repeated="3"/>
          <table:table-cell table:formula="of:=[.$Q$3]*([.J86]+[.$Q$2])" office:value-type="float" office:value="35.850001" calcext:value-type="float">
            <text:p>35.850001</text:p>
          </table:table-cell>
          <table:table-cell table:formula="of:=[.$Q$5]*([.K86]+[.$Q$4])" office:value-type="float" office:value="-9.6075" calcext:value-type="float">
            <text:p>-9.607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-384" calcext:value-type="float">
            <text:p>-38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3622774.858609" calcext:value-type="float">
            <text:p>163622774.858609</text:p>
          </table:table-cell>
          <table:table-cell office:value-type="float" office:value="420.544885" calcext:value-type="float">
            <text:p>420.544885</text:p>
          </table:table-cell>
          <table:table-cell table:number-columns-repeated="3"/>
          <table:table-cell table:formula="of:=[.$Q$3]*([.J87]+[.$Q$2])" office:value-type="float" office:value="36.150001" calcext:value-type="float">
            <text:p>36.150001</text:p>
          </table:table-cell>
          <table:table-cell table:formula="of:=[.$Q$5]*([.K87]+[.$Q$4])" office:value-type="float" office:value="-6.4575" calcext:value-type="float">
            <text:p>-6.45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-384" calcext:value-type="float">
            <text:p>-38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0.35" calcext:value-type="float">
            <text:p>10.3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080487.085457" calcext:value-type="float">
            <text:p>162080487.085457</text:p>
          </table:table-cell>
          <table:table-cell office:value-type="float" office:value="422.446446" calcext:value-type="float">
            <text:p>422.446446</text:p>
          </table:table-cell>
          <table:table-cell table:number-columns-repeated="3"/>
          <table:table-cell table:formula="of:=[.$Q$3]*([.J88]+[.$Q$2])" office:value-type="float" office:value="36.300001" calcext:value-type="float">
            <text:p>36.300001</text:p>
          </table:table-cell>
          <table:table-cell table:formula="of:=[.$Q$5]*([.K88]+[.$Q$4])" office:value-type="float" office:value="-4.8825" calcext:value-type="float">
            <text:p>-4.882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-385" calcext:value-type="float">
            <text:p>-38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1702566.210696" calcext:value-type="float">
            <text:p>161702566.210696</text:p>
          </table:table-cell>
          <table:table-cell office:value-type="float" office:value="424.71873" calcext:value-type="float">
            <text:p>424.71873</text:p>
          </table:table-cell>
          <table:table-cell table:number-columns-repeated="3"/>
          <table:table-cell table:formula="of:=[.$Q$3]*([.J89]+[.$Q$2])" office:value-type="float" office:value="36.000001" calcext:value-type="float">
            <text:p>36.000001</text:p>
          </table:table-cell>
          <table:table-cell table:formula="of:=[.$Q$5]*([.K89]+[.$Q$4])" office:value-type="float" office:value="-2.9925" calcext:value-type="float">
            <text:p>-2.99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1.85" calcext:value-type="float">
            <text:p>11.8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25.099988" calcext:value-type="float">
            <text:p>425.099988</text:p>
          </table:table-cell>
          <table:table-cell table:number-columns-repeated="3"/>
          <table:table-cell table:formula="of:=[.$Q$3]*([.J90]+[.$Q$2])" office:value-type="float" office:value="36.300001" calcext:value-type="float">
            <text:p>36.300001</text:p>
          </table:table-cell>
          <table:table-cell table:formula="of:=[.$Q$5]*([.K90]+[.$Q$4])" office:value-type="float" office:value="-3.3075" calcext:value-type="float">
            <text:p>-3.30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-379" calcext:value-type="float">
            <text:p>-37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" calcext:value-type="float">
            <text:p>6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414.499698" calcext:value-type="float">
            <text:p>414.499698</text:p>
          </table:table-cell>
          <table:table-cell table:number-columns-repeated="3"/>
          <table:table-cell table:formula="of:=[.$Q$3]*([.J91]+[.$Q$2])" office:value-type="float" office:value="36.450001" calcext:value-type="float">
            <text:p>36.450001</text:p>
          </table:table-cell>
          <table:table-cell table:formula="of:=[.$Q$5]*([.K91]+[.$Q$4])"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-370" calcext:value-type="float">
            <text:p>-37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.8" calcext:value-type="float">
            <text:p>1.8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129734.190063" calcext:value-type="float">
            <text:p>164129734.190063</text:p>
          </table:table-cell>
          <table:table-cell office:value-type="float" office:value="402.110681" calcext:value-type="float">
            <text:p>402.110681</text:p>
          </table:table-cell>
          <table:table-cell table:number-columns-repeated="3"/>
          <table:table-cell table:formula="of:=[.$Q$3]*([.J92]+[.$Q$2])" office:value-type="float" office:value="35.550001" calcext:value-type="float">
            <text:p>35.550001</text:p>
          </table:table-cell>
          <table:table-cell table:formula="of:=[.$Q$5]*([.K92]+[.$Q$4])" office:value-type="float" office:value="-13.86" calcext:value-type="float">
            <text:p>-13.8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-25" calcext:value-type="float">
            <text:p>-25</text:p>
          </table:table-cell>
          <table:table-cell office:value-type="float" office:value="-364" calcext:value-type="float">
            <text:p>-364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0064027.485735" calcext:value-type="float">
            <text:p>160064027.485735</text:p>
          </table:table-cell>
          <table:table-cell office:value-type="float" office:value="392.246096" calcext:value-type="float">
            <text:p>392.246096</text:p>
          </table:table-cell>
          <table:table-cell table:number-columns-repeated="3"/>
          <table:table-cell table:formula="of:=[.$Q$3]*([.J93]+[.$Q$2])" office:value-type="float" office:value="33.600001" calcext:value-type="float">
            <text:p>33.600001</text:p>
          </table:table-cell>
          <table:table-cell table:formula="of:=[.$Q$5]*([.K93]+[.$Q$4])" office:value-type="float" office:value="-19.6875" calcext:value-type="float">
            <text:p>-19.687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-70" calcext:value-type="float">
            <text:p>-70</text:p>
          </table:table-cell>
          <table:table-cell office:value-type="float" office:value="-352" calcext:value-type="float">
            <text:p>-352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4294450.895895" calcext:value-type="float">
            <text:p>164294450.895895</text:p>
          </table:table-cell>
          <table:table-cell office:value-type="float" office:value="378.423044" calcext:value-type="float">
            <text:p>378.423044</text:p>
          </table:table-cell>
          <table:table-cell table:number-columns-repeated="3"/>
          <table:table-cell table:formula="of:=[.$Q$3]*([.J94]+[.$Q$2])" office:value-type="float" office:value="30.000001" calcext:value-type="float">
            <text:p>30.000001</text:p>
          </table:table-cell>
          <table:table-cell table:formula="of:=[.$Q$5]*([.K94]+[.$Q$4])" office:value-type="float" office:value="-26.775" calcext:value-type="float">
            <text:p>-26.7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82" calcext:value-type="float">
            <text:p>82</text:p>
          </table:table-cell>
          <table:table-cell office:value-type="float" office:value="-102" calcext:value-type="float">
            <text:p>-102</text:p>
          </table:table-cell>
          <table:table-cell office:value-type="float" office:value="-345" calcext:value-type="float">
            <text:p>-345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2.3" calcext:value-type="float">
            <text:p>12.3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0025129.308052" calcext:value-type="float">
            <text:p>160025129.308052</text:p>
          </table:table-cell>
          <table:table-cell office:value-type="float" office:value="368.98916" calcext:value-type="float">
            <text:p>368.98916</text:p>
          </table:table-cell>
          <table:table-cell table:number-columns-repeated="3"/>
          <table:table-cell table:formula="of:=[.$Q$3]*([.J95]+[.$Q$2])" office:value-type="float" office:value="24.3" calcext:value-type="float">
            <text:p>24.3</text:p>
          </table:table-cell>
          <table:table-cell table:formula="of:=[.$Q$5]*([.K95]+[.$Q$4])" office:value-type="float" office:value="-31.81500105" calcext:value-type="float">
            <text:p>-31.81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-118" calcext:value-type="float">
            <text:p>-118</text:p>
          </table:table-cell>
          <table:table-cell office:value-type="float" office:value="-344" calcext:value-type="float">
            <text:p>-34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9.3" calcext:value-type="float">
            <text:p>9.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62842918.919825" calcext:value-type="float">
            <text:p>162842918.919825</text:p>
          </table:table-cell>
          <table:table-cell office:value-type="float" office:value="368.922756" calcext:value-type="float">
            <text:p>368.922756</text:p>
          </table:table-cell>
          <table:table-cell table:number-columns-repeated="3"/>
          <table:table-cell table:formula="of:=[.$Q$3]*([.J96]+[.$Q$2])" office:value-type="float" office:value="21.3" calcext:value-type="float">
            <text:p>21.3</text:p>
          </table:table-cell>
          <table:table-cell table:formula="of:=[.$Q$5]*([.K96]+[.$Q$4])" office:value-type="float" office:value="-34.33500105" calcext:value-type="float">
            <text:p>-34.33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0" calcext:value-type="float">
            <text:p>-20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-133" calcext:value-type="float">
            <text:p>-133</text:p>
          </table:table-cell>
          <table:table-cell office:value-type="float" office:value="-338" calcext:value-type="float">
            <text:p>-33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5.25" calcext:value-type="float">
            <text:p>5.2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3719353.214002" calcext:value-type="float">
            <text:p>153719353.214002</text:p>
          </table:table-cell>
          <table:table-cell office:value-type="float" office:value="364.908208" calcext:value-type="float">
            <text:p>364.908208</text:p>
          </table:table-cell>
          <table:table-cell table:number-columns-repeated="3"/>
          <table:table-cell table:formula="of:=[.$Q$3]*([.J97]+[.$Q$2])" office:value-type="float" office:value="17.25" calcext:value-type="float">
            <text:p>17.25</text:p>
          </table:table-cell>
          <table:table-cell table:formula="of:=[.$Q$5]*([.K97]+[.$Q$4])" office:value-type="float" office:value="-36.69750105" calcext:value-type="float">
            <text:p>-36.6975010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2" calcext:value-type="float">
            <text:p>-2</text:p>
          </table:table-cell>
          <table:table-cell office:value-type="float" office:value="-149" calcext:value-type="float">
            <text:p>-149</text:p>
          </table:table-cell>
          <table:table-cell office:value-type="float" office:value="-336" calcext:value-type="float">
            <text:p>-33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0.3" calcext:value-type="float">
            <text:p>-0.3</text:p>
          </table:table-cell>
          <table:table-cell office:value-type="float" office:value="-22.350001" calcext:value-type="float">
            <text:p>-22.3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1261221.769347" calcext:value-type="float">
            <text:p>161261221.769347</text:p>
          </table:table-cell>
          <table:table-cell office:value-type="float" office:value="367.560879" calcext:value-type="float">
            <text:p>367.560879</text:p>
          </table:table-cell>
          <table:table-cell table:number-columns-repeated="3"/>
          <table:table-cell table:formula="of:=[.$Q$3]*([.J98]+[.$Q$2])" office:value-type="float" office:value="11.7" calcext:value-type="float">
            <text:p>11.7</text:p>
          </table:table-cell>
          <table:table-cell table:formula="of:=[.$Q$5]*([.K98]+[.$Q$4])" office:value-type="float" office:value="-39.21750105" calcext:value-type="float">
            <text:p>-39.2175010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333" calcext:value-type="float">
            <text:p>-333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7.5" calcext:value-type="float">
            <text:p>-7.5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0695796.125572" calcext:value-type="float">
            <text:p>160695796.125572</text:p>
          </table:table-cell>
          <table:table-cell office:value-type="float" office:value="372.812285" calcext:value-type="float">
            <text:p>372.812285</text:p>
          </table:table-cell>
          <table:table-cell table:number-columns-repeated="3"/>
          <table:table-cell table:formula="of:=[.$Q$3]*([.J99]+[.$Q$2])" office:value-type="float" office:value="4.5" calcext:value-type="float">
            <text:p>4.5</text:p>
          </table:table-cell>
          <table:table-cell table:formula="of:=[.$Q$5]*([.K99]+[.$Q$4])" office:value-type="float" office:value="-40.95000105" calcext:value-type="float">
            <text:p>-40.950001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office:value-type="float" office:value="-85" calcext:value-type="float">
            <text:p>-85</text:p>
          </table:table-cell>
          <table:table-cell office:value-type="float" office:value="-151" calcext:value-type="float">
            <text:p>-151</text:p>
          </table:table-cell>
          <table:table-cell office:value-type="float" office:value="-332" calcext:value-type="float">
            <text:p>-33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22.650001" calcext:value-type="float">
            <text:p>-22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2811722.1623" calcext:value-type="float">
            <text:p>152811722.1623</text:p>
          </table:table-cell>
          <table:table-cell office:value-type="float" office:value="374.499666" calcext:value-type="float">
            <text:p>374.499666</text:p>
          </table:table-cell>
          <table:table-cell table:number-columns-repeated="3"/>
          <table:table-cell table:formula="of:=[.$Q$3]*([.J100]+[.$Q$2])" office:value-type="float" office:value="-0.750000999999999" calcext:value-type="float">
            <text:p>-0.750000999999999</text:p>
          </table:table-cell>
          <table:table-cell table:formula="of:=[.$Q$5]*([.K100]+[.$Q$4])" office:value-type="float" office:value="-39.53250105" calcext:value-type="float">
            <text:p>-39.532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135" calcext:value-type="float">
            <text:p>-135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9818407.897663" calcext:value-type="float">
            <text:p>159818407.897663</text:p>
          </table:table-cell>
          <table:table-cell office:value-type="float" office:value="384.902585" calcext:value-type="float">
            <text:p>384.902585</text:p>
          </table:table-cell>
          <table:table-cell table:number-columns-repeated="3"/>
          <table:table-cell table:formula="of:=[.$Q$3]*([.J101]+[.$Q$2])" office:value-type="float" office:value="-8.250001" calcext:value-type="float">
            <text:p>-8.250001</text:p>
          </table:table-cell>
          <table:table-cell table:formula="of:=[.$Q$5]*([.K101]+[.$Q$4])" office:value-type="float" office:value="-38.58750105" calcext:value-type="float">
            <text:p>-38.58750105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-188" calcext:value-type="float">
            <text:p>-188</text:p>
          </table:table-cell>
          <table:table-cell office:value-type="float" office:value="-139" calcext:value-type="float">
            <text:p>-139</text:p>
          </table:table-cell>
          <table:table-cell office:value-type="float" office:value="-334" calcext:value-type="float">
            <text:p>-334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77373.345607" calcext:value-type="float">
            <text:p>160877373.345607</text:p>
          </table:table-cell>
          <table:table-cell office:value-type="float" office:value="407.702097" calcext:value-type="float">
            <text:p>407.702097</text:p>
          </table:table-cell>
          <table:table-cell table:number-columns-repeated="3"/>
          <table:table-cell table:formula="of:=[.$Q$3]*([.J102]+[.$Q$2])" office:value-type="float" office:value="-16.200001" calcext:value-type="float">
            <text:p>-16.200001</text:p>
          </table:table-cell>
          <table:table-cell table:formula="of:=[.$Q$5]*([.K102]+[.$Q$4])" office:value-type="float" office:value="-37.64250105" calcext:value-type="float">
            <text:p>-37.6425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237" calcext:value-type="float">
            <text:p>-237</text:p>
          </table:table-cell>
          <table:table-cell office:value-type="float" office:value="-95" calcext:value-type="float">
            <text:p>-95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7476134.239671" calcext:value-type="float">
            <text:p>157476134.239671</text:p>
          </table:table-cell>
          <table:table-cell office:value-type="float" office:value="418.03708" calcext:value-type="float">
            <text:p>418.03708</text:p>
          </table:table-cell>
          <table:table-cell table:number-columns-repeated="3"/>
          <table:table-cell table:formula="of:=[.$Q$3]*([.J103]+[.$Q$2])" office:value-type="float" office:value="-23.550001" calcext:value-type="float">
            <text:p>-23.550001</text:p>
          </table:table-cell>
          <table:table-cell table:formula="of:=[.$Q$5]*([.K103]+[.$Q$4])" office:value-type="float" office:value="-30.71250105" calcext:value-type="float">
            <text:p>-30.71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236" calcext:value-type="float">
            <text:p>-236</text:p>
          </table:table-cell>
          <table:table-cell office:value-type="float" office:value="-95" calcext:value-type="float">
            <text:p>-95</text:p>
          </table:table-cell>
          <table:table-cell office:value-type="float" office:value="-333" calcext:value-type="float">
            <text:p>-3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66320.207131" calcext:value-type="float">
            <text:p>162366320.207131</text:p>
          </table:table-cell>
          <table:table-cell office:value-type="float" office:value="419.058468" calcext:value-type="float">
            <text:p>419.058468</text:p>
          </table:table-cell>
          <table:table-cell table:number-columns-repeated="3"/>
          <table:table-cell table:formula="of:=[.$Q$3]*([.J104]+[.$Q$2])" office:value-type="float" office:value="-23.400001" calcext:value-type="float">
            <text:p>-23.400001</text:p>
          </table:table-cell>
          <table:table-cell table:formula="of:=[.$Q$5]*([.K104]+[.$Q$4])" office:value-type="float" office:value="-30.71250105" calcext:value-type="float">
            <text:p>-30.7125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2294909.110001" calcext:value-type="float">
            <text:p>162294909.110001</text:p>
          </table:table-cell>
          <table:table-cell office:value-type="float" office:value="417.13547" calcext:value-type="float">
            <text:p>417.13547</text:p>
          </table:table-cell>
          <table:table-cell table:number-columns-repeated="3"/>
          <table:table-cell table:formula="of:=[.$Q$3]*([.J105]+[.$Q$2])" office:value-type="float" office:value="-23.250001" calcext:value-type="float">
            <text:p>-23.250001</text:p>
          </table:table-cell>
          <table:table-cell table:formula="of:=[.$Q$5]*([.K105]+[.$Q$4])" office:value-type="float" office:value="-30.87000105" calcext:value-type="float">
            <text:p>-30.8700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5" calcext:value-type="float">
            <text:p>-235</text:p>
          </table:table-cell>
          <table:table-cell office:value-type="float" office:value="-91" calcext:value-type="float">
            <text:p>-91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710531.374763" calcext:value-type="float">
            <text:p>161710531.374763</text:p>
          </table:table-cell>
          <table:table-cell office:value-type="float" office:value="416.809309" calcext:value-type="float">
            <text:p>416.809309</text:p>
          </table:table-cell>
          <table:table-cell table:number-columns-repeated="3"/>
          <table:table-cell table:formula="of:=[.$Q$3]*([.J106]+[.$Q$2])" office:value-type="float" office:value="-23.250001" calcext:value-type="float">
            <text:p>-23.250001</text:p>
          </table:table-cell>
          <table:table-cell table:formula="of:=[.$Q$5]*([.K106]+[.$Q$4])" office:value-type="float" office:value="-30.08250105" calcext:value-type="float">
            <text:p>-30.0825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9" calcext:value-type="float">
            <text:p>-239</text:p>
          </table:table-cell>
          <table:table-cell office:value-type="float" office:value="-93" calcext:value-type="float">
            <text:p>-93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850001" calcext:value-type="float">
            <text:p>-35.8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1641486.705805" calcext:value-type="float">
            <text:p>161641486.705805</text:p>
          </table:table-cell>
          <table:table-cell office:value-type="float" office:value="418.725447" calcext:value-type="float">
            <text:p>418.725447</text:p>
          </table:table-cell>
          <table:table-cell table:number-columns-repeated="3"/>
          <table:table-cell table:formula="of:=[.$Q$3]*([.J107]+[.$Q$2])" office:value-type="float" office:value="-23.850001" calcext:value-type="float">
            <text:p>-23.850001</text:p>
          </table:table-cell>
          <table:table-cell table:formula="of:=[.$Q$5]*([.K107]+[.$Q$4])" office:value-type="float" office:value="-30.39750105" calcext:value-type="float">
            <text:p>-30.3975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240" calcext:value-type="float">
            <text:p>-240</text:p>
          </table:table-cell>
          <table:table-cell office:value-type="float" office:value="-89" calcext:value-type="float">
            <text:p>-89</text:p>
          </table:table-cell>
          <table:table-cell office:value-type="float" office:value="-331" calcext:value-type="float">
            <text:p>-33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0406986.311991" calcext:value-type="float">
            <text:p>160406986.311991</text:p>
          </table:table-cell>
          <table:table-cell office:value-type="float" office:value="418.428011" calcext:value-type="float">
            <text:p>418.428011</text:p>
          </table:table-cell>
          <table:table-cell table:number-columns-repeated="3"/>
          <table:table-cell table:formula="of:=[.$Q$3]*([.J108]+[.$Q$2])" office:value-type="float" office:value="-24.000001" calcext:value-type="float">
            <text:p>-24.000001</text:p>
          </table:table-cell>
          <table:table-cell table:formula="of:=[.$Q$5]*([.K108]+[.$Q$4])" office:value-type="float" office:value="-29.76750105" calcext:value-type="float">
            <text:p>-29.7675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96" calcext:value-type="float">
            <text:p>996</text:p>
          </table:table-cell>
          <table:table-cell office:value-type="float" office:value="-255" calcext:value-type="float">
            <text:p>-255</text:p>
          </table:table-cell>
          <table:table-cell office:value-type="float" office:value="-78" calcext:value-type="float">
            <text:p>-78</text:p>
          </table:table-cell>
          <table:table-cell office:value-type="float" office:value="-336" calcext:value-type="float">
            <text:p>-336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8.250002" calcext:value-type="float">
            <text:p>-38.250002</text:p>
          </table:table-cell>
          <table:table-cell office:value-type="float" office:value="-11.7" calcext:value-type="float">
            <text:p>-11.7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3672622.675304" calcext:value-type="float">
            <text:p>163672622.675304</text:p>
          </table:table-cell>
          <table:table-cell office:value-type="float" office:value="428.95804" calcext:value-type="float">
            <text:p>428.95804</text:p>
          </table:table-cell>
          <table:table-cell table:number-columns-repeated="3"/>
          <table:table-cell table:formula="of:=[.$Q$3]*([.J109]+[.$Q$2])" office:value-type="float" office:value="-26.250002" calcext:value-type="float">
            <text:p>-26.250002</text:p>
          </table:table-cell>
          <table:table-cell table:formula="of:=[.$Q$5]*([.K109]+[.$Q$4])" office:value-type="float" office:value="-28.035" calcext:value-type="float">
            <text:p>-28.03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-281" calcext:value-type="float">
            <text:p>-281</text:p>
          </table:table-cell>
          <table:table-cell office:value-type="float" office:value="-45" calcext:value-type="float">
            <text:p>-45</text:p>
          </table:table-cell>
          <table:table-cell office:value-type="float" office:value="-333" calcext:value-type="float">
            <text:p>-333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37223.723749" calcext:value-type="float">
            <text:p>162337223.723749</text:p>
          </table:table-cell>
          <table:table-cell office:value-type="float" office:value="438.035387" calcext:value-type="float">
            <text:p>438.035387</text:p>
          </table:table-cell>
          <table:table-cell table:number-columns-repeated="3"/>
          <table:table-cell table:formula="of:=[.$Q$3]*([.J110]+[.$Q$2])" office:value-type="float" office:value="-30.150002" calcext:value-type="float">
            <text:p>-30.150002</text:p>
          </table:table-cell>
          <table:table-cell table:formula="of:=[.$Q$5]*([.K110]+[.$Q$4])" office:value-type="float" office:value="-22.8375" calcext:value-type="float">
            <text:p>-22.83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92" calcext:value-type="float">
            <text:p>92</text:p>
          </table:table-cell>
          <table:table-cell office:value-type="float" office:value="976" calcext:value-type="float">
            <text:p>976</text:p>
          </table:table-cell>
          <table:table-cell office:value-type="float" office:value="-302" calcext:value-type="float">
            <text:p>-302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88048.004055" calcext:value-type="float">
            <text:p>160888048.004055</text:p>
          </table:table-cell>
          <table:table-cell office:value-type="float" office:value="450.37873" calcext:value-type="float">
            <text:p>450.37873</text:p>
          </table:table-cell>
          <table:table-cell table:number-columns-repeated="3"/>
          <table:table-cell table:formula="of:=[.$Q$3]*([.J111]+[.$Q$2])" office:value-type="float" office:value="-33.300002" calcext:value-type="float">
            <text:p>-33.300002</text:p>
          </table:table-cell>
          <table:table-cell table:formula="of:=[.$Q$5]*([.K111]+[.$Q$4])" office:value-type="float" office:value="-17.1675" calcext:value-type="float">
            <text:p>-17.16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09" calcext:value-type="float">
            <text:p>-309</text:p>
          </table:table-cell>
          <table:table-cell office:value-type="float" office:value="11" calcext:value-type="float">
            <text:p>11</text:p>
          </table:table-cell>
          <table:table-cell office:value-type="float" office:value="-338" calcext:value-type="float">
            <text:p>-338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328635.129423" calcext:value-type="float">
            <text:p>163328635.129423</text:p>
          </table:table-cell>
          <table:table-cell office:value-type="float" office:value="458.089511" calcext:value-type="float">
            <text:p>458.089511</text:p>
          </table:table-cell>
          <table:table-cell table:number-columns-repeated="3"/>
          <table:table-cell table:formula="of:=[.$Q$3]*([.J112]+[.$Q$2])" office:value-type="float" office:value="-34.350002" calcext:value-type="float">
            <text:p>-34.350002</text:p>
          </table:table-cell>
          <table:table-cell table:formula="of:=[.$Q$5]*([.K112]+[.$Q$4])" office:value-type="float" office:value="-14.0175" calcext:value-type="float">
            <text:p>-14.01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8" calcext:value-type="float">
            <text:p>968</text:p>
          </table:table-cell>
          <table:table-cell office:value-type="float" office:value="-319" calcext:value-type="float">
            <text:p>-319</text:p>
          </table:table-cell>
          <table:table-cell office:value-type="float" office:value="39" calcext:value-type="float">
            <text:p>39</text:p>
          </table:table-cell>
          <table:table-cell office:value-type="float" office:value="-340" calcext:value-type="float">
            <text:p>-34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5.85" calcext:value-type="float">
            <text:p>5.8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9027979.228265" calcext:value-type="float">
            <text:p>159027979.228265</text:p>
          </table:table-cell>
          <table:table-cell office:value-type="float" office:value="467.848266" calcext:value-type="float">
            <text:p>467.848266</text:p>
          </table:table-cell>
          <table:table-cell table:number-columns-repeated="3"/>
          <table:table-cell table:formula="of:=[.$Q$3]*([.J113]+[.$Q$2])" office:value-type="float" office:value="-35.850002" calcext:value-type="float">
            <text:p>-35.850002</text:p>
          </table:table-cell>
          <table:table-cell table:formula="of:=[.$Q$5]*([.K113]+[.$Q$4])" office:value-type="float" office:value="-9.6075" calcext:value-type="float">
            <text:p>-9.607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1000" calcext:value-type="float">
            <text:p>1000</text:p>
          </table:table-cell>
          <table:table-cell office:value-type="float" office:value="-325" calcext:value-type="float">
            <text:p>-325</text:p>
          </table:table-cell>
          <table:table-cell office:value-type="float" office:value="66" calcext:value-type="float">
            <text:p>66</text:p>
          </table:table-cell>
          <table:table-cell office:value-type="float" office:value="-343" calcext:value-type="float">
            <text:p>-34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9" calcext:value-type="float">
            <text:p>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4166352.18009" calcext:value-type="float">
            <text:p>164166352.18009</text:p>
          </table:table-cell>
          <table:table-cell office:value-type="float" office:value="477.105858" calcext:value-type="float">
            <text:p>477.105858</text:p>
          </table:table-cell>
          <table:table-cell table:number-columns-repeated="3"/>
          <table:table-cell table:formula="of:=[.$Q$3]*([.J114]+[.$Q$2])" office:value-type="float" office:value="-36.750002" calcext:value-type="float">
            <text:p>-36.750002</text:p>
          </table:table-cell>
          <table:table-cell table:formula="of:=[.$Q$5]*([.K114]+[.$Q$4])" office:value-type="float" office:value="-5.355" calcext:value-type="float">
            <text:p>-5.35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972" calcext:value-type="float">
            <text:p>972</text:p>
          </table:table-cell>
          <table:table-cell office:value-type="float" office:value="-334" calcext:value-type="float">
            <text:p>-334</text:p>
          </table:table-cell>
          <table:table-cell office:value-type="float" office:value="95" calcext:value-type="float">
            <text:p>95</text:p>
          </table:table-cell>
          <table:table-cell office:value-type="float" office:value="-345" calcext:value-type="float">
            <text:p>-34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4128019.364033" calcext:value-type="float">
            <text:p>4128019.3640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1745054.009874" calcext:value-type="float">
            <text:p>161745054.009874</text:p>
          </table:table-cell>
          <table:table-cell office:value-type="float" office:value="489.495659" calcext:value-type="float">
            <text:p>489.495659</text:p>
          </table:table-cell>
          <table:table-cell table:number-columns-repeated="3"/>
          <table:table-cell table:formula="of:=[.$Q$3]*([.J115]+[.$Q$2])" office:value-type="float" office:value="-38.100002" calcext:value-type="float">
            <text:p>-38.100002</text:p>
          </table:table-cell>
          <table:table-cell table:formula="of:=[.$Q$5]*([.K115]+[.$Q$4])" office:value-type="float" office:value="-0.787498950000001" calcext:value-type="float">
            <text:p>-0.78749895000000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30" calcext:value-type="float">
            <text:p>-330</text:p>
          </table:table-cell>
          <table:table-cell office:value-type="float" office:value="125" calcext:value-type="float">
            <text:p>125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.750001" calcext:value-type="float">
            <text:p>18.7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3630646.610921" calcext:value-type="float">
            <text:p>163630646.610921</text:p>
          </table:table-cell>
          <table:table-cell office:value-type="float" office:value="500.549698" calcext:value-type="float">
            <text:p>500.549698</text:p>
          </table:table-cell>
          <table:table-cell table:number-columns-repeated="3"/>
          <table:table-cell table:formula="of:=[.$Q$3]*([.J116]+[.$Q$2])" office:value-type="float" office:value="-37.500002" calcext:value-type="float">
            <text:p>-37.500002</text:p>
          </table:table-cell>
          <table:table-cell table:formula="of:=[.$Q$5]*([.K116]+[.$Q$4])" office:value-type="float" office:value="3.93750105" calcext:value-type="float">
            <text:p>3.9375010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0" calcext:value-type="float">
            <text:p>100</text:p>
          </table:table-cell>
          <table:table-cell office:value-type="float" office:value="984" calcext:value-type="float">
            <text:p>984</text:p>
          </table:table-cell>
          <table:table-cell office:value-type="float" office:value="-325" calcext:value-type="float">
            <text:p>-325</text:p>
          </table:table-cell>
          <table:table-cell office:value-type="float" office:value="156" calcext:value-type="float">
            <text:p>156</text:p>
          </table:table-cell>
          <table:table-cell office:value-type="float" office:value="-359" calcext:value-type="float">
            <text:p>-35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602803.612528" calcext:value-type="float">
            <text:p>162602803.612528</text:p>
          </table:table-cell>
          <table:table-cell office:value-type="float" office:value="508.765172" calcext:value-type="float">
            <text:p>508.765172</text:p>
          </table:table-cell>
          <table:table-cell table:number-columns-repeated="3"/>
          <table:table-cell table:formula="of:=[.$Q$3]*([.J117]+[.$Q$2])" office:value-type="float" office:value="-36.750002" calcext:value-type="float">
            <text:p>-36.750002</text:p>
          </table:table-cell>
          <table:table-cell table:formula="of:=[.$Q$5]*([.K117]+[.$Q$4])" office:value-type="float" office:value="8.82000105" calcext:value-type="float">
            <text:p>8.8200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office:value-type="float" office:value="-318" calcext:value-type="float">
            <text:p>-318</text:p>
          </table:table-cell>
          <table:table-cell office:value-type="float" office:value="173" calcext:value-type="float">
            <text:p>173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534144.849677" calcext:value-type="float">
            <text:p>162534144.849677</text:p>
          </table:table-cell>
          <table:table-cell office:value-type="float" office:value="505.6303" calcext:value-type="float">
            <text:p>505.6303</text:p>
          </table:table-cell>
          <table:table-cell table:number-columns-repeated="3"/>
          <table:table-cell table:formula="of:=[.$Q$3]*([.J118]+[.$Q$2])" office:value-type="float" office:value="-35.700002" calcext:value-type="float">
            <text:p>-35.700002</text:p>
          </table:table-cell>
          <table:table-cell table:formula="of:=[.$Q$5]*([.K118]+[.$Q$4])" office:value-type="float" office:value="11.49750105" calcext:value-type="float">
            <text:p>11.4975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-306" calcext:value-type="float">
            <text:p>-306</text:p>
          </table:table-cell>
          <table:table-cell office:value-type="float" office:value="205" calcext:value-type="float">
            <text:p>205</text:p>
          </table:table-cell>
          <table:table-cell office:value-type="float" office:value="-361" calcext:value-type="float">
            <text:p>-36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900002" calcext:value-type="float">
            <text:p>-45.90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515.734428" calcext:value-type="float">
            <text:p>515.734428</text:p>
          </table:table-cell>
          <table:table-cell table:number-columns-repeated="3"/>
          <table:table-cell table:formula="of:=[.$Q$3]*([.J119]+[.$Q$2])" office:value-type="float" office:value="-33.900002" calcext:value-type="float">
            <text:p>-33.900002</text:p>
          </table:table-cell>
          <table:table-cell table:formula="of:=[.$Q$5]*([.K119]+[.$Q$4])" office:value-type="float" office:value="16.53750105" calcext:value-type="float">
            <text:p>16.53750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4" calcext:value-type="float">
            <text:p>944</text:p>
          </table:table-cell>
          <table:table-cell office:value-type="float" office:value="-292" calcext:value-type="float">
            <text:p>-292</text:p>
          </table:table-cell>
          <table:table-cell office:value-type="float" office:value="231" calcext:value-type="float">
            <text:p>231</text:p>
          </table:table-cell>
          <table:table-cell office:value-type="float" office:value="-362" calcext:value-type="float">
            <text:p>-36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4673001.580573" calcext:value-type="float">
            <text:p>154673001.580573</text:p>
          </table:table-cell>
          <table:table-cell office:value-type="float" office:value="519.29664" calcext:value-type="float">
            <text:p>519.29664</text:p>
          </table:table-cell>
          <table:table-cell table:number-columns-repeated="3"/>
          <table:table-cell table:formula="of:=[.$Q$3]*([.J120]+[.$Q$2])" office:value-type="float" office:value="-31.800002" calcext:value-type="float">
            <text:p>-31.800002</text:p>
          </table:table-cell>
          <table:table-cell table:formula="of:=[.$Q$5]*([.K120]+[.$Q$4])" office:value-type="float" office:value="20.63250105" calcext:value-type="float">
            <text:p>20.6325010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36" calcext:value-type="float">
            <text:p>1036</text:p>
          </table:table-cell>
          <table:table-cell office:value-type="float" office:value="-271" calcext:value-type="float">
            <text:p>-271</text:p>
          </table:table-cell>
          <table:table-cell office:value-type="float" office:value="255" calcext:value-type="float">
            <text:p>255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456119.411535" calcext:value-type="float">
            <text:p>25456119.411535</text:p>
          </table:table-cell>
          <table:table-cell office:value-type="float" office:value="-40.650002" calcext:value-type="float">
            <text:p>-40.650002</text:p>
          </table:table-cell>
          <table:table-cell office:value-type="float" office:value="38.250002" calcext:value-type="float">
            <text:p>38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9713780.60326" calcext:value-type="float">
            <text:p>169713780.60326</text:p>
          </table:table-cell>
          <table:table-cell office:value-type="float" office:value="519.143525" calcext:value-type="float">
            <text:p>519.143525</text:p>
          </table:table-cell>
          <table:table-cell table:number-columns-repeated="3"/>
          <table:table-cell table:formula="of:=[.$Q$3]*([.J121]+[.$Q$2])" office:value-type="float" office:value="-28.650002" calcext:value-type="float">
            <text:p>-28.650002</text:p>
          </table:table-cell>
          <table:table-cell table:formula="of:=[.$Q$5]*([.K121]+[.$Q$4])" office:value-type="float" office:value="24.4125021" calcext:value-type="float">
            <text:p>24.4125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238" calcext:value-type="float">
            <text:p>-238</text:p>
          </table:table-cell>
          <table:table-cell office:value-type="float" office:value="279" calcext:value-type="float">
            <text:p>279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5.295061" calcext:value-type="float">
            <text:p>515.295061</text:p>
          </table:table-cell>
          <table:table-cell table:number-columns-repeated="3"/>
          <table:table-cell table:formula="of:=[.$Q$3]*([.J122]+[.$Q$2])" office:value-type="float" office:value="-23.700001" calcext:value-type="float">
            <text:p>-23.700001</text:p>
          </table:table-cell>
          <table:table-cell table:formula="of:=[.$Q$5]*([.K122]+[.$Q$4])" office:value-type="float" office:value="28.1925021" calcext:value-type="float">
            <text:p>28.1925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-361" calcext:value-type="float">
            <text:p>-361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5142867.907615" calcext:value-type="float">
            <text:p>165142867.907615</text:p>
          </table:table-cell>
          <table:table-cell office:value-type="float" office:value="510.187221" calcext:value-type="float">
            <text:p>510.187221</text:p>
          </table:table-cell>
          <table:table-cell table:number-columns-repeated="3"/>
          <table:table-cell table:formula="of:=[.$Q$3]*([.J123]+[.$Q$2])" office:value-type="float" office:value="-16.350001" calcext:value-type="float">
            <text:p>-16.350001</text:p>
          </table:table-cell>
          <table:table-cell table:formula="of:=[.$Q$5]*([.K123]+[.$Q$4])" office:value-type="float" office:value="32.6025021" calcext:value-type="float">
            <text:p>32.602502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-178" calcext:value-type="float">
            <text:p>-178</text:p>
          </table:table-cell>
          <table:table-cell office:value-type="float" office:value="311" calcext:value-type="float">
            <text:p>311</text:p>
          </table:table-cell>
          <table:table-cell office:value-type="float" office:value="-365" calcext:value-type="float">
            <text:p>-365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26.700001" calcext:value-type="float">
            <text:p>-26.700001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605457.702342" calcext:value-type="float">
            <text:p>162605457.702342</text:p>
          </table:table-cell>
          <table:table-cell office:value-type="float" office:value="511.497801" calcext:value-type="float">
            <text:p>511.497801</text:p>
          </table:table-cell>
          <table:table-cell table:number-columns-repeated="3"/>
          <table:table-cell table:formula="of:=[.$Q$3]*([.J124]+[.$Q$2])" office:value-type="float" office:value="-14.700001" calcext:value-type="float">
            <text:p>-14.700001</text:p>
          </table:table-cell>
          <table:table-cell table:formula="of:=[.$Q$5]*([.K124]+[.$Q$4])" office:value-type="float" office:value="33.2325021" calcext:value-type="float">
            <text:p>33.2325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956" calcext:value-type="float">
            <text:p>956</text:p>
          </table:table-cell>
          <table:table-cell office:value-type="float" office:value="-133" calcext:value-type="float">
            <text:p>-133</text:p>
          </table:table-cell>
          <table:table-cell office:value-type="float" office:value="328" calcext:value-type="float">
            <text:p>328</text:p>
          </table:table-cell>
          <table:table-cell office:value-type="float" office:value="-366" calcext:value-type="float">
            <text:p>-3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56691700.499436" calcext:value-type="float">
            <text:p>156691700.499436</text:p>
          </table:table-cell>
          <table:table-cell office:value-type="float" office:value="509.145362" calcext:value-type="float">
            <text:p>509.145362</text:p>
          </table:table-cell>
          <table:table-cell table:number-columns-repeated="3"/>
          <table:table-cell table:formula="of:=[.$Q$3]*([.J125]+[.$Q$2])" office:value-type="float" office:value="-7.950001" calcext:value-type="float">
            <text:p>-7.950001</text:p>
          </table:table-cell>
          <table:table-cell table:formula="of:=[.$Q$5]*([.K125]+[.$Q$4])" office:value-type="float" office:value="35.9100021" calcext:value-type="float">
            <text:p>35.910002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8" calcext:value-type="float">
            <text:p>28</text:p>
          </table:table-cell>
          <table:table-cell office:value-type="float" office:value="952" calcext:value-type="float">
            <text:p>952</text:p>
          </table:table-cell>
          <table:table-cell office:value-type="float" office:value="-91" calcext:value-type="float">
            <text:p>-91</text:p>
          </table:table-cell>
          <table:table-cell office:value-type="float" office:value="332" calcext:value-type="float">
            <text:p>332</text:p>
          </table:table-cell>
          <table:table-cell office:value-type="float" office:value="-365" calcext:value-type="float">
            <text:p>-36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56027211.879204" calcext:value-type="float">
            <text:p>156027211.879204</text:p>
          </table:table-cell>
          <table:table-cell office:value-type="float" office:value="501.727017" calcext:value-type="float">
            <text:p>501.727017</text:p>
          </table:table-cell>
          <table:table-cell table:number-columns-repeated="3"/>
          <table:table-cell table:formula="of:=[.$Q$3]*([.J126]+[.$Q$2])" office:value-type="float" office:value="-1.650001" calcext:value-type="float">
            <text:p>-1.650001</text:p>
          </table:table-cell>
          <table:table-cell table:formula="of:=[.$Q$5]*([.K126]+[.$Q$4])" office:value-type="float" office:value="36.5400021" calcext:value-type="float">
            <text:p>36.540002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42" calcext:value-type="float">
            <text:p>-42</text:p>
          </table:table-cell>
          <table:table-cell office:value-type="float" office:value="328" calcext:value-type="float">
            <text:p>328</text:p>
          </table:table-cell>
          <table:table-cell office:value-type="float" office:value="-369" calcext:value-type="float">
            <text:p>-36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6.3" calcext:value-type="float">
            <text:p>-6.3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7031234.193602" calcext:value-type="float">
            <text:p>167031234.193602</text:p>
          </table:table-cell>
          <table:table-cell office:value-type="float" office:value="495.488648" calcext:value-type="float">
            <text:p>495.488648</text:p>
          </table:table-cell>
          <table:table-cell table:number-columns-repeated="3"/>
          <table:table-cell table:formula="of:=[.$Q$3]*([.J127]+[.$Q$2])" office:value-type="float" office:value="5.7" calcext:value-type="float">
            <text:p>5.7</text:p>
          </table:table-cell>
          <table:table-cell table:formula="of:=[.$Q$5]*([.K127]+[.$Q$4])" office:value-type="float" office:value="35.9100021" calcext:value-type="float">
            <text:p>35.910002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4" calcext:value-type="float">
            <text:p>-4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2.4" calcext:value-type="float">
            <text:p>-2.4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58179335.38365" calcext:value-type="float">
            <text:p>158179335.38365</text:p>
          </table:table-cell>
          <table:table-cell office:value-type="float" office:value="487.714056" calcext:value-type="float">
            <text:p>487.714056</text:p>
          </table:table-cell>
          <table:table-cell table:number-columns-repeated="3"/>
          <table:table-cell table:formula="of:=[.$Q$3]*([.J128]+[.$Q$2])" office:value-type="float" office:value="9.6" calcext:value-type="float">
            <text:p>9.6</text:p>
          </table:table-cell>
          <table:table-cell table:formula="of:=[.$Q$5]*([.K128]+[.$Q$4])" office:value-type="float" office:value="33.8625021" calcext:value-type="float">
            <text:p>33.862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7" calcext:value-type="float">
            <text:p>317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90.470183" calcext:value-type="float">
            <text:p>490.470183</text:p>
          </table:table-cell>
          <table:table-cell table:number-columns-repeated="3"/>
          <table:table-cell table:formula="of:=[.$Q$3]*([.J129]+[.$Q$2])" office:value-type="float" office:value="9.9" calcext:value-type="float">
            <text:p>9.9</text:p>
          </table:table-cell>
          <table:table-cell table:formula="of:=[.$Q$5]*([.K129]+[.$Q$4])" office:value-type="float" office:value="34.1775021" calcext:value-type="float">
            <text:p>34.177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89.179926" calcext:value-type="float">
            <text:p>489.179926</text:p>
          </table:table-cell>
          <table:table-cell table:number-columns-repeated="3"/>
          <table:table-cell table:formula="of:=[.$Q$3]*([.J130]+[.$Q$2])" office:value-type="float" office:value="9.9" calcext:value-type="float">
            <text:p>9.9</text:p>
          </table:table-cell>
          <table:table-cell table:formula="of:=[.$Q$5]*([.K130]+[.$Q$4])" office:value-type="float" office:value="33.8625021" calcext:value-type="float">
            <text:p>33.862502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.25" calcext:value-type="float">
            <text:p>-2.25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87.682274" calcext:value-type="float">
            <text:p>487.682274</text:p>
          </table:table-cell>
          <table:table-cell table:number-columns-repeated="3"/>
          <table:table-cell table:formula="of:=[.$Q$3]*([.J131]+[.$Q$2])" office:value-type="float" office:value="9.75" calcext:value-type="float">
            <text:p>9.75</text:p>
          </table:table-cell>
          <table:table-cell table:formula="of:=[.$Q$5]*([.K131]+[.$Q$4])" office:value-type="float" office:value="33.8625021" calcext:value-type="float">
            <text:p>33.862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-13" calcext:value-type="float">
            <text:p>-13</text:p>
          </table:table-cell>
          <table:table-cell office:value-type="float" office:value="317" calcext:value-type="float">
            <text:p>317</text:p>
          </table:table-cell>
          <table:table-cell office:value-type="float" office:value="-373" calcext:value-type="float">
            <text:p>-37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95" calcext:value-type="float">
            <text:p>-1.9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716316.072308" calcext:value-type="float">
            <text:p>162716316.072308</text:p>
          </table:table-cell>
          <table:table-cell office:value-type="float" office:value="489.680508" calcext:value-type="float">
            <text:p>489.680508</text:p>
          </table:table-cell>
          <table:table-cell table:number-columns-repeated="3"/>
          <table:table-cell table:formula="of:=[.$Q$3]*([.J132]+[.$Q$2])" office:value-type="float" office:value="10.05" calcext:value-type="float">
            <text:p>10.05</text:p>
          </table:table-cell>
          <table:table-cell table:formula="of:=[.$Q$5]*([.K132]+[.$Q$4])" office:value-type="float" office:value="34.1775021" calcext:value-type="float">
            <text:p>34.177502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-10" calcext:value-type="float">
            <text:p>-10</text:p>
          </table:table-cell>
          <table:table-cell office:value-type="float" office:value="317" calcext:value-type="float">
            <text:p>317</text:p>
          </table:table-cell>
          <table:table-cell office:value-type="float" office:value="-372" calcext:value-type="float">
            <text:p>-372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.5" calcext:value-type="float">
            <text:p>-1.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6223446.428876" calcext:value-type="float">
            <text:p>166223446.428876</text:p>
          </table:table-cell>
          <table:table-cell office:value-type="float" office:value="488.848647" calcext:value-type="float">
            <text:p>488.848647</text:p>
          </table:table-cell>
          <table:table-cell table:number-columns-repeated="3"/>
          <table:table-cell table:formula="of:=[.$Q$3]*([.J133]+[.$Q$2])" office:value-type="float" office:value="10.5" calcext:value-type="float">
            <text:p>10.5</text:p>
          </table:table-cell>
          <table:table-cell table:formula="of:=[.$Q$5]*([.K133]+[.$Q$4])" office:value-type="float" office:value="34.1775021" calcext:value-type="float">
            <text:p>34.177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-7" calcext:value-type="float">
            <text:p>-7</text:p>
          </table:table-cell>
          <table:table-cell office:value-type="float" office:value="312" calcext:value-type="float">
            <text:p>312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05" calcext:value-type="float">
            <text:p>-1.0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2969423.436013" calcext:value-type="float">
            <text:p>162969423.436013</text:p>
          </table:table-cell>
          <table:table-cell office:value-type="float" office:value="487.870885" calcext:value-type="float">
            <text:p>487.870885</text:p>
          </table:table-cell>
          <table:table-cell table:number-columns-repeated="3"/>
          <table:table-cell table:formula="of:=[.$Q$3]*([.J134]+[.$Q$2])" office:value-type="float" office:value="10.95" calcext:value-type="float">
            <text:p>10.95</text:p>
          </table:table-cell>
          <table:table-cell table:formula="of:=[.$Q$5]*([.K134]+[.$Q$4])" office:value-type="float" office:value="33.3900021" calcext:value-type="float">
            <text:p>33.390002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1012" calcext:value-type="float">
            <text:p>1012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-374" calcext:value-type="float">
            <text:p>-37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3.9" calcext:value-type="float">
            <text:p>3.9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6130435.486524" calcext:value-type="float">
            <text:p>166130435.486524</text:p>
          </table:table-cell>
          <table:table-cell office:value-type="float" office:value="479.534149" calcext:value-type="float">
            <text:p>479.534149</text:p>
          </table:table-cell>
          <table:table-cell table:number-columns-repeated="3"/>
          <table:table-cell table:formula="of:=[.$Q$3]*([.J135]+[.$Q$2])" office:value-type="float" office:value="15.9" calcext:value-type="float">
            <text:p>15.9</text:p>
          </table:table-cell>
          <table:table-cell table:formula="of:=[.$Q$5]*([.K135]+[.$Q$4])" office:value-type="float" office:value="31.3425021" calcext:value-type="float">
            <text:p>31.342502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-378" calcext:value-type="float">
            <text:p>-378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95" calcext:value-type="float">
            <text:p>7.95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76.359108" calcext:value-type="float">
            <text:p>476.359108</text:p>
          </table:table-cell>
          <table:table-cell table:number-columns-repeated="3"/>
          <table:table-cell table:formula="of:=[.$Q$3]*([.J136]+[.$Q$2])" office:value-type="float" office:value="19.95" calcext:value-type="float">
            <text:p>19.95</text:p>
          </table:table-cell>
          <table:table-cell table:formula="of:=[.$Q$5]*([.K136]+[.$Q$4])" office:value-type="float" office:value="29.1375021" calcext:value-type="float">
            <text:p>29.137502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float" office:value="-380" calcext:value-type="float">
            <text:p>-380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611411.875125" calcext:value-type="float">
            <text:p>159611411.875125</text:p>
          </table:table-cell>
          <table:table-cell office:value-type="float" office:value="468.953089" calcext:value-type="float">
            <text:p>468.953089</text:p>
          </table:table-cell>
          <table:table-cell table:number-columns-repeated="3"/>
          <table:table-cell table:formula="of:=[.$Q$3]*([.J137]+[.$Q$2])" office:value-type="float" office:value="24.900001" calcext:value-type="float">
            <text:p>24.900001</text:p>
          </table:table-cell>
          <table:table-cell table:formula="of:=[.$Q$5]*([.K137]+[.$Q$4])" office:value-type="float" office:value="25.3575021" calcext:value-type="float">
            <text:p>25.357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-381" calcext:value-type="float">
            <text:p>-381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5.550001" calcext:value-type="float">
            <text:p>35.5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696525.480145" calcext:value-type="float">
            <text:p>162696525.480145</text:p>
          </table:table-cell>
          <table:table-cell office:value-type="float" office:value="460.819921" calcext:value-type="float">
            <text:p>460.819921</text:p>
          </table:table-cell>
          <table:table-cell table:number-columns-repeated="3"/>
          <table:table-cell table:formula="of:=[.$Q$3]*([.J138]+[.$Q$2])" office:value-type="float" office:value="27.750001" calcext:value-type="float">
            <text:p>27.750001</text:p>
          </table:table-cell>
          <table:table-cell table:formula="of:=[.$Q$5]*([.K138]+[.$Q$4])" office:value-type="float" office:value="21.57750105" calcext:value-type="float">
            <text:p>21.5775010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float" office:value="-379" calcext:value-type="float">
            <text:p>-37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32.400001" calcext:value-type="float">
            <text:p>32.4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9301778.308205" calcext:value-type="float">
            <text:p>159301778.308205</text:p>
          </table:table-cell>
          <table:table-cell office:value-type="float" office:value="452.170322" calcext:value-type="float">
            <text:p>452.170322</text:p>
          </table:table-cell>
          <table:table-cell table:number-columns-repeated="3"/>
          <table:table-cell table:formula="of:=[.$Q$3]*([.J139]+[.$Q$2])" office:value-type="float" office:value="29.850001" calcext:value-type="float">
            <text:p>29.850001</text:p>
          </table:table-cell>
          <table:table-cell table:formula="of:=[.$Q$5]*([.K139]+[.$Q$4])" office:value-type="float" office:value="18.27000105" calcext:value-type="float">
            <text:p>18.2700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-377" calcext:value-type="float">
            <text:p>-377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2112271.189331" calcext:value-type="float">
            <text:p>162112271.189331</text:p>
          </table:table-cell>
          <table:table-cell office:value-type="float" office:value="445.679257" calcext:value-type="float">
            <text:p>445.679257</text:p>
          </table:table-cell>
          <table:table-cell table:number-columns-repeated="3"/>
          <table:table-cell table:formula="of:=[.$Q$3]*([.J140]+[.$Q$2])" office:value-type="float" office:value="31.500001" calcext:value-type="float">
            <text:p>31.500001</text:p>
          </table:table-cell>
          <table:table-cell table:formula="of:=[.$Q$5]*([.K140]+[.$Q$4])" office:value-type="float" office:value="15.59250105" calcext:value-type="float">
            <text:p>15.592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-379" calcext:value-type="float">
            <text:p>-379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2546031.38018" calcext:value-type="float">
            <text:p>162546031.38018</text:p>
          </table:table-cell>
          <table:table-cell office:value-type="float" office:value="440.291949" calcext:value-type="float">
            <text:p>440.291949</text:p>
          </table:table-cell>
          <table:table-cell table:number-columns-repeated="3"/>
          <table:table-cell table:formula="of:=[.$Q$3]*([.J141]+[.$Q$2])" office:value-type="float" office:value="33.900001" calcext:value-type="float">
            <text:p>33.900001</text:p>
          </table:table-cell>
          <table:table-cell table:formula="of:=[.$Q$5]*([.K141]+[.$Q$4])" office:value-type="float" office:value="11.02500105" calcext:value-type="float">
            <text:p>11.0250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8049869.025444" calcext:value-type="float">
            <text:p>168049869.025444</text:p>
          </table:table-cell>
          <table:table-cell office:value-type="float" office:value="433.192798" calcext:value-type="float">
            <text:p>433.192798</text:p>
          </table:table-cell>
          <table:table-cell table:number-columns-repeated="3"/>
          <table:table-cell table:formula="of:=[.$Q$3]*([.J142]+[.$Q$2])" office:value-type="float" office:value="35.700001" calcext:value-type="float">
            <text:p>35.700001</text:p>
          </table:table-cell>
          <table:table-cell table:formula="of:=[.$Q$5]*([.K142]+[.$Q$4])" office:value-type="float" office:value="7.24500105" calcext:value-type="float">
            <text:p>7.2450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4628596.80857" calcext:value-type="float">
            <text:p>164628596.80857</text:p>
          </table:table-cell>
          <table:table-cell office:value-type="float" office:value="423.886777" calcext:value-type="float">
            <text:p>423.886777</text:p>
          </table:table-cell>
          <table:table-cell table:number-columns-repeated="3"/>
          <table:table-cell table:formula="of:=[.$Q$3]*([.J143]+[.$Q$2])" office:value-type="float" office:value="36.600001" calcext:value-type="float">
            <text:p>36.600001</text:p>
          </table:table-cell>
          <table:table-cell table:formula="of:=[.$Q$5]*([.K143]+[.$Q$4])" office:value-type="float" office:value="3.15000105" calcext:value-type="float">
            <text:p>3.15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-371" calcext:value-type="float">
            <text:p>-37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349654.224677" calcext:value-type="float">
            <text:p>163349654.224677</text:p>
          </table:table-cell>
          <table:table-cell office:value-type="float" office:value="420.039284" calcext:value-type="float">
            <text:p>420.039284</text:p>
          </table:table-cell>
          <table:table-cell table:number-columns-repeated="3"/>
          <table:table-cell table:formula="of:=[.$Q$3]*([.J144]+[.$Q$2])" office:value-type="float" office:value="36.900001" calcext:value-type="float">
            <text:p>36.900001</text:p>
          </table:table-cell>
          <table:table-cell table:formula="of:=[.$Q$5]*([.K144]+[.$Q$4])" office:value-type="float" office:value="0.94500105" calcext:value-type="float">
            <text:p>0.9450010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-371" calcext:value-type="float">
            <text:p>-37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5750108.247581" calcext:value-type="float">
            <text:p>165750108.247581</text:p>
          </table:table-cell>
          <table:table-cell office:value-type="float" office:value="416.474489" calcext:value-type="float">
            <text:p>416.474489</text:p>
          </table:table-cell>
          <table:table-cell table:number-columns-repeated="3"/>
          <table:table-cell table:formula="of:=[.$Q$3]*([.J145]+[.$Q$2])" office:value-type="float" office:value="37.050001" calcext:value-type="float">
            <text:p>37.050001</text:p>
          </table:table-cell>
          <table:table-cell table:formula="of:=[.$Q$5]*([.K145]+[.$Q$4])" office:value-type="float" office:value="-1.73249895" calcext:value-type="float">
            <text:p>-1.7324989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-367" calcext:value-type="float">
            <text:p>-367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9.3" calcext:value-type="float">
            <text:p>9.3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255247.636332" calcext:value-type="float">
            <text:p>164255247.636332</text:p>
          </table:table-cell>
          <table:table-cell office:value-type="float" office:value="408.358911" calcext:value-type="float">
            <text:p>408.358911</text:p>
          </table:table-cell>
          <table:table-cell table:number-columns-repeated="3"/>
          <table:table-cell table:formula="of:=[.$Q$3]*([.J146]+[.$Q$2])" office:value-type="float" office:value="37.200001" calcext:value-type="float">
            <text:p>37.200001</text:p>
          </table:table-cell>
          <table:table-cell table:formula="of:=[.$Q$5]*([.K146]+[.$Q$4])" office:value-type="float" office:value="-5.985" calcext:value-type="float">
            <text:p>-5.98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32" calcext:value-type="float">
            <text:p>-32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227555.584433" calcext:value-type="float">
            <text:p>160227555.584433</text:p>
          </table:table-cell>
          <table:table-cell office:value-type="float" office:value="400.453493" calcext:value-type="float">
            <text:p>400.453493</text:p>
          </table:table-cell>
          <table:table-cell table:number-columns-repeated="3"/>
          <table:table-cell table:formula="of:=[.$Q$3]*([.J147]+[.$Q$2])" office:value-type="float" office:value="36.450001" calcext:value-type="float">
            <text:p>36.450001</text:p>
          </table:table-cell>
          <table:table-cell table:formula="of:=[.$Q$5]*([.K147]+[.$Q$4])" office:value-type="float" office:value="-8.6625" calcext:value-type="float">
            <text:p>-8.66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2.4" calcext:value-type="float">
            <text:p>2.4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639779.076836" calcext:value-type="float">
            <text:p>162639779.076836</text:p>
          </table:table-cell>
          <table:table-cell office:value-type="float" office:value="396.511034" calcext:value-type="float">
            <text:p>396.511034</text:p>
          </table:table-cell>
          <table:table-cell table:number-columns-repeated="3"/>
          <table:table-cell table:formula="of:=[.$Q$3]*([.J148]+[.$Q$2])" office:value-type="float" office:value="36.150001" calcext:value-type="float">
            <text:p>36.150001</text:p>
          </table:table-cell>
          <table:table-cell table:formula="of:=[.$Q$5]*([.K148]+[.$Q$4])" office:value-type="float" office:value="-13.23" calcext:value-type="float">
            <text:p>-13.2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56350202.947937" calcext:value-type="float">
            <text:p>156350202.947937</text:p>
          </table:table-cell>
          <table:table-cell office:value-type="float" office:value="389.140078" calcext:value-type="float">
            <text:p>389.140078</text:p>
          </table:table-cell>
          <table:table-cell table:number-columns-repeated="3"/>
          <table:table-cell table:formula="of:=[.$Q$3]*([.J149]+[.$Q$2])" office:value-type="float" office:value="34.500001" calcext:value-type="float">
            <text:p>34.500001</text:p>
          </table:table-cell>
          <table:table-cell table:formula="of:=[.$Q$5]*([.K149]+[.$Q$4])" office:value-type="float" office:value="-16.8525" calcext:value-type="float">
            <text:p>-16.852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35" calcext:value-type="float">
            <text:p>135</text:p>
          </table:table-cell>
          <table:table-cell office:value-type="float" office:value="-32" calcext:value-type="float">
            <text:p>-32</text:p>
          </table:table-cell>
          <table:table-cell office:value-type="float" office:value="-352" calcext:value-type="float">
            <text:p>-35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0" calcext:value-type="float">
            <text:p>0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0.250001" calcext:value-type="float">
            <text:p>20.250001</text:p>
          </table:table-cell>
          <table:table-cell office:value-type="float" office:value="-4.8" calcext:value-type="float">
            <text:p>-4.8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2273744.202903" calcext:value-type="float">
            <text:p>162273744.202903</text:p>
          </table:table-cell>
          <table:table-cell office:value-type="float" office:value="378.355653" calcext:value-type="float">
            <text:p>378.355653</text:p>
          </table:table-cell>
          <table:table-cell table:number-columns-repeated="3"/>
          <table:table-cell table:formula="of:=[.$Q$3]*([.J150]+[.$Q$2])" office:value-type="float" office:value="32.250001" calcext:value-type="float">
            <text:p>32.250001</text:p>
          </table:table-cell>
          <table:table-cell table:formula="of:=[.$Q$5]*([.K150]+[.$Q$4])" office:value-type="float" office:value="-20.79" calcext:value-type="float">
            <text:p>-20.7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4" calcext:value-type="float">
            <text:p>104</text:p>
          </table:table-cell>
          <table:table-cell office:value-type="float" office:value="976" calcext:value-type="float">
            <text:p>976</text:p>
          </table:table-cell>
          <table:table-cell office:value-type="float" office:value="120" calcext:value-type="float">
            <text:p>120</text:p>
          </table:table-cell>
          <table:table-cell office:value-type="float" office:value="-56" calcext:value-type="float">
            <text:p>-56</text:p>
          </table:table-cell>
          <table:table-cell office:value-type="float" office:value="-348" calcext:value-type="float">
            <text:p>-34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8.4" calcext:value-type="float">
            <text:p>-8.4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1084068.514952" calcext:value-type="float">
            <text:p>161084068.514952</text:p>
          </table:table-cell>
          <table:table-cell office:value-type="float" office:value="372.343927" calcext:value-type="float">
            <text:p>372.343927</text:p>
          </table:table-cell>
          <table:table-cell table:number-columns-repeated="3"/>
          <table:table-cell table:formula="of:=[.$Q$3]*([.J151]+[.$Q$2])" office:value-type="float" office:value="30.000001" calcext:value-type="float">
            <text:p>30.000001</text:p>
          </table:table-cell>
          <table:table-cell table:formula="of:=[.$Q$5]*([.K151]+[.$Q$4])" office:value-type="float" office:value="-24.57" calcext:value-type="float">
            <text:p>-24.5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3" calcext:value-type="float">
            <text:p>-73</text:p>
          </table:table-cell>
          <table:table-cell office:value-type="float" office:value="-343" calcext:value-type="float">
            <text:p>-343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2031467.467764" calcext:value-type="float">
            <text:p>162031467.467764</text:p>
          </table:table-cell>
          <table:table-cell office:value-type="float" office:value="365.215005" calcext:value-type="float">
            <text:p>365.215005</text:p>
          </table:table-cell>
          <table:table-cell table:number-columns-repeated="3"/>
          <table:table-cell table:formula="of:=[.$Q$3]*([.J152]+[.$Q$2])" office:value-type="float" office:value="27.300001" calcext:value-type="float">
            <text:p>27.300001</text:p>
          </table:table-cell>
          <table:table-cell table:formula="of:=[.$Q$5]*([.K152]+[.$Q$4])" office:value-type="float" office:value="-27.2475" calcext:value-type="float">
            <text:p>-27.247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89" calcext:value-type="float">
            <text:p>89</text:p>
          </table:table-cell>
          <table:table-cell office:value-type="float" office:value="-88" calcext:value-type="float">
            <text:p>-88</text:p>
          </table:table-cell>
          <table:table-cell office:value-type="float" office:value="-343" calcext:value-type="float">
            <text:p>-343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71129610.084718" calcext:value-type="float">
            <text:p>171129610.084718</text:p>
          </table:table-cell>
          <table:table-cell office:value-type="float" office:value="365.121897" calcext:value-type="float">
            <text:p>365.121897</text:p>
          </table:table-cell>
          <table:table-cell table:number-columns-repeated="3"/>
          <table:table-cell table:formula="of:=[.$Q$3]*([.J153]+[.$Q$2])" office:value-type="float" office:value="25.350001" calcext:value-type="float">
            <text:p>25.350001</text:p>
          </table:table-cell>
          <table:table-cell table:formula="of:=[.$Q$5]*([.K153]+[.$Q$4])" office:value-type="float" office:value="-29.61000105" calcext:value-type="float">
            <text:p>-29.6100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  <table:table-cell office:value-type="float" office:value="-103" calcext:value-type="float">
            <text:p>-103</text:p>
          </table:table-cell>
          <table:table-cell office:value-type="float" office:value="-339" calcext:value-type="float">
            <text:p>-33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10.2" calcext:value-type="float">
            <text:p>10.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395843.175991" calcext:value-type="float">
            <text:p>167395843.175991</text:p>
          </table:table-cell>
          <table:table-cell office:value-type="float" office:value="360.768624" calcext:value-type="float">
            <text:p>360.768624</text:p>
          </table:table-cell>
          <table:table-cell table:number-columns-repeated="3"/>
          <table:table-cell table:formula="of:=[.$Q$3]*([.J154]+[.$Q$2])" office:value-type="float" office:value="22.2" calcext:value-type="float">
            <text:p>22.2</text:p>
          </table:table-cell>
          <table:table-cell table:formula="of:=[.$Q$5]*([.K154]+[.$Q$4])" office:value-type="float" office:value="-31.97250105" calcext:value-type="float">
            <text:p>-31.97250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956" calcext:value-type="float">
            <text:p>956</text:p>
          </table:table-cell>
          <table:table-cell office:value-type="float" office:value="58" calcext:value-type="float">
            <text:p>58</text:p>
          </table:table-cell>
          <table:table-cell office:value-type="float" office:value="-108" calcext:value-type="float">
            <text:p>-108</text:p>
          </table:table-cell>
          <table:table-cell office:value-type="float" office:value="-340" calcext:value-type="float">
            <text:p>-340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3734874.748411" calcext:value-type="float">
            <text:p>3734874.748411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8.7" calcext:value-type="float">
            <text:p>8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8581885.094015" calcext:value-type="float">
            <text:p>158581885.094015</text:p>
          </table:table-cell>
          <table:table-cell office:value-type="float" office:value="361.424958" calcext:value-type="float">
            <text:p>361.424958</text:p>
          </table:table-cell>
          <table:table-cell table:number-columns-repeated="3"/>
          <table:table-cell table:formula="of:=[.$Q$3]*([.J155]+[.$Q$2])" office:value-type="float" office:value="20.7" calcext:value-type="float">
            <text:p>20.7</text:p>
          </table:table-cell>
          <table:table-cell table:formula="of:=[.$Q$5]*([.K155]+[.$Q$4])" office:value-type="float" office:value="-32.76000105" calcext:value-type="float">
            <text:p>-32.7600010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office:value-type="float" office:value="-127" calcext:value-type="float">
            <text:p>-127</text:p>
          </table:table-cell>
          <table:table-cell office:value-type="float" office:value="-337" calcext:value-type="float">
            <text:p>-33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4.2" calcext:value-type="float">
            <text:p>4.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52090761.943298" calcext:value-type="float">
            <text:p>152090761.943298</text:p>
          </table:table-cell>
          <table:table-cell office:value-type="float" office:value="361.222923" calcext:value-type="float">
            <text:p>361.222923</text:p>
          </table:table-cell>
          <table:table-cell table:number-columns-repeated="3"/>
          <table:table-cell table:formula="of:=[.$Q$3]*([.J156]+[.$Q$2])" office:value-type="float" office:value="16.2" calcext:value-type="float">
            <text:p>16.2</text:p>
          </table:table-cell>
          <table:table-cell table:formula="of:=[.$Q$5]*([.K156]+[.$Q$4])" office:value-type="float" office:value="-35.75250105" calcext:value-type="float">
            <text:p>-35.7525010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339" calcext:value-type="float">
            <text:p>-33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0.15" calcext:value-type="float">
            <text:p>0.1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6526669.160718" calcext:value-type="float">
            <text:p>166526669.160718</text:p>
          </table:table-cell>
          <table:table-cell office:value-type="float" office:value="364.157933" calcext:value-type="float">
            <text:p>364.157933</text:p>
          </table:table-cell>
          <table:table-cell table:number-columns-repeated="3"/>
          <table:table-cell table:formula="of:=[.$Q$3]*([.J157]+[.$Q$2])" office:value-type="float" office:value="12.15" calcext:value-type="float">
            <text:p>12.15</text:p>
          </table:table-cell>
          <table:table-cell table:formula="of:=[.$Q$5]*([.K157]+[.$Q$4])" office:value-type="float" office:value="-36.69750105" calcext:value-type="float">
            <text:p>-36.6975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office:value-type="float" office:value="-23" calcext:value-type="float">
            <text:p>-23</text:p>
          </table:table-cell>
          <table:table-cell office:value-type="float" office:value="-142" calcext:value-type="float">
            <text:p>-142</text:p>
          </table:table-cell>
          <table:table-cell office:value-type="float" office:value="-335" calcext:value-type="float">
            <text:p>-33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0996095.630111" calcext:value-type="float">
            <text:p>160996095.630111</text:p>
          </table:table-cell>
          <table:table-cell office:value-type="float" office:value="364.57921" calcext:value-type="float">
            <text:p>364.57921</text:p>
          </table:table-cell>
          <table:table-cell table:number-columns-repeated="3"/>
          <table:table-cell table:formula="of:=[.$Q$3]*([.J158]+[.$Q$2])" office:value-type="float" office:value="8.55" calcext:value-type="float">
            <text:p>8.55</text:p>
          </table:table-cell>
          <table:table-cell table:formula="of:=[.$Q$5]*([.K158]+[.$Q$4])" office:value-type="float" office:value="-38.11500105" calcext:value-type="float">
            <text:p>-38.11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4" calcext:value-type="float">
            <text:p>1004</text:p>
          </table:table-cell>
          <table:table-cell office:value-type="float" office:value="-41" calcext:value-type="float">
            <text:p>-41</text:p>
          </table:table-cell>
          <table:table-cell office:value-type="float" office:value="-144" calcext:value-type="float">
            <text:p>-144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6.15" calcext:value-type="float">
            <text:p>-6.15</text:p>
          </table:table-cell>
          <table:table-cell office:value-type="float" office:value="-21.600001" calcext:value-type="float">
            <text:p>-21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846215.670796" calcext:value-type="float">
            <text:p>164846215.670796</text:p>
          </table:table-cell>
          <table:table-cell office:value-type="float" office:value="366.023223" calcext:value-type="float">
            <text:p>366.023223</text:p>
          </table:table-cell>
          <table:table-cell table:number-columns-repeated="3"/>
          <table:table-cell table:formula="of:=[.$Q$3]*([.J159]+[.$Q$2])" office:value-type="float" office:value="5.85" calcext:value-type="float">
            <text:p>5.85</text:p>
          </table:table-cell>
          <table:table-cell table:formula="of:=[.$Q$5]*([.K159]+[.$Q$4])" office:value-type="float" office:value="-38.43000105" calcext:value-type="float">
            <text:p>-38.4300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-72" calcext:value-type="float">
            <text:p>-72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0" calcext:value-type="float">
            <text:p>0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451288.551828" calcext:value-type="float">
            <text:p>159451288.551828</text:p>
          </table:table-cell>
          <table:table-cell office:value-type="float" office:value="370.158074" calcext:value-type="float">
            <text:p>370.158074</text:p>
          </table:table-cell>
          <table:table-cell table:number-columns-repeated="3"/>
          <table:table-cell table:formula="of:=[.$Q$3]*([.J160]+[.$Q$2])" office:value-type="float" office:value="1.2" calcext:value-type="float">
            <text:p>1.2</text:p>
          </table:table-cell>
          <table:table-cell table:formula="of:=[.$Q$5]*([.K160]+[.$Q$4])" office:value-type="float" office:value="-38.90250105" calcext:value-type="float">
            <text:p>-38.902501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560558.129403" calcext:value-type="float">
            <text:p>162560558.129403</text:p>
          </table:table-cell>
          <table:table-cell office:value-type="float" office:value="375.821766" calcext:value-type="float">
            <text:p>375.821766</text:p>
          </table:table-cell>
          <table:table-cell table:number-columns-repeated="3"/>
          <table:table-cell table:formula="of:=[.$Q$3]*([.J161]+[.$Q$2])" office:value-type="float" office:value="-2.550001" calcext:value-type="float">
            <text:p>-2.550001</text:p>
          </table:table-cell>
          <table:table-cell table:formula="of:=[.$Q$5]*([.K161]+[.$Q$4])" office:value-type="float" office:value="-38.90250105" calcext:value-type="float">
            <text:p>-38.902501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" calcext:value-type="float">
            <text:p>28</text:p>
          </table:table-cell>
          <table:table-cell office:value-type="float" office:value="924" calcext:value-type="float">
            <text:p>924</text:p>
          </table:table-cell>
          <table:table-cell office:value-type="float" office:value="-129" calcext:value-type="float">
            <text:p>-129</text:p>
          </table:table-cell>
          <table:table-cell office:value-type="float" office:value="-143" calcext:value-type="float">
            <text:p>-143</text:p>
          </table:table-cell>
          <table:table-cell office:value-type="float" office:value="-333" calcext:value-type="float">
            <text:p>-333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51996173.662518" calcext:value-type="float">
            <text:p>151996173.662518</text:p>
          </table:table-cell>
          <table:table-cell office:value-type="float" office:value="384.680387" calcext:value-type="float">
            <text:p>384.680387</text:p>
          </table:table-cell>
          <table:table-cell table:number-columns-repeated="3"/>
          <table:table-cell table:formula="of:=[.$Q$3]*([.J162]+[.$Q$2])" office:value-type="float" office:value="-7.350001" calcext:value-type="float">
            <text:p>-7.350001</text:p>
          </table:table-cell>
          <table:table-cell table:formula="of:=[.$Q$5]*([.K162]+[.$Q$4])" office:value-type="float" office:value="-38.27250105" calcext:value-type="float">
            <text:p>-38.2725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1431525.088431" calcext:value-type="float">
            <text:p>161431525.088431</text:p>
          </table:table-cell>
          <table:table-cell office:value-type="float" office:value="385.985751" calcext:value-type="float">
            <text:p>385.985751</text:p>
          </table:table-cell>
          <table:table-cell table:number-columns-repeated="3"/>
          <table:table-cell table:formula="of:=[.$Q$3]*([.J163]+[.$Q$2])" office:value-type="float" office:value="-9.900001" calcext:value-type="float">
            <text:p>-9.900001</text:p>
          </table:table-cell>
          <table:table-cell table:formula="of:=[.$Q$5]*([.K163]+[.$Q$4])" office:value-type="float" office:value="-37.32750105" calcext:value-type="float">
            <text:p>-37.3275010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1128" calcext:value-type="float">
            <text:p>1128</text:p>
          </table:table-cell>
          <table:table-cell office:value-type="float" office:value="-181" calcext:value-type="float">
            <text:p>-181</text:p>
          </table:table-cell>
          <table:table-cell office:value-type="float" office:value="-126" calcext:value-type="float">
            <text:p>-126</text:p>
          </table:table-cell>
          <table:table-cell office:value-type="float" office:value="-330" calcext:value-type="float">
            <text:p>-33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7716701.101363" calcext:value-type="float">
            <text:p>27716701.101363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5485328.947459" calcext:value-type="float">
            <text:p>185485328.947459</text:p>
          </table:table-cell>
          <table:table-cell office:value-type="float" office:value="396.90931" calcext:value-type="float">
            <text:p>396.90931</text:p>
          </table:table-cell>
          <table:table-cell table:number-columns-repeated="3"/>
          <table:table-cell table:formula="of:=[.$Q$3]*([.J164]+[.$Q$2])" office:value-type="float" office:value="-15.150001" calcext:value-type="float">
            <text:p>-15.150001</text:p>
          </table:table-cell>
          <table:table-cell table:formula="of:=[.$Q$5]*([.K164]+[.$Q$4])" office:value-type="float" office:value="-35.59500105" calcext:value-type="float">
            <text:p>-35.5950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209" calcext:value-type="float">
            <text:p>-209</text:p>
          </table:table-cell>
          <table:table-cell office:value-type="float" office:value="-111" calcext:value-type="float">
            <text:p>-111</text:p>
          </table:table-cell>
          <table:table-cell office:value-type="float" office:value="-330" calcext:value-type="float">
            <text:p>-33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31.350001" calcext:value-type="float">
            <text:p>-31.35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8191555.918003" calcext:value-type="float">
            <text:p>158191555.918003</text:p>
          </table:table-cell>
          <table:table-cell office:value-type="float" office:value="406.081273" calcext:value-type="float">
            <text:p>406.081273</text:p>
          </table:table-cell>
          <table:table-cell table:number-columns-repeated="3"/>
          <table:table-cell table:formula="of:=[.$Q$3]*([.J165]+[.$Q$2])" office:value-type="float" office:value="-19.350001" calcext:value-type="float">
            <text:p>-19.350001</text:p>
          </table:table-cell>
          <table:table-cell table:formula="of:=[.$Q$5]*([.K165]+[.$Q$4])" office:value-type="float" office:value="-33.23250105" calcext:value-type="float">
            <text:p>-33.23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224" calcext:value-type="float">
            <text:p>-224</text:p>
          </table:table-cell>
          <table:table-cell office:value-type="float" office:value="-97" calcext:value-type="float">
            <text:p>-97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553575.111956" calcext:value-type="float">
            <text:p>159553575.111956</text:p>
          </table:table-cell>
          <table:table-cell office:value-type="float" office:value="412.078876" calcext:value-type="float">
            <text:p>412.078876</text:p>
          </table:table-cell>
          <table:table-cell table:number-columns-repeated="3"/>
          <table:table-cell table:formula="of:=[.$Q$3]*([.J166]+[.$Q$2])" office:value-type="float" office:value="-21.600001" calcext:value-type="float">
            <text:p>-21.600001</text:p>
          </table:table-cell>
          <table:table-cell table:formula="of:=[.$Q$5]*([.K166]+[.$Q$4])" office:value-type="float" office:value="-31.02750105" calcext:value-type="float">
            <text:p>-31.0275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68" calcext:value-type="float">
            <text:p>68</text:p>
          </table:table-cell>
          <table:table-cell office:value-type="float" office:value="1008" calcext:value-type="float">
            <text:p>1008</text:p>
          </table:table-cell>
          <table:table-cell office:value-type="float" office:value="-240" calcext:value-type="float">
            <text:p>-240</text:p>
          </table:table-cell>
          <table:table-cell office:value-type="float" office:value="-90" calcext:value-type="float">
            <text:p>-90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827798.72508" calcext:value-type="float">
            <text:p>165827798.72508</text:p>
          </table:table-cell>
          <table:table-cell office:value-type="float" office:value="421.017814" calcext:value-type="float">
            <text:p>421.017814</text:p>
          </table:table-cell>
          <table:table-cell table:number-columns-repeated="3"/>
          <table:table-cell table:formula="of:=[.$Q$3]*([.J167]+[.$Q$2])" office:value-type="float" office:value="-24.000001" calcext:value-type="float">
            <text:p>-24.000001</text:p>
          </table:table-cell>
          <table:table-cell table:formula="of:=[.$Q$5]*([.K167]+[.$Q$4])" office:value-type="float" office:value="-29.92500105" calcext:value-type="float">
            <text:p>-29.9250010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0" calcext:value-type="float">
            <text:p>120</text:p>
          </table:table-cell>
          <table:table-cell office:value-type="float" office:value="984" calcext:value-type="float">
            <text:p>984</text:p>
          </table:table-cell>
          <table:table-cell office:value-type="float" office:value="-257" calcext:value-type="float">
            <text:p>-257</text:p>
          </table:table-cell>
          <table:table-cell office:value-type="float" office:value="-74" calcext:value-type="float">
            <text:p>-74</text:p>
          </table:table-cell>
          <table:table-cell office:value-type="float" office:value="-334" calcext:value-type="float">
            <text:p>-33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8.550002" calcext:value-type="float">
            <text:p>-38.550002</text:p>
          </table:table-cell>
          <table:table-cell office:value-type="float" office:value="-11.1" calcext:value-type="float">
            <text:p>-11.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3143193.325169" calcext:value-type="float">
            <text:p>163143193.325169</text:p>
          </table:table-cell>
          <table:table-cell office:value-type="float" office:value="427.879656" calcext:value-type="float">
            <text:p>427.879656</text:p>
          </table:table-cell>
          <table:table-cell table:number-columns-repeated="3"/>
          <table:table-cell table:formula="of:=[.$Q$3]*([.J168]+[.$Q$2])" office:value-type="float" office:value="-26.550002" calcext:value-type="float">
            <text:p>-26.550002</text:p>
          </table:table-cell>
          <table:table-cell table:formula="of:=[.$Q$5]*([.K168]+[.$Q$4])" office:value-type="float" office:value="-27.405" calcext:value-type="float">
            <text:p>-27.4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office:value-type="float" office:value="-274" calcext:value-type="float">
            <text:p>-274</text:p>
          </table:table-cell>
          <table:table-cell office:value-type="float" office:value="-55" calcext:value-type="float">
            <text:p>-55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-8.25" calcext:value-type="float">
            <text:p>-8.2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753228.781899" calcext:value-type="float">
            <text:p>160753228.781899</text:p>
          </table:table-cell>
          <table:table-cell office:value-type="float" office:value="435.496269" calcext:value-type="float">
            <text:p>435.496269</text:p>
          </table:table-cell>
          <table:table-cell table:number-columns-repeated="3"/>
          <table:table-cell table:formula="of:=[.$Q$3]*([.J169]+[.$Q$2])" office:value-type="float" office:value="-29.100002" calcext:value-type="float">
            <text:p>-29.100002</text:p>
          </table:table-cell>
          <table:table-cell table:formula="of:=[.$Q$5]*([.K169]+[.$Q$4])" office:value-type="float" office:value="-24.4125" calcext:value-type="float">
            <text:p>-24.412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4" calcext:value-type="float">
            <text:p>-24</text:p>
          </table:table-cell>
          <table:table-cell office:value-type="float" office:value="1120" calcext:value-type="float">
            <text:p>1120</text:p>
          </table:table-cell>
          <table:table-cell office:value-type="float" office:value="-290" calcext:value-type="float">
            <text:p>-290</text:p>
          </table:table-cell>
          <table:table-cell office:value-type="float" office:value="-34" calcext:value-type="float">
            <text:p>-34</text:p>
          </table:table-cell>
          <table:table-cell office:value-type="float" office:value="-336" calcext:value-type="float">
            <text:p>-336</text:p>
          </table:table-cell>
          <table:table-cell office:value-type="float" office:value="-3046871.521072" calcext:value-type="float">
            <text:p>-3046871.52107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7520129.093552" calcext:value-type="float">
            <text:p>27520129.093552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-5.1" calcext:value-type="float">
            <text:p>-5.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84630397.95697" calcext:value-type="float">
            <text:p>184630397.95697</text:p>
          </table:table-cell>
          <table:table-cell office:value-type="float" office:value="445.142674" calcext:value-type="float">
            <text:p>445.142674</text:p>
          </table:table-cell>
          <table:table-cell table:number-columns-repeated="3"/>
          <table:table-cell table:formula="of:=[.$Q$3]*([.J170]+[.$Q$2])" office:value-type="float" office:value="-31.500002" calcext:value-type="float">
            <text:p>-31.500002</text:p>
          </table:table-cell>
          <table:table-cell table:formula="of:=[.$Q$5]*([.K170]+[.$Q$4])" office:value-type="float" office:value="-21.105" calcext:value-type="float">
            <text:p>-21.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0" calcext:value-type="float">
            <text:p>160</text:p>
          </table:table-cell>
          <table:table-cell office:value-type="float" office:value="968" calcext:value-type="float">
            <text:p>968</text:p>
          </table:table-cell>
          <table:table-cell office:value-type="float" office:value="-294" calcext:value-type="float">
            <text:p>-294</text:p>
          </table:table-cell>
          <table:table-cell office:value-type="float" office:value="-23" calcext:value-type="float">
            <text:p>-23</text:p>
          </table:table-cell>
          <table:table-cell office:value-type="float" office:value="-338" calcext:value-type="float">
            <text:p>-33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7.056222" calcext:value-type="float">
            <text:p>3931447.0562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0805303.454464" calcext:value-type="float">
            <text:p>160805303.454464</text:p>
          </table:table-cell>
          <table:table-cell office:value-type="float" office:value="448.563262" calcext:value-type="float">
            <text:p>448.563262</text:p>
          </table:table-cell>
          <table:table-cell table:number-columns-repeated="3"/>
          <table:table-cell table:formula="of:=[.$Q$3]*([.J171]+[.$Q$2])" office:value-type="float" office:value="-32.100002" calcext:value-type="float">
            <text:p>-32.100002</text:p>
          </table:table-cell>
          <table:table-cell table:formula="of:=[.$Q$5]*([.K171]+[.$Q$4])" office:value-type="float" office:value="-19.3725" calcext:value-type="float">
            <text:p>-19.372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-304" calcext:value-type="float">
            <text:p>-304</text:p>
          </table:table-cell>
          <table:table-cell office:value-type="float" office:value="-9" calcext:value-type="float">
            <text:p>-9</text:p>
          </table:table-cell>
          <table:table-cell office:value-type="float" office:value="-339" calcext:value-type="float">
            <text:p>-339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2507534.494369" calcext:value-type="float">
            <text:p>22507534.494369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50634226.44505" calcext:value-type="float">
            <text:p>150634226.44505</text:p>
          </table:table-cell>
          <table:table-cell office:value-type="float" office:value="455.431663" calcext:value-type="float">
            <text:p>455.431663</text:p>
          </table:table-cell>
          <table:table-cell table:number-columns-repeated="3"/>
          <table:table-cell table:formula="of:=[.$Q$3]*([.J172]+[.$Q$2])" office:value-type="float" office:value="-33.600002" calcext:value-type="float">
            <text:p>-33.600002</text:p>
          </table:table-cell>
          <table:table-cell table:formula="of:=[.$Q$5]*([.K172]+[.$Q$4])" office:value-type="float" office:value="-17.1675" calcext:value-type="float">
            <text:p>-17.16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  <table:table-cell office:value-type="float" office:value="1012" calcext:value-type="float">
            <text:p>1012</text:p>
          </table:table-cell>
          <table:table-cell office:value-type="float" office:value="-311" calcext:value-type="float">
            <text:p>-311</text:p>
          </table:table-cell>
          <table:table-cell office:value-type="float" office:value="1" calcext:value-type="float">
            <text:p>1</text:p>
          </table:table-cell>
          <table:table-cell office:value-type="float" office:value="-342" calcext:value-type="float">
            <text:p>-34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0.15" calcext:value-type="float">
            <text:p>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66460904.995296" calcext:value-type="float">
            <text:p>166460904.995296</text:p>
          </table:table-cell>
          <table:table-cell office:value-type="float" office:value="462.261831" calcext:value-type="float">
            <text:p>462.261831</text:p>
          </table:table-cell>
          <table:table-cell table:number-columns-repeated="3"/>
          <table:table-cell table:formula="of:=[.$Q$3]*([.J173]+[.$Q$2])" office:value-type="float" office:value="-34.650002" calcext:value-type="float">
            <text:p>-34.650002</text:p>
          </table:table-cell>
          <table:table-cell table:formula="of:=[.$Q$5]*([.K173]+[.$Q$4])" office:value-type="float" office:value="-15.5925" calcext:value-type="float">
            <text:p>-15.592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317" calcext:value-type="float">
            <text:p>-317</text:p>
          </table:table-cell>
          <table:table-cell office:value-type="float" office:value="11" calcext:value-type="float">
            <text:p>11</text:p>
          </table:table-cell>
          <table:table-cell office:value-type="float" office:value="-349" calcext:value-type="float">
            <text:p>-34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92263.676831" calcext:value-type="float">
            <text:p>162292263.676831</text:p>
          </table:table-cell>
          <table:table-cell office:value-type="float" office:value="471.604707" calcext:value-type="float">
            <text:p>471.604707</text:p>
          </table:table-cell>
          <table:table-cell table:number-columns-repeated="3"/>
          <table:table-cell table:formula="of:=[.$Q$3]*([.J174]+[.$Q$2])" office:value-type="float" office:value="-35.550002" calcext:value-type="float">
            <text:p>-35.550002</text:p>
          </table:table-cell>
          <table:table-cell table:formula="of:=[.$Q$5]*([.K174]+[.$Q$4])" office:value-type="float" office:value="-14.0175" calcext:value-type="float">
            <text:p>-14.017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322" calcext:value-type="float">
            <text:p>-322</text:p>
          </table:table-cell>
          <table:table-cell office:value-type="float" office:value="26" calcext:value-type="float">
            <text:p>26</text:p>
          </table:table-cell>
          <table:table-cell office:value-type="float" office:value="-348" calcext:value-type="float">
            <text:p>-34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.9" calcext:value-type="float">
            <text:p>3.9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47704.066394" calcext:value-type="float">
            <text:p>160647704.066394</text:p>
          </table:table-cell>
          <table:table-cell office:value-type="float" office:value="474.830496" calcext:value-type="float">
            <text:p>474.830496</text:p>
          </table:table-cell>
          <table:table-cell table:number-columns-repeated="3"/>
          <table:table-cell table:formula="of:=[.$Q$3]*([.J175]+[.$Q$2])" office:value-type="float" office:value="-36.300002" calcext:value-type="float">
            <text:p>-36.300002</text:p>
          </table:table-cell>
          <table:table-cell table:formula="of:=[.$Q$5]*([.K175]+[.$Q$4])" office:value-type="float" office:value="-11.655" calcext:value-type="float">
            <text:p>-11.65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327" calcext:value-type="float">
            <text:p>-327</text:p>
          </table:table-cell>
          <table:table-cell office:value-type="float" office:value="43" calcext:value-type="float">
            <text:p>43</text:p>
          </table:table-cell>
          <table:table-cell office:value-type="float" office:value="-352" calcext:value-type="float">
            <text:p>-35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6.45" calcext:value-type="float">
            <text:p>6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82.371226" calcext:value-type="float">
            <text:p>482.371226</text:p>
          </table:table-cell>
          <table:table-cell table:number-columns-repeated="3"/>
          <table:table-cell table:formula="of:=[.$Q$3]*([.J176]+[.$Q$2])" office:value-type="float" office:value="-37.050002" calcext:value-type="float">
            <text:p>-37.050002</text:p>
          </table:table-cell>
          <table:table-cell table:formula="of:=[.$Q$5]*([.K176]+[.$Q$4])" office:value-type="float" office:value="-8.9775" calcext:value-type="float">
            <text:p>-8.977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56" calcext:value-type="float">
            <text:p>56</text:p>
          </table:table-cell>
          <table:table-cell office:value-type="float" office:value="-354" calcext:value-type="float">
            <text:p>-35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8.4" calcext:value-type="float">
            <text:p>8.4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1796795.763166" calcext:value-type="float">
            <text:p>161796795.763166</text:p>
          </table:table-cell>
          <table:table-cell office:value-type="float" office:value="489.224897" calcext:value-type="float">
            <text:p>489.224897</text:p>
          </table:table-cell>
          <table:table-cell table:number-columns-repeated="3"/>
          <table:table-cell table:formula="of:=[.$Q$3]*([.J177]+[.$Q$2])" office:value-type="float" office:value="-37.950002" calcext:value-type="float">
            <text:p>-37.950002</text:p>
          </table:table-cell>
          <table:table-cell table:formula="of:=[.$Q$5]*([.K177]+[.$Q$4])" office:value-type="float" office:value="-6.93" calcext:value-type="float">
            <text:p>-6.9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73" calcext:value-type="float">
            <text:p>73</text:p>
          </table:table-cell>
          <table:table-cell office:value-type="float" office:value="-360" calcext:value-type="float">
            <text:p>-360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95" calcext:value-type="float">
            <text:p>10.95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4417227.38249" calcext:value-type="float">
            <text:p>164417227.38249</text:p>
          </table:table-cell>
          <table:table-cell office:value-type="float" office:value="497.820249" calcext:value-type="float">
            <text:p>497.820249</text:p>
          </table:table-cell>
          <table:table-cell table:number-columns-repeated="3"/>
          <table:table-cell table:formula="of:=[.$Q$3]*([.J178]+[.$Q$2])" office:value-type="float" office:value="-38.400002" calcext:value-type="float">
            <text:p>-38.400002</text:p>
          </table:table-cell>
          <table:table-cell table:formula="of:=[.$Q$5]*([.K178]+[.$Q$4])" office:value-type="float" office:value="-4.2525" calcext:value-type="float">
            <text:p>-4.25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-339" calcext:value-type="float">
            <text:p>-339</text:p>
          </table:table-cell>
          <table:table-cell office:value-type="float" office:value="92" calcext:value-type="float">
            <text:p>92</text:p>
          </table:table-cell>
          <table:table-cell office:value-type="float" office:value="-365" calcext:value-type="float">
            <text:p>-36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0384233.809964" calcext:value-type="float">
            <text:p>160384233.809964</text:p>
          </table:table-cell>
          <table:table-cell office:value-type="float" office:value="506.566876" calcext:value-type="float">
            <text:p>506.566876</text:p>
          </table:table-cell>
          <table:table-cell table:number-columns-repeated="3"/>
          <table:table-cell table:formula="of:=[.$Q$3]*([.J179]+[.$Q$2])" office:value-type="float" office:value="-38.850002" calcext:value-type="float">
            <text:p>-38.850002</text:p>
          </table:table-cell>
          <table:table-cell table:formula="of:=[.$Q$5]*([.K179]+[.$Q$4])" office:value-type="float" office:value="-1.25999895" calcext:value-type="float">
            <text:p>-1.2599989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office:value-type="float" office:value="-343" calcext:value-type="float">
            <text:p>-343</text:p>
          </table:table-cell>
          <table:table-cell office:value-type="float" office:value="104" calcext:value-type="float">
            <text:p>104</text:p>
          </table:table-cell>
          <table:table-cell office:value-type="float" office:value="-369" calcext:value-type="float">
            <text:p>-36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653726.60545" calcext:value-type="float">
            <text:p>2653726.6054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2222136.393042" calcext:value-type="float">
            <text:p>162222136.393042</text:p>
          </table:table-cell>
          <table:table-cell office:value-type="float" office:value="514.418118" calcext:value-type="float">
            <text:p>514.418118</text:p>
          </table:table-cell>
          <table:table-cell table:number-columns-repeated="3"/>
          <table:table-cell table:formula="of:=[.$Q$3]*([.J180]+[.$Q$2])" office:value-type="float" office:value="-39.450002" calcext:value-type="float">
            <text:p>-39.450002</text:p>
          </table:table-cell>
          <table:table-cell table:formula="of:=[.$Q$5]*([.K180]+[.$Q$4])" office:value-type="float" office:value="0.630001050000001" calcext:value-type="float">
            <text:p>0.63000105000000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  <table:table-cell office:value-type="float" office:value="-354" calcext:value-type="float">
            <text:p>-354</text:p>
          </table:table-cell>
          <table:table-cell office:value-type="float" office:value="124" calcext:value-type="float">
            <text:p>124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55692513.842367" calcext:value-type="float">
            <text:p>155692513.842367</text:p>
          </table:table-cell>
          <table:table-cell office:value-type="float" office:value="537.51" calcext:value-type="float">
            <text:p>537.51</text:p>
          </table:table-cell>
          <table:table-cell table:number-columns-repeated="3"/>
          <table:table-cell table:formula="of:=[.$Q$3]*([.J181]+[.$Q$2])" office:value-type="float" office:value="-41.100002" calcext:value-type="float">
            <text:p>-41.100002</text:p>
          </table:table-cell>
          <table:table-cell table:formula="of:=[.$Q$5]*([.K181]+[.$Q$4])" office:value-type="float" office:value="3.78000105" calcext:value-type="float">
            <text:p>3.7800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1016" calcext:value-type="float">
            <text:p>1016</text:p>
          </table:table-cell>
          <table:table-cell office:value-type="float" office:value="-365" calcext:value-type="float">
            <text:p>-365</text:p>
          </table:table-cell>
          <table:table-cell office:value-type="float" office:value="145" calcext:value-type="float">
            <text:p>145</text:p>
          </table:table-cell>
          <table:table-cell office:value-type="float" office:value="-400" calcext:value-type="float">
            <text:p>-40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60.000002" calcext:value-type="float">
            <text:p>-60.000002</text:p>
          </table:table-cell>
          <table:table-cell office:value-type="float" office:value="166946388.65095" calcext:value-type="float">
            <text:p>166946388.65095</text:p>
          </table:table-cell>
          <table:table-cell office:value-type="float" office:value="560.580057" calcext:value-type="float">
            <text:p>560.580057</text:p>
          </table:table-cell>
          <table:table-cell table:number-columns-repeated="3"/>
          <table:table-cell table:formula="of:=[.$Q$3]*([.J182]+[.$Q$2])" office:value-type="float" office:value="-42.750002" calcext:value-type="float">
            <text:p>-42.750002</text:p>
          </table:table-cell>
          <table:table-cell table:formula="of:=[.$Q$5]*([.K182]+[.$Q$4])" office:value-type="float" office:value="7.08750105" calcext:value-type="float">
            <text:p>7.087501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371" calcext:value-type="float">
            <text:p>-371</text:p>
          </table:table-cell>
          <table:table-cell office:value-type="float" office:value="168" calcext:value-type="float">
            <text:p>168</text:p>
          </table:table-cell>
          <table:table-cell office:value-type="float" office:value="-410" calcext:value-type="float">
            <text:p>-41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61.500002" calcext:value-type="float">
            <text:p>-61.500002</text:p>
          </table:table-cell>
          <table:table-cell office:value-type="float" office:value="154788154.319858" calcext:value-type="float">
            <text:p>154788154.319858</text:p>
          </table:table-cell>
          <table:table-cell office:value-type="float" office:value="577.89705" calcext:value-type="float">
            <text:p>577.89705</text:p>
          </table:table-cell>
          <table:table-cell table:number-columns-repeated="3"/>
          <table:table-cell table:formula="of:=[.$Q$3]*([.J183]+[.$Q$2])" office:value-type="float" office:value="-43.650002" calcext:value-type="float">
            <text:p>-43.650002</text:p>
          </table:table-cell>
          <table:table-cell table:formula="of:=[.$Q$5]*([.K183]+[.$Q$4])" office:value-type="float" office:value="10.71000105" calcext:value-type="float">
            <text:p>10.7100010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-394" calcext:value-type="float">
            <text:p>-394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9.100002" calcext:value-type="float">
            <text:p>-59.100002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63.750003" calcext:value-type="float">
            <text:p>-63.750003</text:p>
          </table:table-cell>
          <table:table-cell office:value-type="float" office:value="164046005.200929" calcext:value-type="float">
            <text:p>164046005.200929</text:p>
          </table:table-cell>
          <table:table-cell office:value-type="float" office:value="614.060258" calcext:value-type="float">
            <text:p>614.060258</text:p>
          </table:table-cell>
          <table:table-cell table:number-columns-repeated="3"/>
          <table:table-cell table:formula="of:=[.$Q$3]*([.J184]+[.$Q$2])" office:value-type="float" office:value="-47.100002" calcext:value-type="float">
            <text:p>-47.100002</text:p>
          </table:table-cell>
          <table:table-cell table:formula="of:=[.$Q$5]*([.K184]+[.$Q$4])" office:value-type="float" office:value="16.22250105" calcext:value-type="float">
            <text:p>16.22250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-399" calcext:value-type="float">
            <text:p>-399</text:p>
          </table:table-cell>
          <table:table-cell office:value-type="float" office:value="242" calcext:value-type="float">
            <text:p>242</text:p>
          </table:table-cell>
          <table:table-cell office:value-type="float" office:value="-431" calcext:value-type="float">
            <text:p>-431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36.300001" calcext:value-type="float">
            <text:p>36.300001</text:p>
          </table:table-cell>
          <table:table-cell office:value-type="float" office:value="-64.650003" calcext:value-type="float">
            <text:p>-64.650003</text:p>
          </table:table-cell>
          <table:table-cell office:value-type="float" office:value="160735867.553246" calcext:value-type="float">
            <text:p>160735867.553246</text:p>
          </table:table-cell>
          <table:table-cell office:value-type="float" office:value="635.236964" calcext:value-type="float">
            <text:p>635.236964</text:p>
          </table:table-cell>
          <table:table-cell table:number-columns-repeated="3"/>
          <table:table-cell table:formula="of:=[.$Q$3]*([.J185]+[.$Q$2])" office:value-type="float" office:value="-47.850002" calcext:value-type="float">
            <text:p>-47.850002</text:p>
          </table:table-cell>
          <table:table-cell table:formula="of:=[.$Q$5]*([.K185]+[.$Q$4])" office:value-type="float" office:value="22.36500105" calcext:value-type="float">
            <text:p>22.3650010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382" calcext:value-type="float">
            <text:p>-382</text:p>
          </table:table-cell>
          <table:table-cell office:value-type="float" office:value="294" calcext:value-type="float">
            <text:p>294</text:p>
          </table:table-cell>
          <table:table-cell office:value-type="float" office:value="-440" calcext:value-type="float">
            <text:p>-440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59354324.904846" calcext:value-type="float">
            <text:p>159354324.904846</text:p>
          </table:table-cell>
          <table:table-cell office:value-type="float" office:value="652.656112" calcext:value-type="float">
            <text:p>652.656112</text:p>
          </table:table-cell>
          <table:table-cell table:number-columns-repeated="3"/>
          <table:table-cell table:formula="of:=[.$Q$3]*([.J186]+[.$Q$2])" office:value-type="float" office:value="-45.300002" calcext:value-type="float">
            <text:p>-45.300002</text:p>
          </table:table-cell>
          <table:table-cell table:formula="of:=[.$Q$5]*([.K186]+[.$Q$4])" office:value-type="float" office:value="30.5550021" calcext:value-type="float">
            <text:p>30.5550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55" calcext:value-type="float">
            <text:p>-355</text:p>
          </table:table-cell>
          <table:table-cell office:value-type="float" office:value="334" calcext:value-type="float">
            <text:p>334</text:p>
          </table:table-cell>
          <table:table-cell office:value-type="float" office:value="-442" calcext:value-type="float">
            <text:p>-44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50.100002" calcext:value-type="float">
            <text:p>50.100002</text:p>
          </table:table-cell>
          <table:table-cell office:value-type="float" office:value="-66.300003" calcext:value-type="float">
            <text:p>-66.300003</text:p>
          </table:table-cell>
          <table:table-cell office:value-type="float" office:value="163393016.337528" calcext:value-type="float">
            <text:p>163393016.337528</text:p>
          </table:table-cell>
          <table:table-cell office:value-type="float" office:value="657.985562" calcext:value-type="float">
            <text:p>657.985562</text:p>
          </table:table-cell>
          <table:table-cell table:number-columns-repeated="3"/>
          <table:table-cell table:formula="of:=[.$Q$3]*([.J187]+[.$Q$2])" office:value-type="float" office:value="-41.250002" calcext:value-type="float">
            <text:p>-41.250002</text:p>
          </table:table-cell>
          <table:table-cell table:formula="of:=[.$Q$5]*([.K187]+[.$Q$4])" office:value-type="float" office:value="36.8550021" calcext:value-type="float">
            <text:p>36.855002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984" calcext:value-type="float">
            <text:p>984</text:p>
          </table:table-cell>
          <table:table-cell office:value-type="float" office:value="-302" calcext:value-type="float">
            <text:p>-302</text:p>
          </table:table-cell>
          <table:table-cell office:value-type="float" office:value="366" calcext:value-type="float">
            <text:p>366</text:p>
          </table:table-cell>
          <table:table-cell office:value-type="float" office:value="-436" calcext:value-type="float">
            <text:p>-436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-65.400003" calcext:value-type="float">
            <text:p>-65.400003</text:p>
          </table:table-cell>
          <table:table-cell office:value-type="float" office:value="161339734.193049" calcext:value-type="float">
            <text:p>161339734.193049</text:p>
          </table:table-cell>
          <table:table-cell office:value-type="float" office:value="644.4036" calcext:value-type="float">
            <text:p>644.4036</text:p>
          </table:table-cell>
          <table:table-cell table:number-columns-repeated="3"/>
          <table:table-cell table:formula="of:=[.$Q$3]*([.J188]+[.$Q$2])" office:value-type="float" office:value="-33.300002" calcext:value-type="float">
            <text:p>-33.300002</text:p>
          </table:table-cell>
          <table:table-cell table:formula="of:=[.$Q$5]*([.K188]+[.$Q$4])" office:value-type="float" office:value="41.8950021" calcext:value-type="float">
            <text:p>41.8950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-256" calcext:value-type="float">
            <text:p>-256</text:p>
          </table:table-cell>
          <table:table-cell office:value-type="float" office:value="387" calcext:value-type="float">
            <text:p>387</text:p>
          </table:table-cell>
          <table:table-cell office:value-type="float" office:value="-440" calcext:value-type="float">
            <text:p>-440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58.050002" calcext:value-type="float">
            <text:p>58.05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63988416.739282" calcext:value-type="float">
            <text:p>163988416.739282</text:p>
          </table:table-cell>
          <table:table-cell office:value-type="float" office:value="639.456801" calcext:value-type="float">
            <text:p>639.456801</text:p>
          </table:table-cell>
          <table:table-cell table:number-columns-repeated="3"/>
          <table:table-cell table:formula="of:=[.$Q$3]*([.J189]+[.$Q$2])" office:value-type="float" office:value="-26.400002" calcext:value-type="float">
            <text:p>-26.400002</text:p>
          </table:table-cell>
          <table:table-cell table:formula="of:=[.$Q$5]*([.K189]+[.$Q$4])" office:value-type="float" office:value="45.2025021" calcext:value-type="float">
            <text:p>45.202502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-204" calcext:value-type="float">
            <text:p>-204</text:p>
          </table:table-cell>
          <table:table-cell office:value-type="float" office:value="403" calcext:value-type="float">
            <text:p>403</text:p>
          </table:table-cell>
          <table:table-cell office:value-type="float" office:value="-435" calcext:value-type="float">
            <text:p>-43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60.450002" calcext:value-type="float">
            <text:p>60.4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1889651.287835" calcext:value-type="float">
            <text:p>161889651.287835</text:p>
          </table:table-cell>
          <table:table-cell office:value-type="float" office:value="627.096484" calcext:value-type="float">
            <text:p>627.096484</text:p>
          </table:table-cell>
          <table:table-cell table:number-columns-repeated="3"/>
          <table:table-cell table:formula="of:=[.$Q$3]*([.J190]+[.$Q$2])" office:value-type="float" office:value="-18.600001" calcext:value-type="float">
            <text:p>-18.600001</text:p>
          </table:table-cell>
          <table:table-cell table:formula="of:=[.$Q$5]*([.K190]+[.$Q$4])" office:value-type="float" office:value="47.7225021" calcext:value-type="float">
            <text:p>47.722502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8" calcext:value-type="float">
            <text:p>88</text:p>
          </table:table-cell>
          <table:table-cell office:value-type="float" office:value="984" calcext:value-type="float">
            <text:p>984</text:p>
          </table:table-cell>
          <table:table-cell office:value-type="float" office:value="-164" calcext:value-type="float">
            <text:p>-164</text:p>
          </table:table-cell>
          <table:table-cell office:value-type="float" office:value="405" calcext:value-type="float">
            <text:p>405</text:p>
          </table:table-cell>
          <table:table-cell office:value-type="float" office:value="-435" calcext:value-type="float">
            <text:p>-43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60.750002" calcext:value-type="float">
            <text:p>60.7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2023518.093728" calcext:value-type="float">
            <text:p>162023518.093728</text:p>
          </table:table-cell>
          <table:table-cell office:value-type="float" office:value="616.559811" calcext:value-type="float">
            <text:p>616.559811</text:p>
          </table:table-cell>
          <table:table-cell table:number-columns-repeated="3"/>
          <table:table-cell table:formula="of:=[.$Q$3]*([.J191]+[.$Q$2])" office:value-type="float" office:value="-12.600001" calcext:value-type="float">
            <text:p>-12.600001</text:p>
          </table:table-cell>
          <table:table-cell table:formula="of:=[.$Q$5]*([.K191]+[.$Q$4])" office:value-type="float" office:value="48.0375021" calcext:value-type="float">
            <text:p>48.037502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76" calcext:value-type="float">
            <text:p>976</text:p>
          </table:table-cell>
          <table:table-cell office:value-type="float" office:value="-115" calcext:value-type="float">
            <text:p>-115</text:p>
          </table:table-cell>
          <table:table-cell office:value-type="float" office:value="402" calcext:value-type="float">
            <text:p>402</text:p>
          </table:table-cell>
          <table:table-cell office:value-type="float" office:value="-429" calcext:value-type="float">
            <text:p>-42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7.250001" calcext:value-type="float">
            <text:p>-17.250001</text:p>
          </table:table-cell>
          <table:table-cell office:value-type="float" office:value="60.300002" calcext:value-type="float">
            <text:p>60.300002</text:p>
          </table:table-cell>
          <table:table-cell office:value-type="float" office:value="-64.350003" calcext:value-type="float">
            <text:p>-64.350003</text:p>
          </table:table-cell>
          <table:table-cell office:value-type="float" office:value="160267744.103807" calcext:value-type="float">
            <text:p>160267744.103807</text:p>
          </table:table-cell>
          <table:table-cell office:value-type="float" office:value="599.057593" calcext:value-type="float">
            <text:p>599.057593</text:p>
          </table:table-cell>
          <table:table-cell table:number-columns-repeated="3"/>
          <table:table-cell table:formula="of:=[.$Q$3]*([.J192]+[.$Q$2])" office:value-type="float" office:value="-5.250001" calcext:value-type="float">
            <text:p>-5.250001</text:p>
          </table:table-cell>
          <table:table-cell table:formula="of:=[.$Q$5]*([.K192]+[.$Q$4])" office:value-type="float" office:value="47.5650021" calcext:value-type="float">
            <text:p>47.56500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6" calcext:value-type="float">
            <text:p>56</text:p>
          </table:table-cell>
          <table:table-cell office:value-type="float" office:value="948" calcext:value-type="float">
            <text:p>948</text:p>
          </table:table-cell>
          <table:table-cell office:value-type="float" office:value="-79" calcext:value-type="float">
            <text:p>-79</text:p>
          </table:table-cell>
          <table:table-cell office:value-type="float" office:value="390" calcext:value-type="float">
            <text:p>390</text:p>
          </table:table-cell>
          <table:table-cell office:value-type="float" office:value="-418" calcext:value-type="float">
            <text:p>-418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11.85" calcext:value-type="float">
            <text:p>-11.85</text:p>
          </table:table-cell>
          <table:table-cell office:value-type="float" office:value="58.500002" calcext:value-type="float">
            <text:p>58.500002</text:p>
          </table:table-cell>
          <table:table-cell office:value-type="float" office:value="-62.700002" calcext:value-type="float">
            <text:p>-62.700002</text:p>
          </table:table-cell>
          <table:table-cell office:value-type="float" office:value="155564231.609602" calcext:value-type="float">
            <text:p>155564231.609602</text:p>
          </table:table-cell>
          <table:table-cell office:value-type="float" office:value="577.117839" calcext:value-type="float">
            <text:p>577.117839</text:p>
          </table:table-cell>
          <table:table-cell table:number-columns-repeated="3"/>
          <table:table-cell table:formula="of:=[.$Q$3]*([.J193]+[.$Q$2])" office:value-type="float" office:value="0.15" calcext:value-type="float">
            <text:p>0.15</text:p>
          </table:table-cell>
          <table:table-cell table:formula="of:=[.$Q$5]*([.K193]+[.$Q$4])" office:value-type="float" office:value="45.6750021" calcext:value-type="float">
            <text:p>45.675002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4" calcext:value-type="float">
            <text:p>84</text:p>
          </table:table-cell>
          <table:table-cell office:value-type="float" office:value="1020" calcext:value-type="float">
            <text:p>1020</text:p>
          </table:table-cell>
          <table:table-cell office:value-type="float" office:value="-66" calcext:value-type="float">
            <text:p>-66</text:p>
          </table:table-cell>
          <table:table-cell office:value-type="float" office:value="379" calcext:value-type="float">
            <text:p>379</text:p>
          </table:table-cell>
          <table:table-cell office:value-type="float" office:value="-411" calcext:value-type="float">
            <text:p>-41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9.9" calcext:value-type="float">
            <text:p>-9.9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168270726.881074" calcext:value-type="float">
            <text:p>168270726.881074</text:p>
          </table:table-cell>
          <table:table-cell office:value-type="float" office:value="562.954705" calcext:value-type="float">
            <text:p>562.954705</text:p>
          </table:table-cell>
          <table:table-cell table:number-columns-repeated="3"/>
          <table:table-cell table:formula="of:=[.$Q$3]*([.J194]+[.$Q$2])" office:value-type="float" office:value="2.1" calcext:value-type="float">
            <text:p>2.1</text:p>
          </table:table-cell>
          <table:table-cell table:formula="of:=[.$Q$5]*([.K194]+[.$Q$4])" office:value-type="float" office:value="43.9425021" calcext:value-type="float">
            <text:p>43.94250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-51" calcext:value-type="float">
            <text:p>-51</text:p>
          </table:table-cell>
          <table:table-cell office:value-type="float" office:value="368" calcext:value-type="float">
            <text:p>368</text:p>
          </table:table-cell>
          <table:table-cell office:value-type="float" office:value="-407" calcext:value-type="float">
            <text:p>-40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7.65" calcext:value-type="float">
            <text:p>-7.65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161287834.426404" calcext:value-type="float">
            <text:p>161287834.426404</text:p>
          </table:table-cell>
          <table:table-cell office:value-type="float" office:value="551.066239" calcext:value-type="float">
            <text:p>551.066239</text:p>
          </table:table-cell>
          <table:table-cell table:number-columns-repeated="3"/>
          <table:table-cell table:formula="of:=[.$Q$3]*([.J195]+[.$Q$2])" office:value-type="float" office:value="4.35" calcext:value-type="float">
            <text:p>4.35</text:p>
          </table:table-cell>
          <table:table-cell table:formula="of:=[.$Q$5]*([.K195]+[.$Q$4])" office:value-type="float" office:value="42.2100021" calcext:value-type="float">
            <text:p>42.210002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360" calcext:value-type="float">
            <text:p>360</text:p>
          </table:table-cell>
          <table:table-cell office:value-type="float" office:value="-401" calcext:value-type="float">
            <text:p>-40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0934956.03188" calcext:value-type="float">
            <text:p>20934956.03188</text:p>
          </table:table-cell>
          <table:table-cell office:value-type="float" office:value="-6.45" calcext:value-type="float">
            <text:p>-6.4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140322614.582759" calcext:value-type="float">
            <text:p>140322614.582759</text:p>
          </table:table-cell>
          <table:table-cell office:value-type="float" office:value="540.601517" calcext:value-type="float">
            <text:p>540.601517</text:p>
          </table:table-cell>
          <table:table-cell table:number-columns-repeated="3"/>
          <table:table-cell table:formula="of:=[.$Q$3]*([.J196]+[.$Q$2])" office:value-type="float" office:value="5.55" calcext:value-type="float">
            <text:p>5.55</text:p>
          </table:table-cell>
          <table:table-cell table:formula="of:=[.$Q$5]*([.K196]+[.$Q$4])" office:value-type="float" office:value="40.9500021" calcext:value-type="float">
            <text:p>40.95000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58" calcext:value-type="float">
            <text:p>-58</text:p>
          </table:table-cell>
          <table:table-cell office:value-type="float" office:value="367" calcext:value-type="float">
            <text:p>367</text:p>
          </table:table-cell>
          <table:table-cell office:value-type="float" office:value="-404" calcext:value-type="float">
            <text:p>-404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8.7" calcext:value-type="float">
            <text:p>-8.7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2042072.946714" calcext:value-type="float">
            <text:p>162042072.946714</text:p>
          </table:table-cell>
          <table:table-cell office:value-type="float" office:value="548.879768" calcext:value-type="float">
            <text:p>548.879768</text:p>
          </table:table-cell>
          <table:table-cell table:number-columns-repeated="3"/>
          <table:table-cell table:formula="of:=[.$Q$3]*([.J197]+[.$Q$2])" office:value-type="float" office:value="3.3" calcext:value-type="float">
            <text:p>3.3</text:p>
          </table:table-cell>
          <table:table-cell table:formula="of:=[.$Q$5]*([.K197]+[.$Q$4])" office:value-type="float" office:value="42.0525021" calcext:value-type="float">
            <text:p>42.0525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6" calcext:value-type="float">
            <text:p>56</text:p>
          </table:table-cell>
          <table:table-cell office:value-type="float" office:value="976" calcext:value-type="float">
            <text:p>976</text:p>
          </table:table-cell>
          <table:table-cell office:value-type="float" office:value="-64" calcext:value-type="float">
            <text:p>-64</text:p>
          </table:table-cell>
          <table:table-cell office:value-type="float" office:value="368" calcext:value-type="float">
            <text:p>368</text:p>
          </table:table-cell>
          <table:table-cell office:value-type="float" office:value="-404" calcext:value-type="float">
            <text:p>-40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9.6" calcext:value-type="float">
            <text:p>-9.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0250330.305215" calcext:value-type="float">
            <text:p>160250330.305215</text:p>
          </table:table-cell>
          <table:table-cell office:value-type="float" office:value="550.214504" calcext:value-type="float">
            <text:p>550.214504</text:p>
          </table:table-cell>
          <table:table-cell table:number-columns-repeated="3"/>
          <table:table-cell table:formula="of:=[.$Q$3]*([.J198]+[.$Q$2])" office:value-type="float" office:value="2.4" calcext:value-type="float">
            <text:p>2.4</text:p>
          </table:table-cell>
          <table:table-cell table:formula="of:=[.$Q$5]*([.K198]+[.$Q$4])" office:value-type="float" office:value="42.2100021" calcext:value-type="float">
            <text:p>42.210002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  <table:table-cell office:value-type="float" office:value="-67" calcext:value-type="float">
            <text:p>-67</text:p>
          </table:table-cell>
          <table:table-cell office:value-type="float" office:value="370" calcext:value-type="float">
            <text:p>370</text:p>
          </table:table-cell>
          <table:table-cell office:value-type="float" office:value="-408" calcext:value-type="float">
            <text:p>-40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0.05" calcext:value-type="float">
            <text:p>-10.05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56179856.863522" calcext:value-type="float">
            <text:p>156179856.863522</text:p>
          </table:table-cell>
          <table:table-cell office:value-type="float" office:value="554.845023" calcext:value-type="float">
            <text:p>554.845023</text:p>
          </table:table-cell>
          <table:table-cell table:number-columns-repeated="3"/>
          <table:table-cell table:formula="of:=[.$Q$3]*([.J199]+[.$Q$2])" office:value-type="float" office:value="1.95" calcext:value-type="float">
            <text:p>1.95</text:p>
          </table:table-cell>
          <table:table-cell table:formula="of:=[.$Q$5]*([.K199]+[.$Q$4])" office:value-type="float" office:value="42.5250021" calcext:value-type="float">
            <text:p>42.5250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408" calcext:value-type="float">
            <text:p>-40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60689123.44282" calcext:value-type="float">
            <text:p>160689123.44282</text:p>
          </table:table-cell>
          <table:table-cell office:value-type="float" office:value="553.823979" calcext:value-type="float">
            <text:p>553.823979</text:p>
          </table:table-cell>
          <table:table-cell table:number-columns-repeated="3"/>
          <table:table-cell table:formula="of:=[.$Q$3]*([.J200]+[.$Q$2])" office:value-type="float" office:value="2.4" calcext:value-type="float">
            <text:p>2.4</text:p>
          </table:table-cell>
          <table:table-cell table:formula="of:=[.$Q$5]*([.K200]+[.$Q$4])" office:value-type="float" office:value="42.3675021" calcext:value-type="float">
            <text:p>42.3675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office:value-type="float" office:value="-60" calcext:value-type="float">
            <text:p>-60</text:p>
          </table:table-cell>
          <table:table-cell office:value-type="float" office:value="362" calcext:value-type="float">
            <text:p>362</text:p>
          </table:table-cell>
          <table:table-cell office:value-type="float" office:value="-399" calcext:value-type="float">
            <text:p>-399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9" calcext:value-type="float">
            <text:p>-9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163738197.731837" calcext:value-type="float">
            <text:p>163738197.731837</text:p>
          </table:table-cell>
          <table:table-cell office:value-type="float" office:value="542.074718" calcext:value-type="float">
            <text:p>542.074718</text:p>
          </table:table-cell>
          <table:table-cell table:number-columns-repeated="3"/>
          <table:table-cell table:formula="of:=[.$Q$3]*([.J201]+[.$Q$2])" office:value-type="float" office:value="3" calcext:value-type="float">
            <text:p>3</text:p>
          </table:table-cell>
          <table:table-cell table:formula="of:=[.$Q$5]*([.K201]+[.$Q$4])" office:value-type="float" office:value="41.2650021" calcext:value-type="float">
            <text:p>41.26500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-47" calcext:value-type="float">
            <text:p>-47</text:p>
          </table:table-cell>
          <table:table-cell office:value-type="float" office:value="352" calcext:value-type="float">
            <text:p>352</text:p>
          </table:table-cell>
          <table:table-cell office:value-type="float" office:value="-392" calcext:value-type="float">
            <text:p>-39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7.05" calcext:value-type="float">
            <text:p>-7.05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58.800002" calcext:value-type="float">
            <text:p>-58.800002</text:p>
          </table:table-cell>
          <table:table-cell office:value-type="float" office:value="163361481.400942" calcext:value-type="float">
            <text:p>163361481.400942</text:p>
          </table:table-cell>
          <table:table-cell office:value-type="float" office:value="528.939505" calcext:value-type="float">
            <text:p>528.939505</text:p>
          </table:table-cell>
          <table:table-cell table:number-columns-repeated="3"/>
          <table:table-cell table:formula="of:=[.$Q$3]*([.J202]+[.$Q$2])" office:value-type="float" office:value="4.95" calcext:value-type="float">
            <text:p>4.95</text:p>
          </table:table-cell>
          <table:table-cell table:formula="of:=[.$Q$5]*([.K202]+[.$Q$4])" office:value-type="float" office:value="39.6900021" calcext:value-type="float">
            <text:p>39.690002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6" calcext:value-type="float">
            <text:p>-26</text:p>
          </table:table-cell>
          <table:table-cell office:value-type="float" office:value="343" calcext:value-type="float">
            <text:p>343</text:p>
          </table:table-cell>
          <table:table-cell office:value-type="float" office:value="-389" calcext:value-type="float">
            <text:p>-38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.9" calcext:value-type="float">
            <text:p>-3.9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-58.350002" calcext:value-type="float">
            <text:p>-58.350002</text:p>
          </table:table-cell>
          <table:table-cell office:value-type="float" office:value="163244486.157329" calcext:value-type="float">
            <text:p>163244486.157329</text:p>
          </table:table-cell>
          <table:table-cell office:value-type="float" office:value="519.274494" calcext:value-type="float">
            <text:p>519.274494</text:p>
          </table:table-cell>
          <table:table-cell table:number-columns-repeated="3"/>
          <table:table-cell table:formula="of:=[.$Q$3]*([.J203]+[.$Q$2])" office:value-type="float" office:value="8.1" calcext:value-type="float">
            <text:p>8.1</text:p>
          </table:table-cell>
          <table:table-cell table:formula="of:=[.$Q$5]*([.K203]+[.$Q$4])" office:value-type="float" office:value="38.2725021" calcext:value-type="float">
            <text:p>38.272502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4" calcext:value-type="float">
            <text:p>84</text:p>
          </table:table-cell>
          <table:table-cell office:value-type="float" office:value="972" calcext:value-type="float">
            <text:p>972</text:p>
          </table:table-cell>
          <table:table-cell office:value-type="float" office:value="-7" calcext:value-type="float">
            <text:p>-7</text:p>
          </table:table-cell>
          <table:table-cell office:value-type="float" office:value="332" calcext:value-type="float">
            <text:p>332</text:p>
          </table:table-cell>
          <table:table-cell office:value-type="float" office:value="-380" calcext:value-type="float">
            <text:p>-38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.05" calcext:value-type="float">
            <text:p>-1.05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979512.478332" calcext:value-type="float">
            <text:p>159979512.478332</text:p>
          </table:table-cell>
          <table:table-cell office:value-type="float" office:value="504.651365" calcext:value-type="float">
            <text:p>504.651365</text:p>
          </table:table-cell>
          <table:table-cell table:number-columns-repeated="3"/>
          <table:table-cell table:formula="of:=[.$Q$3]*([.J204]+[.$Q$2])" office:value-type="float" office:value="10.95" calcext:value-type="float">
            <text:p>10.95</text:p>
          </table:table-cell>
          <table:table-cell table:formula="of:=[.$Q$5]*([.K204]+[.$Q$4])" office:value-type="float" office:value="36.5400021" calcext:value-type="float">
            <text:p>36.54000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311" calcext:value-type="float">
            <text:p>31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3.75" calcext:value-type="float">
            <text:p>3.75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5158466.064425" calcext:value-type="float">
            <text:p>165158466.064425</text:p>
          </table:table-cell>
          <table:table-cell office:value-type="float" office:value="481.700114" calcext:value-type="float">
            <text:p>481.700114</text:p>
          </table:table-cell>
          <table:table-cell table:number-columns-repeated="3"/>
          <table:table-cell table:formula="of:=[.$Q$3]*([.J205]+[.$Q$2])" office:value-type="float" office:value="15.75" calcext:value-type="float">
            <text:p>15.75</text:p>
          </table:table-cell>
          <table:table-cell table:formula="of:=[.$Q$5]*([.K205]+[.$Q$4])" office:value-type="float" office:value="33.2325021" calcext:value-type="float">
            <text:p>33.23250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924" calcext:value-type="float">
            <text:p>924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-367" calcext:value-type="float">
            <text:p>-367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6.6" calcext:value-type="float">
            <text:p>6.6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1503881.642593" calcext:value-type="float">
            <text:p>151503881.642593</text:p>
          </table:table-cell>
          <table:table-cell office:value-type="float" office:value="476.051468" calcext:value-type="float">
            <text:p>476.051468</text:p>
          </table:table-cell>
          <table:table-cell table:number-columns-repeated="3"/>
          <table:table-cell table:formula="of:=[.$Q$3]*([.J206]+[.$Q$2])" office:value-type="float" office:value="18.6" calcext:value-type="float">
            <text:p>18.6</text:p>
          </table:table-cell>
          <table:table-cell table:formula="of:=[.$Q$5]*([.K206]+[.$Q$4])" office:value-type="float" office:value="31.5000021" calcext:value-type="float">
            <text:p>31.5000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-368" calcext:value-type="float">
            <text:p>-36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0.5" calcext:value-type="float">
            <text:p>10.5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3177406.13591" calcext:value-type="float">
            <text:p>163177406.13591</text:p>
          </table:table-cell>
          <table:table-cell office:value-type="float" office:value="470.085099" calcext:value-type="float">
            <text:p>470.085099</text:p>
          </table:table-cell>
          <table:table-cell table:number-columns-repeated="3"/>
          <table:table-cell table:formula="of:=[.$Q$3]*([.J207]+[.$Q$2])" office:value-type="float" office:value="22.5" calcext:value-type="float">
            <text:p>22.5</text:p>
          </table:table-cell>
          <table:table-cell table:formula="of:=[.$Q$5]*([.K207]+[.$Q$4])" office:value-type="float" office:value="28.9800021" calcext:value-type="float">
            <text:p>28.9800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-367" calcext:value-type="float">
            <text:p>-36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0.200002" calcext:value-type="float">
            <text:p>40.2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576429.802712" calcext:value-type="float">
            <text:p>164576429.802712</text:p>
          </table:table-cell>
          <table:table-cell office:value-type="float" office:value="462.879034" calcext:value-type="float">
            <text:p>462.879034</text:p>
          </table:table-cell>
          <table:table-cell table:number-columns-repeated="3"/>
          <table:table-cell table:formula="of:=[.$Q$3]*([.J208]+[.$Q$2])" office:value-type="float" office:value="25.200001" calcext:value-type="float">
            <text:p>25.200001</text:p>
          </table:table-cell>
          <table:table-cell table:formula="of:=[.$Q$5]*([.K208]+[.$Q$4])" office:value-type="float" office:value="26.4600021" calcext:value-type="float">
            <text:p>26.46000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  <table:table-cell office:value-type="float" office:value="968" calcext:value-type="float">
            <text:p>968</text:p>
          </table:table-cell>
          <table:table-cell office:value-type="float" office:value="106" calcext:value-type="float">
            <text:p>106</text:p>
          </table:table-cell>
          <table:table-cell office:value-type="float" office:value="247" calcext:value-type="float">
            <text:p>247</text:p>
          </table:table-cell>
          <table:table-cell office:value-type="float" office:value="-367" calcext:value-type="float">
            <text:p>-367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104904.454636" calcext:value-type="float">
            <text:p>159104904.454636</text:p>
          </table:table-cell>
          <table:table-cell office:value-type="float" office:value="454.899989" calcext:value-type="float">
            <text:p>454.899989</text:p>
          </table:table-cell>
          <table:table-cell table:number-columns-repeated="3"/>
          <table:table-cell table:formula="of:=[.$Q$3]*([.J209]+[.$Q$2])" office:value-type="float" office:value="27.900001" calcext:value-type="float">
            <text:p>27.900001</text:p>
          </table:table-cell>
          <table:table-cell table:formula="of:=[.$Q$5]*([.K209]+[.$Q$4])" office:value-type="float" office:value="23.15250105" calcext:value-type="float">
            <text:p>23.1525010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2" calcext:value-type="float">
            <text:p>92</text:p>
          </table:table-cell>
          <table:table-cell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-367" calcext:value-type="float">
            <text:p>-36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348929.458416" calcext:value-type="float">
            <text:p>159348929.458416</text:p>
          </table:table-cell>
          <table:table-cell office:value-type="float" office:value="450.9745" calcext:value-type="float">
            <text:p>450.9745</text:p>
          </table:table-cell>
          <table:table-cell table:number-columns-repeated="3"/>
          <table:table-cell table:formula="of:=[.$Q$3]*([.J210]+[.$Q$2])" office:value-type="float" office:value="30.000001" calcext:value-type="float">
            <text:p>30.000001</text:p>
          </table:table-cell>
          <table:table-cell table:formula="of:=[.$Q$5]*([.K210]+[.$Q$4])" office:value-type="float" office:value="20.94750105" calcext:value-type="float">
            <text:p>20.947501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29" calcext:value-type="float">
            <text:p>129</text:p>
          </table:table-cell>
          <table:table-cell office:value-type="float" office:value="208" calcext:value-type="float">
            <text:p>208</text:p>
          </table:table-cell>
          <table:table-cell office:value-type="float" office:value="-370" calcext:value-type="float">
            <text:p>-370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0" calcext:value-type="float">
            <text:p>0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8602193.49086" calcext:value-type="float">
            <text:p>158602193.49086</text:p>
          </table:table-cell>
          <table:table-cell office:value-type="float" office:value="443.627096" calcext:value-type="float">
            <text:p>443.627096</text:p>
          </table:table-cell>
          <table:table-cell table:number-columns-repeated="3"/>
          <table:table-cell table:formula="of:=[.$Q$3]*([.J211]+[.$Q$2])" office:value-type="float" office:value="31.350001" calcext:value-type="float">
            <text:p>31.350001</text:p>
          </table:table-cell>
          <table:table-cell table:formula="of:=[.$Q$5]*([.K211]+[.$Q$4])" office:value-type="float" office:value="17.01000105" calcext:value-type="float">
            <text:p>17.010001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-368" calcext:value-type="float">
            <text:p>-36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2538113.954484" calcext:value-type="float">
            <text:p>162538113.954484</text:p>
          </table:table-cell>
          <table:table-cell office:value-type="float" office:value="438.115282" calcext:value-type="float">
            <text:p>438.115282</text:p>
          </table:table-cell>
          <table:table-cell table:number-columns-repeated="3"/>
          <table:table-cell table:formula="of:=[.$Q$3]*([.J212]+[.$Q$2])" office:value-type="float" office:value="32.400001" calcext:value-type="float">
            <text:p>32.400001</text:p>
          </table:table-cell>
          <table:table-cell table:formula="of:=[.$Q$5]*([.K212]+[.$Q$4])" office:value-type="float" office:value="14.96250105" calcext:value-type="float">
            <text:p>14.9625010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office:value-type="float" office:value="-369" calcext:value-type="float">
            <text:p>-369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0" calcext:value-type="float">
            <text:p>0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55293526.359113" calcext:value-type="float">
            <text:p>155293526.359113</text:p>
          </table:table-cell>
          <table:table-cell office:value-type="float" office:value="433.68537" calcext:value-type="float">
            <text:p>433.68537</text:p>
          </table:table-cell>
          <table:table-cell table:number-columns-repeated="3"/>
          <table:table-cell table:formula="of:=[.$Q$3]*([.J213]+[.$Q$2])" office:value-type="float" office:value="33.150001" calcext:value-type="float">
            <text:p>33.150001</text:p>
          </table:table-cell>
          <table:table-cell table:formula="of:=[.$Q$5]*([.K213]+[.$Q$4])" office:value-type="float" office:value="12.44250105" calcext:value-type="float">
            <text:p>12.44250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-369" calcext:value-type="float">
            <text:p>-36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3272099.334696" calcext:value-type="float">
            <text:p>163272099.334696</text:p>
          </table:table-cell>
          <table:table-cell office:value-type="float" office:value="436.097466" calcext:value-type="float">
            <text:p>436.097466</text:p>
          </table:table-cell>
          <table:table-cell table:number-columns-repeated="3"/>
          <table:table-cell table:formula="of:=[.$Q$3]*([.J214]+[.$Q$2])" office:value-type="float" office:value="33.300001" calcext:value-type="float">
            <text:p>33.300001</text:p>
          </table:table-cell>
          <table:table-cell table:formula="of:=[.$Q$5]*([.K214]+[.$Q$4])" office:value-type="float" office:value="13.23000105" calcext:value-type="float">
            <text:p>13.230001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-370" calcext:value-type="float">
            <text:p>-37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304278.067927" calcext:value-type="float">
            <text:p>157304278.067927</text:p>
          </table:table-cell>
          <table:table-cell office:value-type="float" office:value="442.05882" calcext:value-type="float">
            <text:p>442.05882</text:p>
          </table:table-cell>
          <table:table-cell table:number-columns-repeated="3"/>
          <table:table-cell table:formula="of:=[.$Q$3]*([.J215]+[.$Q$2])" office:value-type="float" office:value="31.500001" calcext:value-type="float">
            <text:p>31.500001</text:p>
          </table:table-cell>
          <table:table-cell table:formula="of:=[.$Q$5]*([.K215]+[.$Q$4])" office:value-type="float" office:value="16.38000105" calcext:value-type="float">
            <text:p>16.38000105</text:p>
          </table:table-cell>
        </table:table-row>
        <table:table-row table:style-name="ro1">
          <table:table-cell table:number-columns-repeated="2"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786289.381244" calcext:value-type="float">
            <text:p>-786289.381244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396080.36662" calcext:value-type="float">
            <text:p>159396080.36662</text:p>
          </table:table-cell>
          <table:table-cell office:value-type="float" office:value="450.769342" calcext:value-type="float">
            <text:p>450.769342</text:p>
          </table:table-cell>
          <table:table-cell table:number-columns-repeated="3"/>
          <table:table-cell table:formula="of:=[.$Q$3]*([.J216]+[.$Q$2])" office:value-type="float" office:value="28.800001" calcext:value-type="float">
            <text:p>28.800001</text:p>
          </table:table-cell>
          <table:table-cell table:formula="of:=[.$Q$5]*([.K216]+[.$Q$4])" office:value-type="float" office:value="21.26250105" calcext:value-type="float">
            <text:p>21.2625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float" office:value="-368" calcext:value-type="float">
            <text:p>-36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11.4" calcext:value-type="float">
            <text:p>11.4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8810773.751389" calcext:value-type="float">
            <text:p>168810773.751389</text:p>
          </table:table-cell>
          <table:table-cell office:value-type="float" office:value="460.386794" calcext:value-type="float">
            <text:p>460.386794</text:p>
          </table:table-cell>
          <table:table-cell table:number-columns-repeated="3"/>
          <table:table-cell table:formula="of:=[.$Q$3]*([.J217]+[.$Q$2])" office:value-type="float" office:value="23.4" calcext:value-type="float">
            <text:p>23.4</text:p>
          </table:table-cell>
          <table:table-cell table:formula="of:=[.$Q$5]*([.K217]+[.$Q$4])" office:value-type="float" office:value="26.1450021" calcext:value-type="float">
            <text:p>26.1450021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20" calcext:value-type="float">
            <text:p>220</text:p>
          </table:table-cell>
          <table:table-cell office:value-type="float" office:value="1080" calcext:value-type="float">
            <text:p>1080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-371" calcext:value-type="float">
            <text:p>-371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5405739.814805" calcext:value-type="float">
            <text:p>5405739.814805</text:p>
          </table:table-cell>
          <table:table-cell office:value-type="float" office:value="26537266.654496" calcext:value-type="float">
            <text:p>26537266.654496</text:p>
          </table:table-cell>
          <table:table-cell office:value-type="float" office:value="6.45" calcext:value-type="float">
            <text:p>6.45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81413064.638533" calcext:value-type="float">
            <text:p>181413064.638533</text:p>
          </table:table-cell>
          <table:table-cell office:value-type="float" office:value="475.316737" calcext:value-type="float">
            <text:p>475.316737</text:p>
          </table:table-cell>
          <table:table-cell table:number-columns-repeated="3"/>
          <table:table-cell table:formula="of:=[.$Q$3]*([.J218]+[.$Q$2])" office:value-type="float" office:value="18.45" calcext:value-type="float">
            <text:p>18.45</text:p>
          </table:table-cell>
          <table:table-cell table:formula="of:=[.$Q$5]*([.K218]+[.$Q$4])" office:value-type="float" office:value="30.5550021" calcext:value-type="float">
            <text:p>30.55500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4" calcext:value-type="float">
            <text:p>104</text:p>
          </table:table-cell>
          <table:table-cell office:value-type="float" office:value="928" calcext:value-type="float">
            <text:p>928</text:p>
          </table:table-cell>
          <table:table-cell office:value-type="float" office:value="-12" calcext:value-type="float">
            <text:p>-12</text:p>
          </table:table-cell>
          <table:table-cell office:value-type="float" office:value="323" calcext:value-type="float">
            <text:p>323</text:p>
          </table:table-cell>
          <table:table-cell office:value-type="float" office:value="-371" calcext:value-type="float">
            <text:p>-37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.8" calcext:value-type="float">
            <text:p>-1.8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52973189.341128" calcext:value-type="float">
            <text:p>152973189.341128</text:p>
          </table:table-cell>
          <table:table-cell office:value-type="float" office:value="492.05081" calcext:value-type="float">
            <text:p>492.05081</text:p>
          </table:table-cell>
          <table:table-cell table:number-columns-repeated="3"/>
          <table:table-cell table:formula="of:=[.$Q$3]*([.J219]+[.$Q$2])" office:value-type="float" office:value="10.2" calcext:value-type="float">
            <text:p>10.2</text:p>
          </table:table-cell>
          <table:table-cell table:formula="of:=[.$Q$5]*([.K219]+[.$Q$4])" office:value-type="float" office:value="35.1225021" calcext:value-type="float">
            <text:p>35.122502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956" calcext:value-type="float">
            <text:p>956</text:p>
          </table:table-cell>
          <table:table-cell office:value-type="float" office:value="-62" calcext:value-type="float">
            <text:p>-62</text:p>
          </table:table-cell>
          <table:table-cell office:value-type="float" office:value="336" calcext:value-type="float">
            <text:p>336</text:p>
          </table:table-cell>
          <table:table-cell office:value-type="float" office:value="-370" calcext:value-type="float">
            <text:p>-370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9.3" calcext:value-type="float">
            <text:p>-9.3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544272.368368" calcext:value-type="float">
            <text:p>157544272.368368</text:p>
          </table:table-cell>
          <table:table-cell office:value-type="float" office:value="503.626846" calcext:value-type="float">
            <text:p>503.626846</text:p>
          </table:table-cell>
          <table:table-cell table:number-columns-repeated="3"/>
          <table:table-cell table:formula="of:=[.$Q$3]*([.J220]+[.$Q$2])" office:value-type="float" office:value="2.7" calcext:value-type="float">
            <text:p>2.7</text:p>
          </table:table-cell>
          <table:table-cell table:formula="of:=[.$Q$5]*([.K220]+[.$Q$4])" office:value-type="float" office:value="37.1700021" calcext:value-type="float">
            <text:p>37.170002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office:value-type="float" office:value="-124" calcext:value-type="float">
            <text:p>-124</text:p>
          </table:table-cell>
          <table:table-cell office:value-type="float" office:value="339" calcext:value-type="float">
            <text:p>339</text:p>
          </table:table-cell>
          <table:table-cell office:value-type="float" office:value="-366" calcext:value-type="float">
            <text:p>-36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68173733.22183" calcext:value-type="float">
            <text:p>168173733.22183</text:p>
          </table:table-cell>
          <table:table-cell office:value-type="float" office:value="514.055444" calcext:value-type="float">
            <text:p>514.055444</text:p>
          </table:table-cell>
          <table:table-cell table:number-columns-repeated="3"/>
          <table:table-cell table:formula="of:=[.$Q$3]*([.J221]+[.$Q$2])" office:value-type="float" office:value="-6.600001" calcext:value-type="float">
            <text:p>-6.600001</text:p>
          </table:table-cell>
          <table:table-cell table:formula="of:=[.$Q$5]*([.K221]+[.$Q$4])" office:value-type="float" office:value="37.6425021" calcext:value-type="float">
            <text:p>37.642502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332" calcext:value-type="float">
            <text:p>332</text:p>
          </table:table-cell>
          <table:table-cell office:value-type="float" office:value="-369" calcext:value-type="float">
            <text:p>-36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0829335.610143" calcext:value-type="float">
            <text:p>160829335.610143</text:p>
          </table:table-cell>
          <table:table-cell office:value-type="float" office:value="522.13887" calcext:value-type="float">
            <text:p>522.13887</text:p>
          </table:table-cell>
          <table:table-cell table:number-columns-repeated="3"/>
          <table:table-cell table:formula="of:=[.$Q$3]*([.J222]+[.$Q$2])" office:value-type="float" office:value="-12.300001" calcext:value-type="float">
            <text:p>-12.300001</text:p>
          </table:table-cell>
          <table:table-cell table:formula="of:=[.$Q$5]*([.K222]+[.$Q$4])" office:value-type="float" office:value="36.5400021" calcext:value-type="float">
            <text:p>36.540002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-210" calcext:value-type="float">
            <text:p>-210</text:p>
          </table:table-cell>
          <table:table-cell office:value-type="float" office:value="318" calcext:value-type="float">
            <text:p>318</text:p>
          </table:table-cell>
          <table:table-cell office:value-type="float" office:value="-375" calcext:value-type="float">
            <text:p>-37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1.500001" calcext:value-type="float">
            <text:p>-31.500001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1428856.375723" calcext:value-type="float">
            <text:p>161428856.375723</text:p>
          </table:table-cell>
          <table:table-cell office:value-type="float" office:value="534.648483" calcext:value-type="float">
            <text:p>534.648483</text:p>
          </table:table-cell>
          <table:table-cell table:number-columns-repeated="3"/>
          <table:table-cell table:formula="of:=[.$Q$3]*([.J223]+[.$Q$2])" office:value-type="float" office:value="-19.500001" calcext:value-type="float">
            <text:p>-19.500001</text:p>
          </table:table-cell>
          <table:table-cell table:formula="of:=[.$Q$5]*([.K223]+[.$Q$4])" office:value-type="float" office:value="34.3350021" calcext:value-type="float">
            <text:p>34.33500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-270" calcext:value-type="float">
            <text:p>-270</text:p>
          </table:table-cell>
          <table:table-cell office:value-type="float" office:value="288" calcext:value-type="float">
            <text:p>288</text:p>
          </table:table-cell>
          <table:table-cell office:value-type="float" office:value="-379" calcext:value-type="float">
            <text:p>-37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-40.500002" calcext:value-type="float">
            <text:p>-40.5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4070871.582906" calcext:value-type="float">
            <text:p>154070871.582906</text:p>
          </table:table-cell>
          <table:table-cell office:value-type="float" office:value="547.252227" calcext:value-type="float">
            <text:p>547.252227</text:p>
          </table:table-cell>
          <table:table-cell table:number-columns-repeated="3"/>
          <table:table-cell table:formula="of:=[.$Q$3]*([.J224]+[.$Q$2])" office:value-type="float" office:value="-28.500002" calcext:value-type="float">
            <text:p>-28.500002</text:p>
          </table:table-cell>
          <table:table-cell table:formula="of:=[.$Q$5]*([.K224]+[.$Q$4])" office:value-type="float" office:value="29.6100021" calcext:value-type="float">
            <text:p>29.61000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20" calcext:value-type="float">
            <text:p>920</text:p>
          </table:table-cell>
          <table:table-cell office:value-type="float" office:value="-305" calcext:value-type="float">
            <text:p>-305</text:p>
          </table:table-cell>
          <table:table-cell office:value-type="float" office:value="248" calcext:value-type="float">
            <text:p>248</text:p>
          </table:table-cell>
          <table:table-cell office:value-type="float" office:value="-376" calcext:value-type="float">
            <text:p>-376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43.971507" calcext:value-type="float">
            <text:p>543.971507</text:p>
          </table:table-cell>
          <table:table-cell table:number-columns-repeated="3"/>
          <table:table-cell table:formula="of:=[.$Q$3]*([.J225]+[.$Q$2])" office:value-type="float" office:value="-33.750002" calcext:value-type="float">
            <text:p>-33.750002</text:p>
          </table:table-cell>
          <table:table-cell table:formula="of:=[.$Q$5]*([.K225]+[.$Q$4])" office:value-type="float" office:value="23.31000105" calcext:value-type="float">
            <text:p>23.3100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30" calcext:value-type="float">
            <text:p>-330</text:p>
          </table:table-cell>
          <table:table-cell office:value-type="float" office:value="206" calcext:value-type="float">
            <text:p>206</text:p>
          </table:table-cell>
          <table:table-cell office:value-type="float" office:value="-372" calcext:value-type="float">
            <text:p>-37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3622783.904964" calcext:value-type="float">
            <text:p>163622783.904964</text:p>
          </table:table-cell>
          <table:table-cell office:value-type="float" office:value="538.256444" calcext:value-type="float">
            <text:p>538.256444</text:p>
          </table:table-cell>
          <table:table-cell table:number-columns-repeated="3"/>
          <table:table-cell table:formula="of:=[.$Q$3]*([.J226]+[.$Q$2])" office:value-type="float" office:value="-37.500002" calcext:value-type="float">
            <text:p>-37.500002</text:p>
          </table:table-cell>
          <table:table-cell table:formula="of:=[.$Q$5]*([.K226]+[.$Q$4])" office:value-type="float" office:value="16.69500105" calcext:value-type="float">
            <text:p>16.6950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2" calcext:value-type="float">
            <text:p>992</text:p>
          </table:table-cell>
          <table:table-cell office:value-type="float" office:value="-343" calcext:value-type="float">
            <text:p>-343</text:p>
          </table:table-cell>
          <table:table-cell office:value-type="float" office:value="156" calcext:value-type="float">
            <text:p>156</text:p>
          </table:table-cell>
          <table:table-cell office:value-type="float" office:value="-367" calcext:value-type="float">
            <text:p>-36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3103726.966758" calcext:value-type="float">
            <text:p>163103726.966758</text:p>
          </table:table-cell>
          <table:table-cell office:value-type="float" office:value="525.998099" calcext:value-type="float">
            <text:p>525.998099</text:p>
          </table:table-cell>
          <table:table-cell table:number-columns-repeated="3"/>
          <table:table-cell table:formula="of:=[.$Q$3]*([.J227]+[.$Q$2])" office:value-type="float" office:value="-39.450002" calcext:value-type="float">
            <text:p>-39.450002</text:p>
          </table:table-cell>
          <table:table-cell table:formula="of:=[.$Q$5]*([.K227]+[.$Q$4])" office:value-type="float" office:value="8.82000105" calcext:value-type="float">
            <text:p>8.8200010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office:value-type="float" office:value="-346" calcext:value-type="float">
            <text:p>-346</text:p>
          </table:table-cell>
          <table:table-cell office:value-type="float" office:value="119" calcext:value-type="float">
            <text:p>119</text:p>
          </table:table-cell>
          <table:table-cell office:value-type="float" office:value="-360" calcext:value-type="float">
            <text:p>-36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2882462.157458" calcext:value-type="float">
            <text:p>162882462.157458</text:p>
          </table:table-cell>
          <table:table-cell office:value-type="float" office:value="513.300107" calcext:value-type="float">
            <text:p>513.300107</text:p>
          </table:table-cell>
          <table:table-cell table:number-columns-repeated="3"/>
          <table:table-cell table:formula="of:=[.$Q$3]*([.J228]+[.$Q$2])" office:value-type="float" office:value="-39.900002" calcext:value-type="float">
            <text:p>-39.900002</text:p>
          </table:table-cell>
          <table:table-cell table:formula="of:=[.$Q$5]*([.K228]+[.$Q$4])" office:value-type="float" office:value="2.99250105" calcext:value-type="float">
            <text:p>2.99250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office:value-type="float" office:value="-334" calcext:value-type="float">
            <text:p>-334</text:p>
          </table:table-cell>
          <table:table-cell office:value-type="float" office:value="76" calcext:value-type="float">
            <text:p>76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14251495.766304" calcext:value-type="float">
            <text:p>14251495.76630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1.4" calcext:value-type="float">
            <text:p>11.4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7738614.117424" calcext:value-type="float">
            <text:p>97738614.117424</text:p>
          </table:table-cell>
          <table:table-cell office:value-type="float" office:value="490.441638" calcext:value-type="float">
            <text:p>490.441638</text:p>
          </table:table-cell>
          <table:table-cell table:number-columns-repeated="3"/>
          <table:table-cell table:formula="of:=[.$Q$3]*([.J229]+[.$Q$2])" office:value-type="float" office:value="-38.100002" calcext:value-type="float">
            <text:p>-38.100002</text:p>
          </table:table-cell>
          <table:table-cell table:formula="of:=[.$Q$5]*([.K229]+[.$Q$4])" office:value-type="float" office:value="-3.78" calcext:value-type="float">
            <text:p>-3.7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0" calcext:value-type="float">
            <text:p>100</text:p>
          </table:table-cell>
          <table:table-cell office:value-type="float" office:value="968" calcext:value-type="float">
            <text:p>968</text:p>
          </table:table-cell>
          <table:table-cell office:value-type="float" office:value="-326" calcext:value-type="float">
            <text:p>-326</text:p>
          </table:table-cell>
          <table:table-cell office:value-type="float" office:value="34" calcext:value-type="float">
            <text:p>34</text:p>
          </table:table-cell>
          <table:table-cell office:value-type="float" office:value="-343" calcext:value-type="float">
            <text:p>-34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5.1" calcext:value-type="float">
            <text:p>5.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9460705.529233" calcext:value-type="float">
            <text:p>159460705.529233</text:p>
          </table:table-cell>
          <table:table-cell office:value-type="float" office:value="474.427023" calcext:value-type="float">
            <text:p>474.427023</text:p>
          </table:table-cell>
          <table:table-cell table:number-columns-repeated="3"/>
          <table:table-cell table:formula="of:=[.$Q$3]*([.J230]+[.$Q$2])" office:value-type="float" office:value="-36.900002" calcext:value-type="float">
            <text:p>-36.900002</text:p>
          </table:table-cell>
          <table:table-cell table:formula="of:=[.$Q$5]*([.K230]+[.$Q$4])" office:value-type="float" office:value="-10.395" calcext:value-type="float">
            <text:p>-10.39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48" calcext:value-type="float">
            <text:p>148</text:p>
          </table:table-cell>
          <table:table-cell office:value-type="float" office:value="956" calcext:value-type="float">
            <text:p>956</text:p>
          </table:table-cell>
          <table:table-cell office:value-type="float" office:value="-300" calcext:value-type="float">
            <text:p>-300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3636588.444505" calcext:value-type="float">
            <text:p>3636588.44450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-2.7" calcext:value-type="float">
            <text:p>-2.7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631963.526233" calcext:value-type="float">
            <text:p>158631963.526233</text:p>
          </table:table-cell>
          <table:table-cell office:value-type="float" office:value="447.085003" calcext:value-type="float">
            <text:p>447.085003</text:p>
          </table:table-cell>
          <table:table-cell table:number-columns-repeated="3"/>
          <table:table-cell table:formula="of:=[.$Q$3]*([.J231]+[.$Q$2])" office:value-type="float" office:value="-33.000002" calcext:value-type="float">
            <text:p>-33.000002</text:p>
          </table:table-cell>
          <table:table-cell table:formula="of:=[.$Q$5]*([.K231]+[.$Q$4])" office:value-type="float" office:value="-18.585" calcext:value-type="float">
            <text:p>-18.58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office:value-type="float" office:value="-267" calcext:value-type="float">
            <text:p>-267</text:p>
          </table:table-cell>
          <table:table-cell office:value-type="float" office:value="-61" calcext:value-type="float">
            <text:p>-61</text:p>
          </table:table-cell>
          <table:table-cell office:value-type="float" office:value="-328" calcext:value-type="float">
            <text:p>-32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0.050002" calcext:value-type="float">
            <text:p>-40.050002</text:p>
          </table:table-cell>
          <table:table-cell office:value-type="float" office:value="-9.15" calcext:value-type="float">
            <text:p>-9.1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2072542.302949" calcext:value-type="float">
            <text:p>162072542.302949</text:p>
          </table:table-cell>
          <table:table-cell office:value-type="float" office:value="427.310192" calcext:value-type="float">
            <text:p>427.310192</text:p>
          </table:table-cell>
          <table:table-cell table:number-columns-repeated="3"/>
          <table:table-cell table:formula="of:=[.$Q$3]*([.J232]+[.$Q$2])" office:value-type="float" office:value="-28.050002" calcext:value-type="float">
            <text:p>-28.050002</text:p>
          </table:table-cell>
          <table:table-cell table:formula="of:=[.$Q$5]*([.K232]+[.$Q$4])" office:value-type="float" office:value="-25.3575" calcext:value-type="float">
            <text:p>-25.357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-222" calcext:value-type="float">
            <text:p>-222</text:p>
          </table:table-cell>
          <table:table-cell office:value-type="float" office:value="-96" calcext:value-type="float">
            <text:p>-96</text:p>
          </table:table-cell>
          <table:table-cell office:value-type="float" office:value="-326" calcext:value-type="float">
            <text:p>-326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0" calcext:value-type="float">
            <text:p>0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65167564.305035" calcext:value-type="float">
            <text:p>165167564.305035</text:p>
          </table:table-cell>
          <table:table-cell office:value-type="float" office:value="405.926102" calcext:value-type="float">
            <text:p>405.926102</text:p>
          </table:table-cell>
          <table:table-cell table:number-columns-repeated="3"/>
          <table:table-cell table:formula="of:=[.$Q$3]*([.J233]+[.$Q$2])" office:value-type="float" office:value="-21.300001" calcext:value-type="float">
            <text:p>-21.300001</text:p>
          </table:table-cell>
          <table:table-cell table:formula="of:=[.$Q$5]*([.K233]+[.$Q$4])" office:value-type="float" office:value="-30.87000105" calcext:value-type="float">
            <text:p>-30.8700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6" calcext:value-type="float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-167" calcext:value-type="float">
            <text:p>-167</text:p>
          </table:table-cell>
          <table:table-cell office:value-type="float" office:value="-121" calcext:value-type="float">
            <text:p>-121</text:p>
          </table:table-cell>
          <table:table-cell office:value-type="float" office:value="-327" calcext:value-type="float">
            <text:p>-32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386.599276" calcext:value-type="float">
            <text:p>386.599276</text:p>
          </table:table-cell>
          <table:table-cell table:number-columns-repeated="3"/>
          <table:table-cell table:formula="of:=[.$Q$3]*([.J234]+[.$Q$2])" office:value-type="float" office:value="-13.050001" calcext:value-type="float">
            <text:p>-13.050001</text:p>
          </table:table-cell>
          <table:table-cell table:formula="of:=[.$Q$5]*([.K234]+[.$Q$4])" office:value-type="float" office:value="-34.80750105" calcext:value-type="float">
            <text:p>-34.8075010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4" calcext:value-type="float">
            <text:p>124</text:p>
          </table:table-cell>
          <table:table-cell office:value-type="float" office:value="980" calcext:value-type="float">
            <text:p>980</text:p>
          </table:table-cell>
          <table:table-cell office:value-type="float" office:value="-106" calcext:value-type="float">
            <text:p>-106</text:p>
          </table:table-cell>
          <table:table-cell office:value-type="float" office:value="-137" calcext:value-type="float">
            <text:p>-137</text:p>
          </table:table-cell>
          <table:table-cell office:value-type="float" office:value="-332" calcext:value-type="float">
            <text:p>-332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778306.444001" calcext:value-type="float">
            <text:p>162778306.444001</text:p>
          </table:table-cell>
          <table:table-cell office:value-type="float" office:value="374.471628" calcext:value-type="float">
            <text:p>374.471628</text:p>
          </table:table-cell>
          <table:table-cell table:number-columns-repeated="3"/>
          <table:table-cell table:formula="of:=[.$Q$3]*([.J235]+[.$Q$2])" office:value-type="float" office:value="-3.900001" calcext:value-type="float">
            <text:p>-3.900001</text:p>
          </table:table-cell>
          <table:table-cell table:formula="of:=[.$Q$5]*([.K235]+[.$Q$4])" office:value-type="float" office:value="-37.32750105" calcext:value-type="float">
            <text:p>-37.3275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-55" calcext:value-type="float">
            <text:p>-55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8.25" calcext:value-type="float">
            <text:p>-8.25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6901377.351875" calcext:value-type="float">
            <text:p>166901377.351875</text:p>
          </table:table-cell>
          <table:table-cell office:value-type="float" office:value="359.848579" calcext:value-type="float">
            <text:p>359.848579</text:p>
          </table:table-cell>
          <table:table-cell table:number-columns-repeated="3"/>
          <table:table-cell table:formula="of:=[.$Q$3]*([.J236]+[.$Q$2])" office:value-type="float" office:value="3.75" calcext:value-type="float">
            <text:p>3.75</text:p>
          </table:table-cell>
          <table:table-cell table:formula="of:=[.$Q$5]*([.K236]+[.$Q$4])" office:value-type="float" office:value="-37.01250105" calcext:value-type="float">
            <text:p>-37.0125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30" calcext:value-type="float">
            <text:p>-30</text:p>
          </table:table-cell>
          <table:table-cell office:value-type="float" office:value="-138" calcext:value-type="float">
            <text:p>-138</text:p>
          </table:table-cell>
          <table:table-cell office:value-type="float" office:value="-334" calcext:value-type="float">
            <text:p>-33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4.5" calcext:value-type="float">
            <text:p>-4.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961082.597641" calcext:value-type="float">
            <text:p>165961082.597641</text:p>
          </table:table-cell>
          <table:table-cell office:value-type="float" office:value="362.629287" calcext:value-type="float">
            <text:p>362.629287</text:p>
          </table:table-cell>
          <table:table-cell table:number-columns-repeated="3"/>
          <table:table-cell table:formula="of:=[.$Q$3]*([.J237]+[.$Q$2])" office:value-type="float" office:value="7.5" calcext:value-type="float">
            <text:p>7.5</text:p>
          </table:table-cell>
          <table:table-cell table:formula="of:=[.$Q$5]*([.K237]+[.$Q$4])" office:value-type="float" office:value="-37.48500105" calcext:value-type="float">
            <text:p>-37.48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4" calcext:value-type="float">
            <text:p>-4</text:p>
          </table:table-cell>
          <table:table-cell office:value-type="float" office:value="-129" calcext:value-type="float">
            <text:p>-129</text:p>
          </table:table-cell>
          <table:table-cell office:value-type="float" office:value="-333" calcext:value-type="float">
            <text:p>-33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0.6" calcext:value-type="float">
            <text:p>-0.6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195674.876196" calcext:value-type="float">
            <text:p>162195674.876196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38]+[.$Q$2])" office:value-type="float" office:value="11.4" calcext:value-type="float">
            <text:p>11.4</text:p>
          </table:table-cell>
          <table:table-cell table:formula="of:=[.$Q$5]*([.K238]+[.$Q$4])" office:value-type="float" office:value="-36.06750105" calcext:value-type="float">
            <text:p>-36.067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8" calcext:value-type="float">
            <text:p>48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.05" calcext:value-type="float">
            <text:p>1.0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9903008.049027" calcext:value-type="float">
            <text:p>159903008.049027</text:p>
          </table:table-cell>
          <table:table-cell office:value-type="float" office:value="359.752693" calcext:value-type="float">
            <text:p>359.752693</text:p>
          </table:table-cell>
          <table:table-cell table:number-columns-repeated="3"/>
          <table:table-cell table:formula="of:=[.$Q$3]*([.J239]+[.$Q$2])" office:value-type="float" office:value="13.05" calcext:value-type="float">
            <text:p>13.05</text:p>
          </table:table-cell>
          <table:table-cell table:formula="of:=[.$Q$5]*([.K239]+[.$Q$4])" office:value-type="float" office:value="-35.12250105" calcext:value-type="float">
            <text:p>-35.122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-124" calcext:value-type="float">
            <text:p>-124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0.75" calcext:value-type="float">
            <text:p>0.7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1754332.908424" calcext:value-type="float">
            <text:p>161754332.908424</text:p>
          </table:table-cell>
          <table:table-cell office:value-type="float" office:value="360.062495" calcext:value-type="float">
            <text:p>360.062495</text:p>
          </table:table-cell>
          <table:table-cell table:number-columns-repeated="3"/>
          <table:table-cell table:formula="of:=[.$Q$3]*([.J240]+[.$Q$2])" office:value-type="float" office:value="12.75" calcext:value-type="float">
            <text:p>12.75</text:p>
          </table:table-cell>
          <table:table-cell table:formula="of:=[.$Q$5]*([.K240]+[.$Q$4])" office:value-type="float" office:value="-35.28000105" calcext:value-type="float">
            <text:p>-35.2800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-124" calcext:value-type="float">
            <text:p>-124</text:p>
          </table:table-cell>
          <table:table-cell office:value-type="float" office:value="-337" calcext:value-type="float">
            <text:p>-337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0.9" calcext:value-type="float">
            <text:p>0.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3628022.682502" calcext:value-type="float">
            <text:p>163628022.682502</text:p>
          </table:table-cell>
          <table:table-cell office:value-type="float" office:value="359.139249" calcext:value-type="float">
            <text:p>359.139249</text:p>
          </table:table-cell>
          <table:table-cell table:number-columns-repeated="3"/>
          <table:table-cell table:formula="of:=[.$Q$3]*([.J241]+[.$Q$2])" office:value-type="float" office:value="12.9" calcext:value-type="float">
            <text:p>12.9</text:p>
          </table:table-cell>
          <table:table-cell table:formula="of:=[.$Q$5]*([.K241]+[.$Q$4])" office:value-type="float" office:value="-35.28000105" calcext:value-type="float">
            <text:p>-35.2800010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4" calcext:value-type="float">
            <text:p>24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-121" calcext:value-type="float">
            <text:p>-121</text:p>
          </table:table-cell>
          <table:table-cell office:value-type="float" office:value="-336" calcext:value-type="float">
            <text:p>-336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0.45" calcext:value-type="float">
            <text:p>0.45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2476020.496644" calcext:value-type="float">
            <text:p>162476020.496644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42]+[.$Q$2])" office:value-type="float" office:value="12.45" calcext:value-type="float">
            <text:p>12.45</text:p>
          </table:table-cell>
          <table:table-cell table:formula="of:=[.$Q$5]*([.K242]+[.$Q$4])" office:value-type="float" office:value="-34.80750105" calcext:value-type="float">
            <text:p>-34.8075010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float" office:value="-124" calcext:value-type="float">
            <text:p>-124</text:p>
          </table:table-cell>
          <table:table-cell office:value-type="float" office:value="-335" calcext:value-type="float">
            <text:p>-33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0.45" calcext:value-type="float">
            <text:p>0.4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3008936.000846" calcext:value-type="float">
            <text:p>163008936.000846</text:p>
          </table:table-cell>
          <table:table-cell office:value-type="float" office:value="357.225419" calcext:value-type="float">
            <text:p>357.225419</text:p>
          </table:table-cell>
          <table:table-cell table:number-columns-repeated="3"/>
          <table:table-cell table:formula="of:=[.$Q$3]*([.J243]+[.$Q$2])" office:value-type="float" office:value="12.45" calcext:value-type="float">
            <text:p>12.45</text:p>
          </table:table-cell>
          <table:table-cell table:formula="of:=[.$Q$5]*([.K243]+[.$Q$4])" office:value-type="float" office:value="-35.28000105" calcext:value-type="float">
            <text:p>-35.28000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0" calcext:value-type="float">
            <text:p>-6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.5" calcext:value-type="float">
            <text:p>1.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4151967.518893" calcext:value-type="float">
            <text:p>164151967.518893</text:p>
          </table:table-cell>
          <table:table-cell office:value-type="float" office:value="359.823568" calcext:value-type="float">
            <text:p>359.823568</text:p>
          </table:table-cell>
          <table:table-cell table:number-columns-repeated="3"/>
          <table:table-cell table:formula="of:=[.$Q$3]*([.J244]+[.$Q$2])" office:value-type="float" office:value="13.5" calcext:value-type="float">
            <text:p>13.5</text:p>
          </table:table-cell>
          <table:table-cell table:formula="of:=[.$Q$5]*([.K244]+[.$Q$4])" office:value-type="float" office:value="-35.12250105" calcext:value-type="float">
            <text:p>-35.1225010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-338" calcext:value-type="float">
            <text:p>-33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4.35" calcext:value-type="float">
            <text:p>4.35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230029.347823" calcext:value-type="float">
            <text:p>163230029.347823</text:p>
          </table:table-cell>
          <table:table-cell office:value-type="float" office:value="357.566777" calcext:value-type="float">
            <text:p>357.566777</text:p>
          </table:table-cell>
          <table:table-cell table:number-columns-repeated="3"/>
          <table:table-cell table:formula="of:=[.$Q$3]*([.J245]+[.$Q$2])" office:value-type="float" office:value="16.35" calcext:value-type="float">
            <text:p>16.35</text:p>
          </table:table-cell>
          <table:table-cell table:formula="of:=[.$Q$5]*([.K245]+[.$Q$4])" office:value-type="float" office:value="-33.54750105" calcext:value-type="float">
            <text:p>-33.54750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88" calcext:value-type="float">
            <text:p>-88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-98" calcext:value-type="float">
            <text:p>-98</text:p>
          </table:table-cell>
          <table:table-cell office:value-type="float" office:value="-340" calcext:value-type="float">
            <text:p>-34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8.4" calcext:value-type="float">
            <text:p>8.4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68543506.029931" calcext:value-type="float">
            <text:p>168543506.029931</text:p>
          </table:table-cell>
          <table:table-cell office:value-type="float" office:value="358.245726" calcext:value-type="float">
            <text:p>358.245726</text:p>
          </table:table-cell>
          <table:table-cell table:number-columns-repeated="3"/>
          <table:table-cell table:formula="of:=[.$Q$3]*([.J246]+[.$Q$2])" office:value-type="float" office:value="20.4" calcext:value-type="float">
            <text:p>20.4</text:p>
          </table:table-cell>
          <table:table-cell table:formula="of:=[.$Q$5]*([.K246]+[.$Q$4])" office:value-type="float" office:value="-31.18500105" calcext:value-type="float">
            <text:p>-31.18500105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4" calcext:value-type="float">
            <text:p>104</text:p>
          </table:table-cell>
          <table:table-cell office:value-type="float" office:value="1008" calcext:value-type="float">
            <text:p>1008</text:p>
          </table:table-cell>
          <table:table-cell office:value-type="float" office:value="82" calcext:value-type="float">
            <text:p>82</text:p>
          </table:table-cell>
          <table:table-cell office:value-type="float" office:value="-85" calcext:value-type="float">
            <text:p>-85</text:p>
          </table:table-cell>
          <table:table-cell office:value-type="float" office:value="-339" calcext:value-type="float">
            <text:p>-339</text:p>
          </table:table-cell>
          <table:table-cell office:value-type="float" office:value="-2752012.909355" calcext:value-type="float">
            <text:p>-2752012.909355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2.3" calcext:value-type="float">
            <text:p>12.3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008101.089056" calcext:value-type="float">
            <text:p>167008101.089056</text:p>
          </table:table-cell>
          <table:table-cell office:value-type="float" office:value="358.984679" calcext:value-type="float">
            <text:p>358.984679</text:p>
          </table:table-cell>
          <table:table-cell table:number-columns-repeated="3"/>
          <table:table-cell table:formula="of:=[.$Q$3]*([.J247]+[.$Q$2])" office:value-type="float" office:value="24.3" calcext:value-type="float">
            <text:p>24.3</text:p>
          </table:table-cell>
          <table:table-cell table:formula="of:=[.$Q$5]*([.K247]+[.$Q$4])" office:value-type="float" office:value="-29.13750105" calcext:value-type="float">
            <text:p>-29.1375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-57" calcext:value-type="float">
            <text:p>-57</text:p>
          </table:table-cell>
          <table:table-cell office:value-type="float" office:value="-345" calcext:value-type="float">
            <text:p>-345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2960202.442771" calcext:value-type="float">
            <text:p>162960202.442771</text:p>
          </table:table-cell>
          <table:table-cell office:value-type="float" office:value="366.271757" calcext:value-type="float">
            <text:p>366.271757</text:p>
          </table:table-cell>
          <table:table-cell table:number-columns-repeated="3"/>
          <table:table-cell table:formula="of:=[.$Q$3]*([.J248]+[.$Q$2])" office:value-type="float" office:value="28.350001" calcext:value-type="float">
            <text:p>28.350001</text:p>
          </table:table-cell>
          <table:table-cell table:formula="of:=[.$Q$5]*([.K248]+[.$Q$4])" office:value-type="float" office:value="-24.7275" calcext:value-type="float">
            <text:p>-24.727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972" calcext:value-type="float">
            <text:p>972</text:p>
          </table:table-cell>
          <table:table-cell office:value-type="float" office:value="133" calcext:value-type="float">
            <text:p>133</text:p>
          </table:table-cell>
          <table:table-cell office:value-type="float" office:value="-26" calcext:value-type="float">
            <text:p>-26</text:p>
          </table:table-cell>
          <table:table-cell office:value-type="float" office:value="-352" calcext:value-type="float">
            <text:p>-35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0902733.566718" calcext:value-type="float">
            <text:p>160902733.566718</text:p>
          </table:table-cell>
          <table:table-cell office:value-type="float" office:value="377.185631" calcext:value-type="float">
            <text:p>377.185631</text:p>
          </table:table-cell>
          <table:table-cell table:number-columns-repeated="3"/>
          <table:table-cell table:formula="of:=[.$Q$3]*([.J249]+[.$Q$2])" office:value-type="float" office:value="31.950001" calcext:value-type="float">
            <text:p>31.950001</text:p>
          </table:table-cell>
          <table:table-cell table:formula="of:=[.$Q$5]*([.K249]+[.$Q$4])" office:value-type="float" office:value="-19.845" calcext:value-type="float">
            <text:p>-19.84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-359" calcext:value-type="float">
            <text:p>-35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4491632.294974" calcext:value-type="float">
            <text:p>164491632.294974</text:p>
          </table:table-cell>
          <table:table-cell office:value-type="float" office:value="392.655065" calcext:value-type="float">
            <text:p>392.655065</text:p>
          </table:table-cell>
          <table:table-cell table:number-columns-repeated="3"/>
          <table:table-cell table:formula="of:=[.$Q$3]*([.J250]+[.$Q$2])" office:value-type="float" office:value="35.400001" calcext:value-type="float">
            <text:p>35.400001</text:p>
          </table:table-cell>
          <table:table-cell table:formula="of:=[.$Q$5]*([.K250]+[.$Q$4])" office:value-type="float" office:value="-10.8675" calcext:value-type="float">
            <text:p>-10.867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-370" calcext:value-type="float">
            <text:p>-370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9095386.377372" calcext:value-type="float">
            <text:p>169095386.377372</text:p>
          </table:table-cell>
          <table:table-cell office:value-type="float" office:value="414.34406" calcext:value-type="float">
            <text:p>414.34406</text:p>
          </table:table-cell>
          <table:table-cell table:number-columns-repeated="3"/>
          <table:table-cell table:formula="of:=[.$Q$3]*([.J251]+[.$Q$2])" office:value-type="float" office:value="36.900001" calcext:value-type="float">
            <text:p>36.900001</text:p>
          </table:table-cell>
          <table:table-cell table:formula="of:=[.$Q$5]*([.K251]+[.$Q$4])" office:value-type="float" office:value="-2.36249895" calcext:value-type="float">
            <text:p>-2.3624989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-380" calcext:value-type="float">
            <text:p>-38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2900678.509991" calcext:value-type="float">
            <text:p>22900678.509991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3582427.495012" calcext:value-type="float">
            <text:p>153582427.495012</text:p>
          </table:table-cell>
          <table:table-cell office:value-type="float" office:value="432.46734" calcext:value-type="float">
            <text:p>432.46734</text:p>
          </table:table-cell>
          <table:table-cell table:number-columns-repeated="3"/>
          <table:table-cell table:formula="of:=[.$Q$3]*([.J252]+[.$Q$2])" office:value-type="float" office:value="36.300001" calcext:value-type="float">
            <text:p>36.300001</text:p>
          </table:table-cell>
          <table:table-cell table:formula="of:=[.$Q$5]*([.K252]+[.$Q$4])" office:value-type="float" office:value="4.41000105" calcext:value-type="float">
            <text:p>4.4100010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-381" calcext:value-type="float">
            <text:p>-38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734785.133057" calcext:value-type="float">
            <text:p>162734785.133057</text:p>
          </table:table-cell>
          <table:table-cell office:value-type="float" office:value="438.504276" calcext:value-type="float">
            <text:p>438.504276</text:p>
          </table:table-cell>
          <table:table-cell table:number-columns-repeated="3"/>
          <table:table-cell table:formula="of:=[.$Q$3]*([.J253]+[.$Q$2])" office:value-type="float" office:value="35.100001" calcext:value-type="float">
            <text:p>35.100001</text:p>
          </table:table-cell>
          <table:table-cell table:formula="of:=[.$Q$5]*([.K253]+[.$Q$4])" office:value-type="float" office:value="8.34750105" calcext:value-type="float">
            <text:p>8.34750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-383" calcext:value-type="float">
            <text:p>-383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537428.964113" calcext:value-type="float">
            <text:p>159537428.964113</text:p>
          </table:table-cell>
          <table:table-cell office:value-type="float" office:value="446.865752" calcext:value-type="float">
            <text:p>446.865752</text:p>
          </table:table-cell>
          <table:table-cell table:number-columns-repeated="3"/>
          <table:table-cell table:formula="of:=[.$Q$3]*([.J254]+[.$Q$2])" office:value-type="float" office:value="33.900001" calcext:value-type="float">
            <text:p>33.900001</text:p>
          </table:table-cell>
          <table:table-cell table:formula="of:=[.$Q$5]*([.K254]+[.$Q$4])" office:value-type="float" office:value="12.28500105" calcext:value-type="float">
            <text:p>12.2850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-384" calcext:value-type="float">
            <text:p>-38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974692.297978" calcext:value-type="float">
            <text:p>162974692.297978</text:p>
          </table:table-cell>
          <table:table-cell office:value-type="float" office:value="456.810683" calcext:value-type="float">
            <text:p>456.810683</text:p>
          </table:table-cell>
          <table:table-cell table:number-columns-repeated="3"/>
          <table:table-cell table:formula="of:=[.$Q$3]*([.J255]+[.$Q$2])" office:value-type="float" office:value="32.100001" calcext:value-type="float">
            <text:p>32.100001</text:p>
          </table:table-cell>
          <table:table-cell table:formula="of:=[.$Q$5]*([.K255]+[.$Q$4])" office:value-type="float" office:value="17.01000105" calcext:value-type="float">
            <text:p>17.0100010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-387" calcext:value-type="float">
            <text:p>-387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840419.471798" calcext:value-type="float">
            <text:p>163840419.471798</text:p>
          </table:table-cell>
          <table:table-cell office:value-type="float" office:value="470.254187" calcext:value-type="float">
            <text:p>470.254187</text:p>
          </table:table-cell>
          <table:table-cell table:number-columns-repeated="3"/>
          <table:table-cell table:formula="of:=[.$Q$3]*([.J256]+[.$Q$2])" office:value-type="float" office:value="28.650001" calcext:value-type="float">
            <text:p>28.650001</text:p>
          </table:table-cell>
          <table:table-cell table:formula="of:=[.$Q$5]*([.K256]+[.$Q$4])" office:value-type="float" office:value="22.52250105" calcext:value-type="float">
            <text:p>22.522501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96" calcext:value-type="float">
            <text:p>-9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254" calcext:value-type="float">
            <text:p>254</text:p>
          </table:table-cell>
          <table:table-cell office:value-type="float" office:value="-387" calcext:value-type="float">
            <text:p>-38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365432.668038" calcext:value-type="float">
            <text:p>163365432.668038</text:p>
          </table:table-cell>
          <table:table-cell office:value-type="float" office:value="471.0138" calcext:value-type="float">
            <text:p>471.0138</text:p>
          </table:table-cell>
          <table:table-cell table:number-columns-repeated="3"/>
          <table:table-cell table:formula="of:=[.$Q$3]*([.J257]+[.$Q$2])" office:value-type="float" office:value="25.050001" calcext:value-type="float">
            <text:p>25.050001</text:p>
          </table:table-cell>
          <table:table-cell table:formula="of:=[.$Q$5]*([.K257]+[.$Q$4])" office:value-type="float" office:value="24.2550021" calcext:value-type="float">
            <text:p>24.255002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-383" calcext:value-type="float">
            <text:p>-38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9.9" calcext:value-type="float">
            <text:p>9.9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5832976.796167" calcext:value-type="float">
            <text:p>165832976.796167</text:p>
          </table:table-cell>
          <table:table-cell office:value-type="float" office:value="474.946313" calcext:value-type="float">
            <text:p>474.946313</text:p>
          </table:table-cell>
          <table:table-cell table:number-columns-repeated="3"/>
          <table:table-cell table:formula="of:=[.$Q$3]*([.J258]+[.$Q$2])" office:value-type="float" office:value="21.9" calcext:value-type="float">
            <text:p>21.9</text:p>
          </table:table-cell>
          <table:table-cell table:formula="of:=[.$Q$5]*([.K258]+[.$Q$4])" office:value-type="float" office:value="27.2475021" calcext:value-type="float">
            <text:p>27.247502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-377" calcext:value-type="float">
            <text:p>-37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4.35" calcext:value-type="float">
            <text:p>4.3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4499453.293677" calcext:value-type="float">
            <text:p>164499453.293677</text:p>
          </table:table-cell>
          <table:table-cell office:value-type="float" office:value="480.193711" calcext:value-type="float">
            <text:p>480.193711</text:p>
          </table:table-cell>
          <table:table-cell table:number-columns-repeated="3"/>
          <table:table-cell table:formula="of:=[.$Q$3]*([.J259]+[.$Q$2])" office:value-type="float" office:value="16.35" calcext:value-type="float">
            <text:p>16.35</text:p>
          </table:table-cell>
          <table:table-cell table:formula="of:=[.$Q$5]*([.K259]+[.$Q$4])" office:value-type="float" office:value="30.8700021" calcext:value-type="float">
            <text:p>30.870002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float" office:value="-381" calcext:value-type="float">
            <text:p>-38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.5" calcext:value-type="float">
            <text:p>1.5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1080077.277405" calcext:value-type="float">
            <text:p>161080077.277405</text:p>
          </table:table-cell>
          <table:table-cell office:value-type="float" office:value="489.397589" calcext:value-type="float">
            <text:p>489.397589</text:p>
          </table:table-cell>
          <table:table-cell table:number-columns-repeated="3"/>
          <table:table-cell table:formula="of:=[.$Q$3]*([.J260]+[.$Q$2])" office:value-type="float" office:value="13.5" calcext:value-type="float">
            <text:p>13.5</text:p>
          </table:table-cell>
          <table:table-cell table:formula="of:=[.$Q$5]*([.K260]+[.$Q$4])" office:value-type="float" office:value="32.6025021" calcext:value-type="float">
            <text:p>32.6025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office:value-type="float" office:value="-379" calcext:value-type="float">
            <text:p>-379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6" calcext:value-type="float">
            <text:p>-0.6</text:p>
          </table:table-cell>
          <table:table-cell office:value-type="float" office:value="47.100002" calcext:value-type="float">
            <text:p>47.1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4582951.581463" calcext:value-type="float">
            <text:p>164582951.581463</text:p>
          </table:table-cell>
          <table:table-cell office:value-type="float" office:value="492.192036" calcext:value-type="float">
            <text:p>492.192036</text:p>
          </table:table-cell>
          <table:table-cell table:number-columns-repeated="3"/>
          <table:table-cell table:formula="of:=[.$Q$3]*([.J261]+[.$Q$2])" office:value-type="float" office:value="11.4" calcext:value-type="float">
            <text:p>11.4</text:p>
          </table:table-cell>
          <table:table-cell table:formula="of:=[.$Q$5]*([.K261]+[.$Q$4])" office:value-type="float" office:value="33.7050021" calcext:value-type="float">
            <text:p>33.7050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1012" calcext:value-type="float">
            <text:p>1012</text:p>
          </table:table-cell>
          <table:table-cell office:value-type="float" office:value="-31" calcext:value-type="float">
            <text:p>-31</text:p>
          </table:table-cell>
          <table:table-cell office:value-type="float" office:value="324" calcext:value-type="float">
            <text:p>324</text:p>
          </table:table-cell>
          <table:table-cell office:value-type="float" office:value="-374" calcext:value-type="float">
            <text:p>-37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.65" calcext:value-type="float">
            <text:p>-4.6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5927439.152049" calcext:value-type="float">
            <text:p>165927439.152049</text:p>
          </table:table-cell>
          <table:table-cell office:value-type="float" office:value="495.795321" calcext:value-type="float">
            <text:p>495.795321</text:p>
          </table:table-cell>
          <table:table-cell table:number-columns-repeated="3"/>
          <table:table-cell table:formula="of:=[.$Q$3]*([.J262]+[.$Q$2])" office:value-type="float" office:value="7.35" calcext:value-type="float">
            <text:p>7.35</text:p>
          </table:table-cell>
          <table:table-cell table:formula="of:=[.$Q$5]*([.K262]+[.$Q$4])" office:value-type="float" office:value="35.2800021" calcext:value-type="float">
            <text:p>35.280002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-66" calcext:value-type="float">
            <text:p>-66</text:p>
          </table:table-cell>
          <table:table-cell office:value-type="float" office:value="330" calcext:value-type="float">
            <text:p>330</text:p>
          </table:table-cell>
          <table:table-cell office:value-type="float" office:value="-370" calcext:value-type="float">
            <text:p>-370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9.9" calcext:value-type="float">
            <text:p>-9.9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941252.329385" calcext:value-type="float">
            <text:p>164941252.329385</text:p>
          </table:table-cell>
          <table:table-cell office:value-type="float" office:value="500.155976" calcext:value-type="float">
            <text:p>500.155976</text:p>
          </table:table-cell>
          <table:table-cell table:number-columns-repeated="3"/>
          <table:table-cell table:formula="of:=[.$Q$3]*([.J263]+[.$Q$2])" office:value-type="float" office:value="2.1" calcext:value-type="float">
            <text:p>2.1</text:p>
          </table:table-cell>
          <table:table-cell table:formula="of:=[.$Q$5]*([.K263]+[.$Q$4])" office:value-type="float" office:value="36.2250021" calcext:value-type="float">
            <text:p>36.225002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-90" calcext:value-type="float">
            <text:p>-90</text:p>
          </table:table-cell>
          <table:table-cell office:value-type="float" office:value="331" calcext:value-type="float">
            <text:p>33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6298334.103469" calcext:value-type="float">
            <text:p>166298334.103469</text:p>
          </table:table-cell>
          <table:table-cell office:value-type="float" office:value="502.344503" calcext:value-type="float">
            <text:p>502.344503</text:p>
          </table:table-cell>
          <table:table-cell table:number-columns-repeated="3"/>
          <table:table-cell table:formula="of:=[.$Q$3]*([.J264]+[.$Q$2])" office:value-type="float" office:value="-1.500001" calcext:value-type="float">
            <text:p>-1.500001</text:p>
          </table:table-cell>
          <table:table-cell table:formula="of:=[.$Q$5]*([.K264]+[.$Q$4])" office:value-type="float" office:value="36.3825021" calcext:value-type="float">
            <text:p>36.382502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-127" calcext:value-type="float">
            <text:p>-127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4569907.769986" calcext:value-type="float">
            <text:p>164569907.769986</text:p>
          </table:table-cell>
          <table:table-cell office:value-type="float" office:value="508.120065" calcext:value-type="float">
            <text:p>508.120065</text:p>
          </table:table-cell>
          <table:table-cell table:number-columns-repeated="3"/>
          <table:table-cell table:formula="of:=[.$Q$3]*([.J265]+[.$Q$2])" office:value-type="float" office:value="-7.050001" calcext:value-type="float">
            <text:p>-7.050001</text:p>
          </table:table-cell>
          <table:table-cell table:formula="of:=[.$Q$5]*([.K265]+[.$Q$4])" office:value-type="float" office:value="36.3825021" calcext:value-type="float">
            <text:p>36.38250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166" calcext:value-type="float">
            <text:p>-166</text:p>
          </table:table-cell>
          <table:table-cell office:value-type="float" office:value="325" calcext:value-type="float">
            <text:p>325</text:p>
          </table:table-cell>
          <table:table-cell office:value-type="float" office:value="-359" calcext:value-type="float">
            <text:p>-35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125512.747813" calcext:value-type="float">
            <text:p>162125512.747813</text:p>
          </table:table-cell>
          <table:table-cell office:value-type="float" office:value="511.919916" calcext:value-type="float">
            <text:p>511.919916</text:p>
          </table:table-cell>
          <table:table-cell table:number-columns-repeated="3"/>
          <table:table-cell table:formula="of:=[.$Q$3]*([.J266]+[.$Q$2])" office:value-type="float" office:value="-12.900001" calcext:value-type="float">
            <text:p>-12.900001</text:p>
          </table:table-cell>
          <table:table-cell table:formula="of:=[.$Q$5]*([.K266]+[.$Q$4])" office:value-type="float" office:value="35.4375021" calcext:value-type="float">
            <text:p>35.437502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" calcext:value-type="float">
            <text:p>92</text:p>
          </table:table-cell>
          <table:table-cell office:value-type="float" office:value="984" calcext:value-type="float">
            <text:p>984</text:p>
          </table:table-cell>
          <table:table-cell office:value-type="float" office:value="-201" calcext:value-type="float">
            <text:p>-201</text:p>
          </table:table-cell>
          <table:table-cell office:value-type="float" office:value="308" calcext:value-type="float">
            <text:p>308</text:p>
          </table:table-cell>
          <table:table-cell office:value-type="float" office:value="-360" calcext:value-type="float">
            <text:p>-360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0.150001" calcext:value-type="float">
            <text:p>-30.150001</text:p>
          </table:table-cell>
          <table:table-cell office:value-type="float" office:value="46.200002" calcext:value-type="float">
            <text:p>46.200002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99667.511327" calcext:value-type="float">
            <text:p>161999667.511327</text:p>
          </table:table-cell>
          <table:table-cell office:value-type="float" office:value="514.650367" calcext:value-type="float">
            <text:p>514.650367</text:p>
          </table:table-cell>
          <table:table-cell table:number-columns-repeated="3"/>
          <table:table-cell table:formula="of:=[.$Q$3]*([.J267]+[.$Q$2])" office:value-type="float" office:value="-18.150001" calcext:value-type="float">
            <text:p>-18.150001</text:p>
          </table:table-cell>
          <table:table-cell table:formula="of:=[.$Q$5]*([.K267]+[.$Q$4])" office:value-type="float" office:value="32.7600021" calcext:value-type="float">
            <text:p>32.760002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221" calcext:value-type="float">
            <text:p>-221</text:p>
          </table:table-cell>
          <table:table-cell office:value-type="float" office:value="297" calcext:value-type="float">
            <text:p>297</text:p>
          </table:table-cell>
          <table:table-cell office:value-type="float" office:value="-358" calcext:value-type="float">
            <text:p>-35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44.550002" calcext:value-type="float">
            <text:p>44.550002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0868039.329431" calcext:value-type="float">
            <text:p>160868039.329431</text:p>
          </table:table-cell>
          <table:table-cell office:value-type="float" office:value="514.98932" calcext:value-type="float">
            <text:p>514.98932</text:p>
          </table:table-cell>
          <table:table-cell table:number-columns-repeated="3"/>
          <table:table-cell table:formula="of:=[.$Q$3]*([.J268]+[.$Q$2])" office:value-type="float" office:value="-21.150001" calcext:value-type="float">
            <text:p>-21.150001</text:p>
          </table:table-cell>
          <table:table-cell table:formula="of:=[.$Q$5]*([.K268]+[.$Q$4])" office:value-type="float" office:value="31.0275021" calcext:value-type="float">
            <text:p>31.02750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office:value-type="float" office:value="-245" calcext:value-type="float">
            <text:p>-245</text:p>
          </table:table-cell>
          <table:table-cell office:value-type="float" office:value="280" calcext:value-type="float">
            <text:p>280</text:p>
          </table:table-cell>
          <table:table-cell office:value-type="float" office:value="-353" calcext:value-type="float">
            <text:p>-353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6.750001" calcext:value-type="float">
            <text:p>-36.750001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387473.040188" calcext:value-type="float">
            <text:p>162387473.040188</text:p>
          </table:table-cell>
          <table:table-cell office:value-type="float" office:value="512.868404" calcext:value-type="float">
            <text:p>512.868404</text:p>
          </table:table-cell>
          <table:table-cell table:number-columns-repeated="3"/>
          <table:table-cell table:formula="of:=[.$Q$3]*([.J269]+[.$Q$2])" office:value-type="float" office:value="-24.750001" calcext:value-type="float">
            <text:p>-24.750001</text:p>
          </table:table-cell>
          <table:table-cell table:formula="of:=[.$Q$5]*([.K269]+[.$Q$4])" office:value-type="float" office:value="28.3500021" calcext:value-type="float">
            <text:p>28.3500021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0" calcext:value-type="float">
            <text:p>140</text:p>
          </table:table-cell>
          <table:table-cell office:value-type="float" office:value="1032" calcext:value-type="float">
            <text:p>1032</text:p>
          </table:table-cell>
          <table:table-cell office:value-type="float" office:value="-263" calcext:value-type="float">
            <text:p>-263</text:p>
          </table:table-cell>
          <table:table-cell office:value-type="float" office:value="263" calcext:value-type="float">
            <text:p>263</text:p>
          </table:table-cell>
          <table:table-cell office:value-type="float" office:value="-351" calcext:value-type="float">
            <text:p>-351</text:p>
          </table:table-cell>
          <table:table-cell office:value-type="float" office:value="-3145157.524977" calcext:value-type="float">
            <text:p>-3145157.524977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25357832.20763" calcext:value-type="float">
            <text:p>25357832.20763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71884370.476683" calcext:value-type="float">
            <text:p>171884370.476683</text:p>
          </table:table-cell>
          <table:table-cell office:value-type="float" office:value="511.408838" calcext:value-type="float">
            <text:p>511.408838</text:p>
          </table:table-cell>
          <table:table-cell table:number-columns-repeated="3"/>
          <table:table-cell table:formula="of:=[.$Q$3]*([.J270]+[.$Q$2])" office:value-type="float" office:value="-27.450002" calcext:value-type="float">
            <text:p>-27.450002</text:p>
          </table:table-cell>
          <table:table-cell table:formula="of:=[.$Q$5]*([.K270]+[.$Q$4])" office:value-type="float" office:value="25.6725021" calcext:value-type="float">
            <text:p>25.6725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80" calcext:value-type="float">
            <text:p>-280</text:p>
          </table:table-cell>
          <table:table-cell office:value-type="float" office:value="232" calcext:value-type="float">
            <text:p>23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4104881.605562" calcext:value-type="float">
            <text:p>164104881.605562</text:p>
          </table:table-cell>
          <table:table-cell office:value-type="float" office:value="505.395884" calcext:value-type="float">
            <text:p>505.395884</text:p>
          </table:table-cell>
          <table:table-cell table:number-columns-repeated="3"/>
          <table:table-cell table:formula="of:=[.$Q$3]*([.J271]+[.$Q$2])" office:value-type="float" office:value="-30.000002" calcext:value-type="float">
            <text:p>-30.000002</text:p>
          </table:table-cell>
          <table:table-cell table:formula="of:=[.$Q$5]*([.K271]+[.$Q$4])" office:value-type="float" office:value="20.79000105" calcext:value-type="float">
            <text:p>20.7900010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6" calcext:value-type="float">
            <text:p>116</text:p>
          </table:table-cell>
          <table:table-cell office:value-type="float" office:value="968" calcext:value-type="float">
            <text:p>968</text:p>
          </table:table-cell>
          <table:table-cell office:value-type="float" office:value="-285" calcext:value-type="float">
            <text:p>-285</text:p>
          </table:table-cell>
          <table:table-cell office:value-type="float" office:value="236" calcext:value-type="float">
            <text:p>236</text:p>
          </table:table-cell>
          <table:table-cell office:value-type="float" office:value="-352" calcext:value-type="float">
            <text:p>-35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2.750002" calcext:value-type="float">
            <text:p>-42.750002</text:p>
          </table:table-cell>
          <table:table-cell office:value-type="float" office:value="35.400001" calcext:value-type="float">
            <text:p>35.40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59811684.710389" calcext:value-type="float">
            <text:p>159811684.710389</text:p>
          </table:table-cell>
          <table:table-cell office:value-type="float" office:value="510.71029" calcext:value-type="float">
            <text:p>510.71029</text:p>
          </table:table-cell>
          <table:table-cell table:number-columns-repeated="3"/>
          <table:table-cell table:formula="of:=[.$Q$3]*([.J272]+[.$Q$2])" office:value-type="float" office:value="-30.750002" calcext:value-type="float">
            <text:p>-30.750002</text:p>
          </table:table-cell>
          <table:table-cell table:formula="of:=[.$Q$5]*([.K272]+[.$Q$4])" office:value-type="float" office:value="21.42000105" calcext:value-type="float">
            <text:p>21.420001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56" calcext:value-type="float">
            <text:p>956</text:p>
          </table:table-cell>
          <table:table-cell office:value-type="float" office:value="-249" calcext:value-type="float">
            <text:p>-249</text:p>
          </table:table-cell>
          <table:table-cell office:value-type="float" office:value="277" calcext:value-type="float">
            <text:p>277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6827273.647767" calcext:value-type="float">
            <text:p>156827273.647767</text:p>
          </table:table-cell>
          <table:table-cell office:value-type="float" office:value="513.165665" calcext:value-type="float">
            <text:p>513.165665</text:p>
          </table:table-cell>
          <table:table-cell table:number-columns-repeated="3"/>
          <table:table-cell table:formula="of:=[.$Q$3]*([.J273]+[.$Q$2])" office:value-type="float" office:value="-25.350001" calcext:value-type="float">
            <text:p>-25.350001</text:p>
          </table:table-cell>
          <table:table-cell table:formula="of:=[.$Q$5]*([.K273]+[.$Q$4])" office:value-type="float" office:value="27.8775021" calcext:value-type="float">
            <text:p>27.877502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08" calcext:value-type="float">
            <text:p>-208</text:p>
          </table:table-cell>
          <table:table-cell office:value-type="float" office:value="304" calcext:value-type="float">
            <text:p>304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3905925.282374" calcext:value-type="float">
            <text:p>163905925.282374</text:p>
          </table:table-cell>
          <table:table-cell office:value-type="float" office:value="510.877676" calcext:value-type="float">
            <text:p>510.877676</text:p>
          </table:table-cell>
          <table:table-cell table:number-columns-repeated="3"/>
          <table:table-cell table:formula="of:=[.$Q$3]*([.J274]+[.$Q$2])" office:value-type="float" office:value="-19.200001" calcext:value-type="float">
            <text:p>-19.200001</text:p>
          </table:table-cell>
          <table:table-cell table:formula="of:=[.$Q$5]*([.K274]+[.$Q$4])" office:value-type="float" office:value="32.1300021" calcext:value-type="float">
            <text:p>32.130002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53" calcext:value-type="float">
            <text:p>-153</text:p>
          </table:table-cell>
          <table:table-cell office:value-type="float" office:value="329" calcext:value-type="float">
            <text:p>329</text:p>
          </table:table-cell>
          <table:table-cell office:value-type="float" office:value="-356" calcext:value-type="float">
            <text:p>-35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1355700.003486" calcext:value-type="float">
            <text:p>161355700.003486</text:p>
          </table:table-cell>
          <table:table-cell office:value-type="float" office:value="508.31683" calcext:value-type="float">
            <text:p>508.31683</text:p>
          </table:table-cell>
          <table:table-cell table:number-columns-repeated="3"/>
          <table:table-cell table:formula="of:=[.$Q$3]*([.J275]+[.$Q$2])" office:value-type="float" office:value="-10.950001" calcext:value-type="float">
            <text:p>-10.950001</text:p>
          </table:table-cell>
          <table:table-cell table:formula="of:=[.$Q$5]*([.K275]+[.$Q$4])" office:value-type="float" office:value="36.0675021" calcext:value-type="float">
            <text:p>36.0675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056" calcext:value-type="float">
            <text:p>1056</text:p>
          </table:table-cell>
          <table:table-cell office:value-type="float" office:value="-89" calcext:value-type="float">
            <text:p>-89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4202979.929253" calcext:value-type="float">
            <text:p>174202979.929253</text:p>
          </table:table-cell>
          <table:table-cell office:value-type="float" office:value="499.978" calcext:value-type="float">
            <text:p>499.978</text:p>
          </table:table-cell>
          <table:table-cell table:number-columns-repeated="3"/>
          <table:table-cell table:formula="of:=[.$Q$3]*([.J276]+[.$Q$2])" office:value-type="float" office:value="-1.350001" calcext:value-type="float">
            <text:p>-1.350001</text:p>
          </table:table-cell>
          <table:table-cell table:formula="of:=[.$Q$5]*([.K276]+[.$Q$4])" office:value-type="float" office:value="36.3825021" calcext:value-type="float">
            <text:p>36.3825021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-382" calcext:value-type="float">
            <text:p>-382</text:p>
          </table:table-cell>
          <table:table-cell office:value-type="float" office:value="-4816022.591372" calcext:value-type="float">
            <text:p>-4816022.591372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7028697.874024" calcext:value-type="float">
            <text:p>27028697.874024</text:p>
          </table:table-cell>
          <table:table-cell office:value-type="float" office:value="4.2" calcext:value-type="float">
            <text:p>4.2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83034078.569175" calcext:value-type="float">
            <text:p>183034078.569175</text:p>
          </table:table-cell>
          <table:table-cell office:value-type="float" office:value="486.526464" calcext:value-type="float">
            <text:p>486.526464</text:p>
          </table:table-cell>
          <table:table-cell table:number-columns-repeated="3"/>
          <table:table-cell table:formula="of:=[.$Q$3]*([.J277]+[.$Q$2])" office:value-type="float" office:value="16.2" calcext:value-type="float">
            <text:p>16.2</text:p>
          </table:table-cell>
          <table:table-cell table:formula="of:=[.$Q$5]*([.K277]+[.$Q$4])" office:value-type="float" office:value="31.5000021" calcext:value-type="float">
            <text:p>31.5000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105" calcext:value-type="float">
            <text:p>105</text:p>
          </table:table-cell>
          <table:table-cell office:value-type="float" office:value="245" calcext:value-type="float">
            <text:p>245</text:p>
          </table:table-cell>
          <table:table-cell office:value-type="float" office:value="-383" calcext:value-type="float">
            <text:p>-383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767357.57516" calcext:value-type="float">
            <text:p>159767357.57516</text:p>
          </table:table-cell>
          <table:table-cell office:value-type="float" office:value="466.625117" calcext:value-type="float">
            <text:p>466.625117</text:p>
          </table:table-cell>
          <table:table-cell table:number-columns-repeated="3"/>
          <table:table-cell table:formula="of:=[.$Q$3]*([.J278]+[.$Q$2])" office:value-type="float" office:value="27.750001" calcext:value-type="float">
            <text:p>27.750001</text:p>
          </table:table-cell>
          <table:table-cell table:formula="of:=[.$Q$5]*([.K278]+[.$Q$4])" office:value-type="float" office:value="22.83750105" calcext:value-type="float">
            <text:p>22.83750105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68" calcext:value-type="float">
            <text:p>68</text:p>
          </table:table-cell>
          <table:table-cell office:value-type="float" office:value="1052" calcext:value-type="float">
            <text:p>105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-378" calcext:value-type="float">
            <text:p>-378</text:p>
          </table:table-cell>
          <table:table-cell office:value-type="float" office:value="-5405739.814805" calcext:value-type="float">
            <text:p>-5405739.814805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5849263.427157" calcext:value-type="float">
            <text:p>25849263.42715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76408386.874702" calcext:value-type="float">
            <text:p>176408386.874702</text:p>
          </table:table-cell>
          <table:table-cell office:value-type="float" office:value="439.560007" calcext:value-type="float">
            <text:p>439.560007</text:p>
          </table:table-cell>
          <table:table-cell table:number-columns-repeated="3"/>
          <table:table-cell table:formula="of:=[.$Q$3]*([.J279]+[.$Q$2])" office:value-type="float" office:value="34.800001" calcext:value-type="float">
            <text:p>34.800001</text:p>
          </table:table-cell>
          <table:table-cell table:formula="of:=[.$Q$5]*([.K279]+[.$Q$4])" office:value-type="float" office:value="10.23750105" calcext:value-type="float">
            <text:p>10.23750105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64" calcext:value-type="float">
            <text:p>-364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0" calcext:value-type="float">
            <text:p>0</text:p>
          </table:table-cell>
          <table:table-cell office:value-type="float" office:value="26242407.44278" calcext:value-type="float">
            <text:p>26242407.44278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6446101.77905" calcext:value-type="float">
            <text:p>176446101.77905</text:p>
          </table:table-cell>
          <table:table-cell office:value-type="float" office:value="406.625134" calcext:value-type="float">
            <text:p>406.625134</text:p>
          </table:table-cell>
          <table:table-cell table:number-columns-repeated="3"/>
          <table:table-cell table:formula="of:=[.$Q$3]*([.J280]+[.$Q$2])" office:value-type="float" office:value="37.200001" calcext:value-type="float">
            <text:p>37.200001</text:p>
          </table:table-cell>
          <table:table-cell table:formula="of:=[.$Q$5]*([.K280]+[.$Q$4])" office:value-type="float" office:value="-5.04" calcext:value-type="float">
            <text:p>-5.0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968" calcext:value-type="float">
            <text:p>96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-354" calcext:value-type="float">
            <text:p>-354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2.1" calcext:value-type="float">
            <text:p>2.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59191232.310187" calcext:value-type="float">
            <text:p>159191232.310187</text:p>
          </table:table-cell>
          <table:table-cell office:value-type="float" office:value="384.723277" calcext:value-type="float">
            <text:p>384.723277</text:p>
          </table:table-cell>
          <table:table-cell table:number-columns-repeated="3"/>
          <table:table-cell table:formula="of:=[.$Q$3]*([.J281]+[.$Q$2])" office:value-type="float" office:value="34.500001" calcext:value-type="float">
            <text:p>34.500001</text:p>
          </table:table-cell>
          <table:table-cell table:formula="of:=[.$Q$5]*([.K281]+[.$Q$4])" office:value-type="float" office:value="-13.545" calcext:value-type="float">
            <text:p>-13.54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18" calcext:value-type="float">
            <text:p>118</text:p>
          </table:table-cell>
          <table:table-cell office:value-type="float" office:value="-49" calcext:value-type="float">
            <text:p>-49</text:p>
          </table:table-cell>
          <table:table-cell office:value-type="float" office:value="-346" calcext:value-type="float">
            <text:p>-34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2928583.741825" calcext:value-type="float">
            <text:p>162928583.741825</text:p>
          </table:table-cell>
          <table:table-cell office:value-type="float" office:value="368.837363" calcext:value-type="float">
            <text:p>368.837363</text:p>
          </table:table-cell>
          <table:table-cell table:number-columns-repeated="3"/>
          <table:table-cell table:formula="of:=[.$Q$3]*([.J282]+[.$Q$2])" office:value-type="float" office:value="29.700001" calcext:value-type="float">
            <text:p>29.700001</text:p>
          </table:table-cell>
          <table:table-cell table:formula="of:=[.$Q$5]*([.K282]+[.$Q$4])" office:value-type="float" office:value="-23.4675" calcext:value-type="float">
            <text:p>-23.467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05" calcext:value-type="float">
            <text:p>105</text:p>
          </table:table-cell>
          <table:table-cell office:value-type="float" office:value="-62" calcext:value-type="float">
            <text:p>-62</text:p>
          </table:table-cell>
          <table:table-cell office:value-type="float" office:value="-348" calcext:value-type="float">
            <text:p>-34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9.3" calcext:value-type="float">
            <text:p>-9.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2556596.380211" calcext:value-type="float">
            <text:p>162556596.380211</text:p>
          </table:table-cell>
          <table:table-cell office:value-type="float" office:value="368.745169" calcext:value-type="float">
            <text:p>368.745169</text:p>
          </table:table-cell>
          <table:table-cell table:number-columns-repeated="3"/>
          <table:table-cell table:formula="of:=[.$Q$3]*([.J283]+[.$Q$2])" office:value-type="float" office:value="27.750001" calcext:value-type="float">
            <text:p>27.750001</text:p>
          </table:table-cell>
          <table:table-cell table:formula="of:=[.$Q$5]*([.K283]+[.$Q$4])" office:value-type="float" office:value="-25.515" calcext:value-type="float">
            <text:p>-25.515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346" calcext:value-type="float">
            <text:p>-346</text:p>
          </table:table-cell>
          <table:table-cell office:value-type="float" office:value="-2850298.913261" calcext:value-type="float">
            <text:p>-2850298.9132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1.7" calcext:value-type="float">
            <text:p>11.7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9029351.404637" calcext:value-type="float">
            <text:p>169029351.404637</text:p>
          </table:table-cell>
          <table:table-cell office:value-type="float" office:value="366.170725" calcext:value-type="float">
            <text:p>366.170725</text:p>
          </table:table-cell>
          <table:table-cell table:number-columns-repeated="3"/>
          <table:table-cell table:formula="of:=[.$Q$3]*([.J284]+[.$Q$2])" office:value-type="float" office:value="23.7" calcext:value-type="float">
            <text:p>23.7</text:p>
          </table:table-cell>
          <table:table-cell table:formula="of:=[.$Q$5]*([.K284]+[.$Q$4])" office:value-type="float" office:value="-30.08250105" calcext:value-type="float">
            <text:p>-30.0825010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64" calcext:value-type="float">
            <text:p>64</text:p>
          </table:table-cell>
          <table:table-cell office:value-type="float" office:value="-98" calcext:value-type="float">
            <text:p>-98</text:p>
          </table:table-cell>
          <table:table-cell office:value-type="float" office:value="-347" calcext:value-type="float">
            <text:p>-34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9.6" calcext:value-type="float">
            <text:p>9.6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61535206.533782" calcext:value-type="float">
            <text:p>161535206.533782</text:p>
          </table:table-cell>
          <table:table-cell office:value-type="float" office:value="366.208957" calcext:value-type="float">
            <text:p>366.208957</text:p>
          </table:table-cell>
          <table:table-cell table:number-columns-repeated="3"/>
          <table:table-cell table:formula="of:=[.$Q$3]*([.J285]+[.$Q$2])" office:value-type="float" office:value="21.6" calcext:value-type="float">
            <text:p>21.6</text:p>
          </table:table-cell>
          <table:table-cell table:formula="of:=[.$Q$5]*([.K285]+[.$Q$4])" office:value-type="float" office:value="-31.18500105" calcext:value-type="float">
            <text:p>-31.185001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  <table:table-cell office:value-type="float" office:value="-349" calcext:value-type="float">
            <text:p>-349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7.95" calcext:value-type="float">
            <text:p>7.95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59671930.286393" calcext:value-type="float">
            <text:p>159671930.286393</text:p>
          </table:table-cell>
          <table:table-cell office:value-type="float" office:value="367.166175" calcext:value-type="float">
            <text:p>367.166175</text:p>
          </table:table-cell>
          <table:table-cell table:number-columns-repeated="3"/>
          <table:table-cell table:formula="of:=[.$Q$3]*([.J286]+[.$Q$2])" office:value-type="float" office:value="19.95" calcext:value-type="float">
            <text:p>19.95</text:p>
          </table:table-cell>
          <table:table-cell table:formula="of:=[.$Q$5]*([.K286]+[.$Q$4])" office:value-type="float" office:value="-31.65750105" calcext:value-type="float">
            <text:p>-31.6575010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9" calcext:value-type="float">
            <text:p>6.9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1596335.328249" calcext:value-type="float">
            <text:p>161596335.328249</text:p>
          </table:table-cell>
          <table:table-cell office:value-type="float" office:value="369.161211" calcext:value-type="float">
            <text:p>369.161211</text:p>
          </table:table-cell>
          <table:table-cell table:number-columns-repeated="3"/>
          <table:table-cell table:formula="of:=[.$Q$3]*([.J287]+[.$Q$2])" office:value-type="float" office:value="18.9" calcext:value-type="float">
            <text:p>18.9</text:p>
          </table:table-cell>
          <table:table-cell table:formula="of:=[.$Q$5]*([.K287]+[.$Q$4])" office:value-type="float" office:value="-32.76000105" calcext:value-type="float">
            <text:p>-32.760001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-348" calcext:value-type="float">
            <text:p>-34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33004.306002" calcext:value-type="float">
            <text:p>160633004.306002</text:p>
          </table:table-cell>
          <table:table-cell office:value-type="float" office:value="367.266933" calcext:value-type="float">
            <text:p>367.266933</text:p>
          </table:table-cell>
          <table:table-cell table:number-columns-repeated="3"/>
          <table:table-cell table:formula="of:=[.$Q$3]*([.J288]+[.$Q$2])" office:value-type="float" office:value="18.15" calcext:value-type="float">
            <text:p>18.15</text:p>
          </table:table-cell>
          <table:table-cell table:formula="of:=[.$Q$5]*([.K288]+[.$Q$4])" office:value-type="float" office:value="-33.07500105" calcext:value-type="float">
            <text:p>-33.07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88" calcext:value-type="float">
            <text:p>988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-353" calcext:value-type="float">
            <text:p>-35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5.7" calcext:value-type="float">
            <text:p>5.7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268452.571037" calcext:value-type="float">
            <text:p>162268452.571037</text:p>
          </table:table-cell>
          <table:table-cell office:value-type="float" office:value="371.689386" calcext:value-type="float">
            <text:p>371.689386</text:p>
          </table:table-cell>
          <table:table-cell table:number-columns-repeated="3"/>
          <table:table-cell table:formula="of:=[.$Q$3]*([.J289]+[.$Q$2])" office:value-type="float" office:value="17.7" calcext:value-type="float">
            <text:p>17.7</text:p>
          </table:table-cell>
          <table:table-cell table:formula="of:=[.$Q$5]*([.K289]+[.$Q$4])" office:value-type="float" office:value="-33.07500105" calcext:value-type="float">
            <text:p>-33.0750010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-349" calcext:value-type="float">
            <text:p>-34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85428.14425" calcext:value-type="float">
            <text:p>160985428.14425</text:p>
          </table:table-cell>
          <table:table-cell office:value-type="float" office:value="367.91711" calcext:value-type="float">
            <text:p>367.91711</text:p>
          </table:table-cell>
          <table:table-cell table:number-columns-repeated="3"/>
          <table:table-cell table:formula="of:=[.$Q$3]*([.J290]+[.$Q$2])" office:value-type="float" office:value="18.15" calcext:value-type="float">
            <text:p>18.15</text:p>
          </table:table-cell>
          <table:table-cell table:formula="of:=[.$Q$5]*([.K290]+[.$Q$4])" office:value-type="float" office:value="-32.91750105" calcext:value-type="float">
            <text:p>-32.9175010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-351" calcext:value-type="float">
            <text:p>-351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5.85" calcext:value-type="float">
            <text:p>5.85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599157.426751" calcext:value-type="float">
            <text:p>163599157.426751</text:p>
          </table:table-cell>
          <table:table-cell office:value-type="float" office:value="369.304752" calcext:value-type="float">
            <text:p>369.304752</text:p>
          </table:table-cell>
          <table:table-cell table:number-columns-repeated="3"/>
          <table:table-cell table:formula="of:=[.$Q$3]*([.J291]+[.$Q$2])" office:value-type="float" office:value="17.85" calcext:value-type="float">
            <text:p>17.85</text:p>
          </table:table-cell>
          <table:table-cell table:formula="of:=[.$Q$5]*([.K291]+[.$Q$4])" office:value-type="float" office:value="-32.76000105" calcext:value-type="float">
            <text:p>-32.760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5.7" calcext:value-type="float">
            <text:p>5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2921995.747174" calcext:value-type="float">
            <text:p>162921995.747174</text:p>
          </table:table-cell>
          <table:table-cell office:value-type="float" office:value="368.249915" calcext:value-type="float">
            <text:p>368.249915</text:p>
          </table:table-cell>
          <table:table-cell table:number-columns-repeated="3"/>
          <table:table-cell table:formula="of:=[.$Q$3]*([.J292]+[.$Q$2])" office:value-type="float" office:value="17.7" calcext:value-type="float">
            <text:p>17.7</text:p>
          </table:table-cell>
          <table:table-cell table:formula="of:=[.$Q$5]*([.K292]+[.$Q$4])" office:value-type="float" office:value="-32.76000105" calcext:value-type="float">
            <text:p>-32.7600010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-349" calcext:value-type="float">
            <text:p>-34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" calcext:value-type="float">
            <text:p>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42751.21169" calcext:value-type="float">
            <text:p>160942751.21169</text:p>
          </table:table-cell>
          <table:table-cell office:value-type="float" office:value="366.929148" calcext:value-type="float">
            <text:p>366.929148</text:p>
          </table:table-cell>
          <table:table-cell table:number-columns-repeated="3"/>
          <table:table-cell table:formula="of:=[.$Q$3]*([.J293]+[.$Q$2])" office:value-type="float" office:value="18" calcext:value-type="float">
            <text:p>18</text:p>
          </table:table-cell>
          <table:table-cell table:formula="of:=[.$Q$5]*([.K293]+[.$Q$4])" office:value-type="float" office:value="-32.44500105" calcext:value-type="float">
            <text:p>-32.44500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6" calcext:value-type="float">
            <text:p>6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48607.349854" calcext:value-type="float">
            <text:p>162248607.349854</text:p>
          </table:table-cell>
          <table:table-cell office:value-type="float" office:value="366.641514" calcext:value-type="float">
            <text:p>366.641514</text:p>
          </table:table-cell>
          <table:table-cell table:number-columns-repeated="3"/>
          <table:table-cell table:formula="of:=[.$Q$3]*([.J294]+[.$Q$2])" office:value-type="float" office:value="18" calcext:value-type="float">
            <text:p>18</text:p>
          </table:table-cell>
          <table:table-cell table:formula="of:=[.$Q$5]*([.K294]+[.$Q$4])" office:value-type="float" office:value="-32.28750105" calcext:value-type="float">
            <text:p>-32.2875010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-348" calcext:value-type="float">
            <text:p>-348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6" calcext:value-type="float">
            <text:p>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3618838.840686" calcext:value-type="float">
            <text:p>163618838.840686</text:p>
          </table:table-cell>
          <table:table-cell office:value-type="float" office:value="366.269027" calcext:value-type="float">
            <text:p>366.269027</text:p>
          </table:table-cell>
          <table:table-cell table:number-columns-repeated="3"/>
          <table:table-cell table:formula="of:=[.$Q$3]*([.J295]+[.$Q$2])" office:value-type="float" office:value="18" calcext:value-type="float">
            <text:p>18</text:p>
          </table:table-cell>
          <table:table-cell table:formula="of:=[.$Q$5]*([.K295]+[.$Q$4])" office:value-type="float" office:value="-32.60250105" calcext:value-type="float">
            <text:p>-32.60250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7T08:23:33.354380781</dc:date>
    <meta:editing-duration>PT4M38S</meta:editing-duration>
    <meta:editing-cycles>1</meta:editing-cycles>
    <meta:document-statistic meta:table-count="1" meta:cell-count="4728" meta:object-count="1"/>
    <meta:generator>LibreOffice/6.2.8.2$MacOSX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07cm" svg:height="14.039cm" xlink:href=".." xlink:type="simple" chart:class="chart:scatter" chart:style-name="ch1">
        <chart:plot-area chart:style-name="ch2" table:cell-range-address="lsm303.R1:lsm303.S295" chart:data-source-has-labels="row" svg:x="0.31cm" svg:y="0.28cm" svg:width="14.887cm" svg:height="13.479cm">
          <chartooo:coordinate-region svg:x="0.574cm" svg:y="0.477cm" svg:width="14.417cm" svg:height="13.086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sm303.S2:lsm303.S295" chart:label-cell-address="lsm303.S1:lsm303.S1" chart:class="chart:scatter">
            <chart:domain table:cell-range-address="lsm303.R2:lsm303.R295"/>
            <chart:data-point chart:repeated="2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Y</text:p>
                <draw:g>
                  <svg:desc>lsm303.S1:lsm303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lsm303.R2:lsm303.R295</svg:desc>
                </draw:g>
              </table:table-cell>
              <table:table-cell office:value-type="float" office:value="-31.34250105">
                <text:p>-31.34250105</text:p>
                <draw:g>
                  <svg:desc>lsm303.S2:lsm303.S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31.34250105">
                <text:p>-31.3425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9.45250105">
                <text:p>-29.4525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8.98000105">
                <text:p>-28.98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26.145">
                <text:p>-26.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24.0975">
                <text:p>-24.0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21.2625">
                <text:p>-21.2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2.04750105">
                <text:p>2.04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6.30000105">
                <text:p>6.3000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9.60750105">
                <text:p>9.6075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12.60000105">
                <text:p>12.6000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0425021">
                <text:p>25.042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64750105">
                <text:p>14.6475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14.01750105">
                <text:p>14.01750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8.66250105">
                <text:p>8.6625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5675">
                <text:p>-4.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0.0025">
                <text:p>-20.0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-25.9875">
                <text:p>-25.9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-29.29500105">
                <text:p>-29.2950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-39.37500105">
                <text:p>-39.37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-34.65000105">
                <text:p>-34.6500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3.1525">
                <text:p>-23.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18.7425">
                <text:p>-18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13.0725">
                <text:p>-13.0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6.4575">
                <text:p>-6.4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4.8825">
                <text:p>-4.8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925">
                <text:p>-2.9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3.3075">
                <text:p>-3.3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9.6875">
                <text:p>-19.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-31.81500105">
                <text:p>-31.81500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-34.33500105">
                <text:p>-34.33500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-40.95000105">
                <text:p>-40.9500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-30.39750105">
                <text:p>-30.3975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76750105">
                <text:p>-29.7675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28.035">
                <text:p>-28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787498950000001">
                <text:p>-0.78749895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93750105">
                <text:p>3.937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31.3425021">
                <text:p>31.342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25.3575021">
                <text:p>25.3575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21.57750105">
                <text:p>21.577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18.27000105">
                <text:p>18.2700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15.59250105">
                <text:p>15.5925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7.24500105">
                <text:p>7.24500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0.94500105">
                <text:p>0.945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3249895">
                <text:p>-1.73249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985">
                <text:p>-5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20.79">
                <text:p>-2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-29.61000105">
                <text:p>-29.6100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-35.75250105">
                <text:p>-35.7525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-35.59500105">
                <text:p>-35.595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92500105">
                <text:p>-29.92500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-27.405">
                <text:p>-27.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4.4125">
                <text:p>-24.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21.105">
                <text:p>-21.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-19.3725">
                <text:p>-19.3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8.9775">
                <text:p>-8.9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4.2525">
                <text:p>-4.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1.25999895">
                <text:p>-1.25999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0.630001050000001">
                <text:p>0.63000105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3.78000105">
                <text:p>3.780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16.22250105">
                <text:p>16.22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22.36500105">
                <text:p>22.365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36.8550021">
                <text:p>36.8550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41.8950021">
                <text:p>41.8950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45.2025021">
                <text:p>45.2025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47.7225021">
                <text:p>47.7225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48.0375021">
                <text:p>48.037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47.5650021">
                <text:p>47.565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45.6750021">
                <text:p>45.6750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43.9425021">
                <text:p>43.9425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40.9500021">
                <text:p>40.95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42.0525021">
                <text:p>42.05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42.5250021">
                <text:p>42.5250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42.3675021">
                <text:p>42.3675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41.2650021">
                <text:p>41.265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28.9800021">
                <text:p>28.98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23.15250105">
                <text:p>23.15250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21.26250105">
                <text:p>21.26250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35.1225021">
                <text:p>35.1225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37.6425021">
                <text:p>37.6425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29.6100021">
                <text:p>29.6100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23.31000105">
                <text:p>23.310001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69500105">
                <text:p>16.6950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-18.585">
                <text:p>-18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-25.3575">
                <text:p>-25.3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-37.01250105">
                <text:p>-37.01250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-37.48500105">
                <text:p>-37.485001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-29.13750105">
                <text:p>-29.137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0.8675">
                <text:p>-10.86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2.36249895">
                <text:p>-2.362498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4.41000105">
                <text:p>4.41000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22.52250105">
                <text:p>22.52250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24.2550021">
                <text:p>24.255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27.2475021">
                <text:p>27.247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33.7050021">
                <text:p>33.7050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1.0275021">
                <text:p>31.027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28.3500021">
                <text:p>28.350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0.79000105">
                <text:p>20.790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21.42000105">
                <text:p>21.420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8775021">
                <text:p>27.877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36.0675021">
                <text:p>36.06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22.83750105">
                <text:p>22.83750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10.23750105">
                <text:p>10.23750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3.545">
                <text:p>-13.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-23.4675">
                <text:p>-23.4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25.515">
                <text:p>-25.5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31.65750105">
                <text:p>-31.65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32.91750105">
                <text:p>-32.91750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32.60250105">
                <text:p>-32.60250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